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Dataset_5f_A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set_A" table:style-name="ta1">
        <office:forms form:automatic-focus="false" form:apply-design-mode="false"/>
        <table:shapes>
          <draw:frame draw:z-index="0" draw:style-name="gr1" draw:text-style-name="P1" svg:width="43.197cm" svg:height="24.43cm" svg:x="1.762cm" svg:y="0.106cm">
            <draw:object draw:notify-on-update-of-ranges="Dataset_A.A1:Dataset_A.A672 Dataset_A.B1:Dataset_A.B6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16382"/>
        <table:table-row table:style-name="ro1">
          <table:table-cell office:value-type="float" office:value="71.4427529297942" calcext:value-type="float">
            <text:p>71,4427529297942</text:p>
          </table:table-cell>
          <table:table-cell office:value-type="float" office:value="26.246954105588" calcext:value-type="float">
            <text:p>26,2469541055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7.0172973324391" calcext:value-type="float">
            <text:p>77,0172973324391</text:p>
          </table:table-cell>
          <table:table-cell office:value-type="float" office:value="29.7431669557434" calcext:value-type="float">
            <text:p>29,743166955743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5.4187851014905" calcext:value-type="float">
            <text:p>15,4187851014905</text:p>
          </table:table-cell>
          <table:table-cell office:value-type="float" office:value="15.7603571985773" calcext:value-type="float">
            <text:p>15,76035719857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5.9995764367361" calcext:value-type="float">
            <text:p>65,9995764367361</text:p>
          </table:table-cell>
          <table:table-cell office:value-type="float" office:value="22.307917724368" calcext:value-type="float">
            <text:p>22,3079177243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6.7153823738329" calcext:value-type="float">
            <text:p>76,7153823738329</text:p>
          </table:table-cell>
          <table:table-cell office:value-type="float" office:value="21.8228511575617" calcext:value-type="float">
            <text:p>21,82285115756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6286991223539" calcext:value-type="float">
            <text:p>82,6286991223539</text:p>
          </table:table-cell>
          <table:table-cell office:value-type="float" office:value="26.2218393829958" calcext:value-type="float">
            <text:p>26,22183938299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8.2291129379773" calcext:value-type="float">
            <text:p>68,2291129379773</text:p>
          </table:table-cell>
          <table:table-cell office:value-type="float" office:value="20.544920251286" calcext:value-type="float">
            <text:p>20,54492025128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6.2644622763367" calcext:value-type="float">
            <text:p>86,2644622763367</text:p>
          </table:table-cell>
          <table:table-cell office:value-type="float" office:value="83.7850417541978" calcext:value-type="float">
            <text:p>83,785041754197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3.9921562867016" calcext:value-type="float">
            <text:p>43,9921562867016</text:p>
          </table:table-cell>
          <table:table-cell office:value-type="float" office:value="59.3283378673912" calcext:value-type="float">
            <text:p>59,32833786739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5.8710489178646" calcext:value-type="float">
            <text:p>15,8710489178646</text:p>
          </table:table-cell>
          <table:table-cell office:value-type="float" office:value="73.2659562316979" calcext:value-type="float">
            <text:p>73,265956231697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7337221106783" calcext:value-type="float">
            <text:p>84,7337221106783</text:p>
          </table:table-cell>
          <table:table-cell office:value-type="float" office:value="85.5484473356954" calcext:value-type="float">
            <text:p>85,54844733569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0280361483421" calcext:value-type="float">
            <text:p>22,0280361483421</text:p>
          </table:table-cell>
          <table:table-cell office:value-type="float" office:value="70.4967104951362" calcext:value-type="float">
            <text:p>70,49671049513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1.5317531747132" calcext:value-type="float">
            <text:p>91,5317531747132</text:p>
          </table:table-cell>
          <table:table-cell office:value-type="float" office:value="78.3323977102399" calcext:value-type="float">
            <text:p>78,33239771023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5801506016697" calcext:value-type="float">
            <text:p>84,5801506016697</text:p>
          </table:table-cell>
          <table:table-cell office:value-type="float" office:value="85.3824549001105" calcext:value-type="float">
            <text:p>85,38245490011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2326056350852" calcext:value-type="float">
            <text:p>85,2326056350852</text:p>
          </table:table-cell>
          <table:table-cell office:value-type="float" office:value="84.5321262739717" calcext:value-type="float">
            <text:p>84,53212627397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.891041038146" calcext:value-type="float">
            <text:p>6,891041038146</text:p>
          </table:table-cell>
          <table:table-cell office:value-type="float" office:value="7.12077223011963" calcext:value-type="float">
            <text:p>7,120772230119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9.6604926645457" calcext:value-type="float">
            <text:p>69,6604926645457</text:p>
          </table:table-cell>
          <table:table-cell office:value-type="float" office:value="25.37622613958" calcext:value-type="float">
            <text:p>25,376226139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6.5173249228324" calcext:value-type="float">
            <text:p>16,5173249228324</text:p>
          </table:table-cell>
          <table:table-cell office:value-type="float" office:value="77.5543966697535" calcext:value-type="float">
            <text:p>77,55439666975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8.5402279918492" calcext:value-type="float">
            <text:p>78,5402279918492</text:p>
          </table:table-cell>
          <table:table-cell office:value-type="float" office:value="29.8631947590191" calcext:value-type="float">
            <text:p>29,863194759019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254483337956" calcext:value-type="float">
            <text:p>85,254483337956</text:p>
          </table:table-cell>
          <table:table-cell office:value-type="float" office:value="84.2706411817155" calcext:value-type="float">
            <text:p>84,27064118171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.13515039267015" calcext:value-type="float">
            <text:p>6,13515039267015</text:p>
          </table:table-cell>
          <table:table-cell office:value-type="float" office:value="6.05450550309762" calcext:value-type="float">
            <text:p>6,054505503097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8.8135636697533" calcext:value-type="float">
            <text:p>58,8135636697533</text:p>
          </table:table-cell>
          <table:table-cell office:value-type="float" office:value="43.3510566855564" calcext:value-type="float">
            <text:p>43,35105668555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6770737766112" calcext:value-type="float">
            <text:p>81,6770737766112</text:p>
          </table:table-cell>
          <table:table-cell office:value-type="float" office:value="28.6469957269737" calcext:value-type="float">
            <text:p>28,646995726973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2.3393408363718" calcext:value-type="float">
            <text:p>92,3393408363718</text:p>
          </table:table-cell>
          <table:table-cell office:value-type="float" office:value="78.6431917611889" calcext:value-type="float">
            <text:p>78,643191761188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2.3345392324793" calcext:value-type="float">
            <text:p>12,3345392324793</text:p>
          </table:table-cell>
          <table:table-cell office:value-type="float" office:value="12.6026098317933" calcext:value-type="float">
            <text:p>12,60260983179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4.0788469899955" calcext:value-type="float">
            <text:p>24,0788469899955</text:p>
          </table:table-cell>
          <table:table-cell office:value-type="float" office:value="23.5073240861401" calcext:value-type="float">
            <text:p>23,507324086140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8.3561077249" calcext:value-type="float">
            <text:p>18,3561077249</text:p>
          </table:table-cell>
          <table:table-cell office:value-type="float" office:value="73.9736523482927" calcext:value-type="float">
            <text:p>73,97365234829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7.0604981139526" calcext:value-type="float">
            <text:p>27,0604981139526</text:p>
          </table:table-cell>
          <table:table-cell office:value-type="float" office:value="72.6211244342341" calcext:value-type="float">
            <text:p>72,62112443423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4.4665424989615" calcext:value-type="float">
            <text:p>54,4665424989615</text:p>
          </table:table-cell>
          <table:table-cell office:value-type="float" office:value="41.0187905773039" calcext:value-type="float">
            <text:p>41,01879057730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5.9807464319752" calcext:value-type="float">
            <text:p>45,9807464319752</text:p>
          </table:table-cell>
          <table:table-cell office:value-type="float" office:value="46.8333951577563" calcext:value-type="float">
            <text:p>46,83339515775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8.3805681089981" calcext:value-type="float">
            <text:p>28,3805681089981</text:p>
          </table:table-cell>
          <table:table-cell office:value-type="float" office:value="78.3787712466461" calcext:value-type="float">
            <text:p>78,378771246646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5010109668549" calcext:value-type="float">
            <text:p>82,5010109668549</text:p>
          </table:table-cell>
          <table:table-cell office:value-type="float" office:value="87.3956493862158" calcext:value-type="float">
            <text:p>87,39564938621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0.9463329587712" calcext:value-type="float">
            <text:p>20,9463329587712</text:p>
          </table:table-cell>
          <table:table-cell office:value-type="float" office:value="78.5073253256664" calcext:value-type="float">
            <text:p>78,50732532566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7481678003761" calcext:value-type="float">
            <text:p>85,7481678003761</text:p>
          </table:table-cell>
          <table:table-cell office:value-type="float" office:value="84.4326233472047" calcext:value-type="float">
            <text:p>84,43262334720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0.9853259319639" calcext:value-type="float">
            <text:p>10,9853259319639</text:p>
          </table:table-cell>
          <table:table-cell office:value-type="float" office:value="10.5752690275125" calcext:value-type="float">
            <text:p>10,575269027512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1.3771529366786" calcext:value-type="float">
            <text:p>21,3771529366786</text:p>
          </table:table-cell>
          <table:table-cell office:value-type="float" office:value="78.5574203273258" calcext:value-type="float">
            <text:p>78,55742032732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8.3944999488561" calcext:value-type="float">
            <text:p>18,3944999488561</text:p>
          </table:table-cell>
          <table:table-cell office:value-type="float" office:value="82.8879998211018" calcext:value-type="float">
            <text:p>82,887999821101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5381253635659" calcext:value-type="float">
            <text:p>83,5381253635659</text:p>
          </table:table-cell>
          <table:table-cell office:value-type="float" office:value="25.0276725662151" calcext:value-type="float">
            <text:p>25,027672566215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9531605529034" calcext:value-type="float">
            <text:p>83,9531605529034</text:p>
          </table:table-cell>
          <table:table-cell office:value-type="float" office:value="86.7869157292669" calcext:value-type="float">
            <text:p>86,78691572926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8.6464486133766" calcext:value-type="float">
            <text:p>88,6464486133766</text:p>
          </table:table-cell>
          <table:table-cell office:value-type="float" office:value="81.4181089765355" calcext:value-type="float">
            <text:p>81,41810897653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4.9058497532612" calcext:value-type="float">
            <text:p>74,9058497532612</text:p>
          </table:table-cell>
          <table:table-cell office:value-type="float" office:value="22.7178421880861" calcext:value-type="float">
            <text:p>22,717842188086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2.8794948368528" calcext:value-type="float">
            <text:p>52,8794948368528</text:p>
          </table:table-cell>
          <table:table-cell office:value-type="float" office:value="43.1794435011465" calcext:value-type="float">
            <text:p>43,17944350114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6.559260801783" calcext:value-type="float">
            <text:p>16,559260801783</text:p>
          </table:table-cell>
          <table:table-cell office:value-type="float" office:value="16.270448126822" calcext:value-type="float">
            <text:p>16,2704481268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5.500567453615" calcext:value-type="float">
            <text:p>65,500567453615</text:p>
          </table:table-cell>
          <table:table-cell office:value-type="float" office:value="23.9345858192655" calcext:value-type="float">
            <text:p>23,93458581926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4.139442354623" calcext:value-type="float">
            <text:p>24,139442354623</text:p>
          </table:table-cell>
          <table:table-cell office:value-type="float" office:value="23.6390512498882" calcext:value-type="float">
            <text:p>23,63905124988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1.6699817276285" calcext:value-type="float">
            <text:p>71,6699817276285</text:p>
          </table:table-cell>
          <table:table-cell office:value-type="float" office:value="30.4327021632806" calcext:value-type="float">
            <text:p>30,43270216328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6.740178251995" calcext:value-type="float">
            <text:p>86,740178251995</text:p>
          </table:table-cell>
          <table:table-cell office:value-type="float" office:value="82.8772860751721" calcext:value-type="float">
            <text:p>82,87728607517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6.1640559255235" calcext:value-type="float">
            <text:p>86,1640559255235</text:p>
          </table:table-cell>
          <table:table-cell office:value-type="float" office:value="83.6752316398206" calcext:value-type="float">
            <text:p>83,67523163982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0909246430187" calcext:value-type="float">
            <text:p>85,0909246430187</text:p>
          </table:table-cell>
          <table:table-cell office:value-type="float" office:value="84.5553246901677" calcext:value-type="float">
            <text:p>84,55532469016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3868341075409" calcext:value-type="float">
            <text:p>82,3868341075409</text:p>
          </table:table-cell>
          <table:table-cell office:value-type="float" office:value="87.1288267105367" calcext:value-type="float">
            <text:p>87,12882671053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1.3979605707845" calcext:value-type="float">
            <text:p>21,3979605707845</text:p>
          </table:table-cell>
          <table:table-cell office:value-type="float" office:value="20.4311352754951" calcext:value-type="float">
            <text:p>20,431135275495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4.6161866366417" calcext:value-type="float">
            <text:p>14,6161866366417</text:p>
          </table:table-cell>
          <table:table-cell office:value-type="float" office:value="15.3648547027468" calcext:value-type="float">
            <text:p>15,36485470274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0.8933389727474" calcext:value-type="float">
            <text:p>90,8933389727474</text:p>
          </table:table-cell>
          <table:table-cell office:value-type="float" office:value="79.299565870741" calcext:value-type="float">
            <text:p>79,2995658707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8.1292482473385" calcext:value-type="float">
            <text:p>18,1292482473385</text:p>
          </table:table-cell>
          <table:table-cell office:value-type="float" office:value="77.3993910087975" calcext:value-type="float">
            <text:p>77,399391008797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4.4245893509005" calcext:value-type="float">
            <text:p>14,4245893509005</text:p>
          </table:table-cell>
          <table:table-cell office:value-type="float" office:value="14.6419966149077" calcext:value-type="float">
            <text:p>14,64199661490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6.1150139642197" calcext:value-type="float">
            <text:p>76,1150139642197</text:p>
          </table:table-cell>
          <table:table-cell office:value-type="float" office:value="26.4064973263129" calcext:value-type="float">
            <text:p>26,406497326312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7964639293395" calcext:value-type="float">
            <text:p>84,7964639293395</text:p>
          </table:table-cell>
          <table:table-cell office:value-type="float" office:value="24.7012537769925" calcext:value-type="float">
            <text:p>24,701253776992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5.1140676380385" calcext:value-type="float">
            <text:p>75,1140676380385</text:p>
          </table:table-cell>
          <table:table-cell office:value-type="float" office:value="32.4066903910776" calcext:value-type="float">
            <text:p>32,40669039107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8.9576689546313" calcext:value-type="float">
            <text:p>78,9576689546313</text:p>
          </table:table-cell>
          <table:table-cell office:value-type="float" office:value="24.4112399740903" calcext:value-type="float">
            <text:p>24,41123997409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2.9608947973081" calcext:value-type="float">
            <text:p>12,9608947973081</text:p>
          </table:table-cell>
          <table:table-cell office:value-type="float" office:value="12.5329554526449" calcext:value-type="float">
            <text:p>12,53295545264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2.3024271207925" calcext:value-type="float">
            <text:p>12,3024271207925</text:p>
          </table:table-cell>
          <table:table-cell office:value-type="float" office:value="12.3524927210723" calcext:value-type="float">
            <text:p>12,352492721072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4.3955255187994" calcext:value-type="float">
            <text:p>34,3955255187994</text:p>
          </table:table-cell>
          <table:table-cell office:value-type="float" office:value="70.241882138912" calcext:value-type="float">
            <text:p>70,2418821389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3.7544601569692" calcext:value-type="float">
            <text:p>23,7544601569692</text:p>
          </table:table-cell>
          <table:table-cell office:value-type="float" office:value="84.5334137693211" calcext:value-type="float">
            <text:p>84,533413769321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7.2318303388356" calcext:value-type="float">
            <text:p>47,2318303388356</text:p>
          </table:table-cell>
          <table:table-cell office:value-type="float" office:value="58.6931655072125" calcext:value-type="float">
            <text:p>58,693165507212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4.4485416532027" calcext:value-type="float">
            <text:p>34,4485416532027</text:p>
          </table:table-cell>
          <table:table-cell office:value-type="float" office:value="73.0527897164099" calcext:value-type="float">
            <text:p>73,05278971640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0.2439247099577" calcext:value-type="float">
            <text:p>20,2439247099577</text:p>
          </table:table-cell>
          <table:table-cell office:value-type="float" office:value="66.1726928439578" calcext:value-type="float">
            <text:p>66,172692843957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5.0612808699625" calcext:value-type="float">
            <text:p>25,0612808699625</text:p>
          </table:table-cell>
          <table:table-cell office:value-type="float" office:value="70.3082281577473" calcext:value-type="float">
            <text:p>70,30822815774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2507365758119" calcext:value-type="float">
            <text:p>81,2507365758119</text:p>
          </table:table-cell>
          <table:table-cell office:value-type="float" office:value="27.1701786793045" calcext:value-type="float">
            <text:p>27,170178679304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6350773871172" calcext:value-type="float">
            <text:p>83,6350773871172</text:p>
          </table:table-cell>
          <table:table-cell office:value-type="float" office:value="17.3602241940488" calcext:value-type="float">
            <text:p>17,36022419404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0.3518973702901" calcext:value-type="float">
            <text:p>90,3518973702901</text:p>
          </table:table-cell>
          <table:table-cell office:value-type="float" office:value="79.9771975767331" calcext:value-type="float">
            <text:p>79,977197576733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0.5518841559641" calcext:value-type="float">
            <text:p>80,5518841559641</text:p>
          </table:table-cell>
          <table:table-cell office:value-type="float" office:value="89.5581759619537" calcext:value-type="float">
            <text:p>89,558175961953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8726869059508" calcext:value-type="float">
            <text:p>22,8726869059508</text:p>
          </table:table-cell>
          <table:table-cell office:value-type="float" office:value="78.5200683856913" calcext:value-type="float">
            <text:p>78,520068385691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.75704313845391" calcext:value-type="float">
            <text:p>9,75704313845391</text:p>
          </table:table-cell>
          <table:table-cell office:value-type="float" office:value="9.49699798791724" calcext:value-type="float">
            <text:p>9,4969979879172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3696620766541" calcext:value-type="float">
            <text:p>22,3696620766541</text:p>
          </table:table-cell>
          <table:table-cell office:value-type="float" office:value="82.0864701378109" calcext:value-type="float">
            <text:p>82,08647013781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8.4339040354986" calcext:value-type="float">
            <text:p>28,4339040354986</text:p>
          </table:table-cell>
          <table:table-cell office:value-type="float" office:value="78.5784448616651" calcext:value-type="float">
            <text:p>78,578444861665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8.3737945204987" calcext:value-type="float">
            <text:p>58,3737945204987</text:p>
          </table:table-cell>
          <table:table-cell office:value-type="float" office:value="59.4947213543553" calcext:value-type="float">
            <text:p>59,494721354355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2.3372064613285" calcext:value-type="float">
            <text:p>42,3372064613285</text:p>
          </table:table-cell>
          <table:table-cell office:value-type="float" office:value="46.5200044574879" calcext:value-type="float">
            <text:p>46,520004457487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893563636008" calcext:value-type="float">
            <text:p>81,893563636008</text:p>
          </table:table-cell>
          <table:table-cell office:value-type="float" office:value="87.9441804316128" calcext:value-type="float">
            <text:p>87,944180431612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6.7236448888611" calcext:value-type="float">
            <text:p>86,7236448888611</text:p>
          </table:table-cell>
          <table:table-cell office:value-type="float" office:value="83.0380158424832" calcext:value-type="float">
            <text:p>83,038015842483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9.8013804473271" calcext:value-type="float">
            <text:p>19,8013804473271</text:p>
          </table:table-cell>
          <table:table-cell office:value-type="float" office:value="19.6763914953703" calcext:value-type="float">
            <text:p>19,67639149537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2.0165526810561" calcext:value-type="float">
            <text:p>72,0165526810561</text:p>
          </table:table-cell>
          <table:table-cell office:value-type="float" office:value="28.2298879872382" calcext:value-type="float">
            <text:p>28,22988798723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1371788402706" calcext:value-type="float">
            <text:p>81,1371788402706</text:p>
          </table:table-cell>
          <table:table-cell office:value-type="float" office:value="25.002714179022" calcext:value-type="float">
            <text:p>25,0027141790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4.1965493363247" calcext:value-type="float">
            <text:p>54,1965493363247</text:p>
          </table:table-cell>
          <table:table-cell office:value-type="float" office:value="47.9909317827101" calcext:value-type="float">
            <text:p>47,990931782710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6.9043975387553" calcext:value-type="float">
            <text:p>86,9043975387553</text:p>
          </table:table-cell>
          <table:table-cell office:value-type="float" office:value="83.7123788909132" calcext:value-type="float">
            <text:p>83,712378890913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3.4269836312283" calcext:value-type="float">
            <text:p>73,4269836312283</text:p>
          </table:table-cell>
          <table:table-cell office:value-type="float" office:value="17.0646751236175" calcext:value-type="float">
            <text:p>17,064675123617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4.9308561790921" calcext:value-type="float">
            <text:p>34,9308561790921</text:p>
          </table:table-cell>
          <table:table-cell office:value-type="float" office:value="79.8114102870131" calcext:value-type="float">
            <text:p>79,811410287013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8.385360717951" calcext:value-type="float">
            <text:p>28,385360717951</text:p>
          </table:table-cell>
          <table:table-cell office:value-type="float" office:value="69.7212305575259" calcext:value-type="float">
            <text:p>69,721230557525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8.8101887925303" calcext:value-type="float">
            <text:p>88,8101887925303</text:p>
          </table:table-cell>
          <table:table-cell office:value-type="float" office:value="81.2062448466739" calcext:value-type="float">
            <text:p>81,20624484667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9.2170029273144" calcext:value-type="float">
            <text:p>89,2170029273144</text:p>
          </table:table-cell>
          <table:table-cell office:value-type="float" office:value="80.8773151497398" calcext:value-type="float">
            <text:p>80,877315149739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8.5748785963897" calcext:value-type="float">
            <text:p>58,5748785963897</text:p>
          </table:table-cell>
          <table:table-cell office:value-type="float" office:value="53.3546511870377" calcext:value-type="float">
            <text:p>53,35465118703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4.758100293734" calcext:value-type="float">
            <text:p>34,758100293734</text:p>
          </table:table-cell>
          <table:table-cell office:value-type="float" office:value="77.8352367729421" calcext:value-type="float">
            <text:p>77,83523677294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1478014981361" calcext:value-type="float">
            <text:p>22,1478014981361</text:p>
          </table:table-cell>
          <table:table-cell office:value-type="float" office:value="83.3775097082371" calcext:value-type="float">
            <text:p>83,37750970823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6.0442041901201" calcext:value-type="float">
            <text:p>86,0442041901201</text:p>
          </table:table-cell>
          <table:table-cell office:value-type="float" office:value="84.6736389089656" calcext:value-type="float">
            <text:p>84,67363890896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0.9438411588922" calcext:value-type="float">
            <text:p>40,9438411588922</text:p>
          </table:table-cell>
          <table:table-cell office:value-type="float" office:value="46.5613848114363" calcext:value-type="float">
            <text:p>46,56138481143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3.8027506676722" calcext:value-type="float">
            <text:p>73,8027506676722</text:p>
          </table:table-cell>
          <table:table-cell office:value-type="float" office:value="32.8270475048341" calcext:value-type="float">
            <text:p>32,82704750483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8.0436276775267" calcext:value-type="float">
            <text:p>18,0436276775267</text:p>
          </table:table-cell>
          <table:table-cell office:value-type="float" office:value="79.0494186711232" calcext:value-type="float">
            <text:p>79,049418671123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1128413032306" calcext:value-type="float">
            <text:p>81,1128413032306</text:p>
          </table:table-cell>
          <table:table-cell office:value-type="float" office:value="88.4292589877709" calcext:value-type="float">
            <text:p>88,42925898777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3.9817629324387" calcext:value-type="float">
            <text:p>13,9817629324387</text:p>
          </table:table-cell>
          <table:table-cell office:value-type="float" office:value="14.1859515423285" calcext:value-type="float">
            <text:p>14,18595154232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1.4495138573428" calcext:value-type="float">
            <text:p>11,4495138573428</text:p>
          </table:table-cell>
          <table:table-cell office:value-type="float" office:value="12.38250054238" calcext:value-type="float">
            <text:p>12,382500542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0.5786081223983" calcext:value-type="float">
            <text:p>70,5786081223983</text:p>
          </table:table-cell>
          <table:table-cell office:value-type="float" office:value="24.941711608244" calcext:value-type="float">
            <text:p>24,9417116082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6.7262523937992" calcext:value-type="float">
            <text:p>66,7262523937992</text:p>
          </table:table-cell>
          <table:table-cell office:value-type="float" office:value="23.7302955456416" calcext:value-type="float">
            <text:p>23,730295545641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5843038109525" calcext:value-type="float">
            <text:p>22,5843038109525</text:p>
          </table:table-cell>
          <table:table-cell office:value-type="float" office:value="21.6648119972816" calcext:value-type="float">
            <text:p>21,664811997281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5.0598754387926" calcext:value-type="float">
            <text:p>45,0598754387926</text:p>
          </table:table-cell>
          <table:table-cell office:value-type="float" office:value="59.5307669676542" calcext:value-type="float">
            <text:p>59,53076696765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0.4364560677398" calcext:value-type="float">
            <text:p>40,4364560677398</text:p>
          </table:table-cell>
          <table:table-cell office:value-type="float" office:value="58.1248321068519" calcext:value-type="float">
            <text:p>58,12483210685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0771812209366" calcext:value-type="float">
            <text:p>81,0771812209366</text:p>
          </table:table-cell>
          <table:table-cell office:value-type="float" office:value="22.8107221029292" calcext:value-type="float">
            <text:p>22,81072210292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0.5522847570032" calcext:value-type="float">
            <text:p>90,5522847570032</text:p>
          </table:table-cell>
          <table:table-cell office:value-type="float" office:value="79.7165878688779" calcext:value-type="float">
            <text:p>79,716587868877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6.6930951223402" calcext:value-type="float">
            <text:p>26,6930951223402</text:p>
          </table:table-cell>
          <table:table-cell office:value-type="float" office:value="25.9232073994465" calcext:value-type="float">
            <text:p>25,92320739944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5.8155792741739" calcext:value-type="float">
            <text:p>75,8155792741739</text:p>
          </table:table-cell>
          <table:table-cell office:value-type="float" office:value="22.01211928676" calcext:value-type="float">
            <text:p>22,012119286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2.7014265546498" calcext:value-type="float">
            <text:p>32,7014265546498</text:p>
          </table:table-cell>
          <table:table-cell office:value-type="float" office:value="79.259066041883" calcext:value-type="float">
            <text:p>79,2590660418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4.1973380682339" calcext:value-type="float">
            <text:p>34,1973380682339</text:p>
          </table:table-cell>
          <table:table-cell office:value-type="float" office:value="79.2957692189079" calcext:value-type="float">
            <text:p>79,295769218907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7968531172154" calcext:value-type="float">
            <text:p>22,7968531172154</text:p>
          </table:table-cell>
          <table:table-cell office:value-type="float" office:value="67.8647417132219" calcext:value-type="float">
            <text:p>67,86474171322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9.5974706699927" calcext:value-type="float">
            <text:p>79,5974706699927</text:p>
          </table:table-cell>
          <table:table-cell office:value-type="float" office:value="25.543967941706" calcext:value-type="float">
            <text:p>25,5439679417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.45255076452298" calcext:value-type="float">
            <text:p>9,45255076452298</text:p>
          </table:table-cell>
          <table:table-cell office:value-type="float" office:value="9.80834665262219" calcext:value-type="float">
            <text:p>9,808346652622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1.333945416889" calcext:value-type="float">
            <text:p>11,333945416889</text:p>
          </table:table-cell>
          <table:table-cell office:value-type="float" office:value="10.2123323957138" calcext:value-type="float">
            <text:p>10,21233239571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4.3220818023449" calcext:value-type="float">
            <text:p>24,3220818023449</text:p>
          </table:table-cell>
          <table:table-cell office:value-type="float" office:value="24.1518075709429" calcext:value-type="float">
            <text:p>24,151807570942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0.6215819513826" calcext:value-type="float">
            <text:p>70,6215819513826</text:p>
          </table:table-cell>
          <table:table-cell office:value-type="float" office:value="20.6379152623123" calcext:value-type="float">
            <text:p>20,637915262312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5.0111529499548" calcext:value-type="float">
            <text:p>25,0111529499548</text:p>
          </table:table-cell>
          <table:table-cell office:value-type="float" office:value="79.1468893753246" calcext:value-type="float">
            <text:p>79,146889375324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5.0589749852373" calcext:value-type="float">
            <text:p>15,0589749852373</text:p>
          </table:table-cell>
          <table:table-cell office:value-type="float" office:value="14.8719469598598" calcext:value-type="float">
            <text:p>14,871946959859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6.7848661249956" calcext:value-type="float">
            <text:p>76,7848661249956</text:p>
          </table:table-cell>
          <table:table-cell office:value-type="float" office:value="92.2179063210787" calcext:value-type="float">
            <text:p>92,217906321078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9.0930983718922" calcext:value-type="float">
            <text:p>19,0930983718922</text:p>
          </table:table-cell>
          <table:table-cell office:value-type="float" office:value="81.521065283755" calcext:value-type="float">
            <text:p>81,5210652837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1.4256142338108" calcext:value-type="float">
            <text:p>51,4256142338108</text:p>
          </table:table-cell>
          <table:table-cell office:value-type="float" office:value="56.653973720096" calcext:value-type="float">
            <text:p>56,6539737200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3.4801180392712" calcext:value-type="float">
            <text:p>23,4801180392712</text:p>
          </table:table-cell>
          <table:table-cell office:value-type="float" office:value="70.14748931075" calcext:value-type="float">
            <text:p>70,1474893107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5.3158990791995" calcext:value-type="float">
            <text:p>15,3158990791995</text:p>
          </table:table-cell>
          <table:table-cell office:value-type="float" office:value="15.702082891816" calcext:value-type="float">
            <text:p>15,70208289181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0.9819699438736" calcext:value-type="float">
            <text:p>20,9819699438736</text:p>
          </table:table-cell>
          <table:table-cell office:value-type="float" office:value="84.9620777215248" calcext:value-type="float">
            <text:p>84,96207772152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1.9300511603798" calcext:value-type="float">
            <text:p>11,9300511603798</text:p>
          </table:table-cell>
          <table:table-cell office:value-type="float" office:value="11.8312224922006" calcext:value-type="float">
            <text:p>11,83122249220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0.2166197480552" calcext:value-type="float">
            <text:p>80,2166197480552</text:p>
          </table:table-cell>
          <table:table-cell office:value-type="float" office:value="88.8422972300217" calcext:value-type="float">
            <text:p>88,84229723002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7.693255080106" calcext:value-type="float">
            <text:p>57,693255080106</text:p>
          </table:table-cell>
          <table:table-cell office:value-type="float" office:value="43.9320100741591" calcext:value-type="float">
            <text:p>43,932010074159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.42410975194174" calcext:value-type="float">
            <text:p>8,42410975194174</text:p>
          </table:table-cell>
          <table:table-cell office:value-type="float" office:value="8.97838062171819" calcext:value-type="float">
            <text:p>8,978380621718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2.5706593362108" calcext:value-type="float">
            <text:p>72,5706593362108</text:p>
          </table:table-cell>
          <table:table-cell office:value-type="float" office:value="18.465043188649" calcext:value-type="float">
            <text:p>18,4650431886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0.8305141838354" calcext:value-type="float">
            <text:p>80,8305141838354</text:p>
          </table:table-cell>
          <table:table-cell office:value-type="float" office:value="89.1833082593234" calcext:value-type="float">
            <text:p>89,183308259323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8.9908646402363" calcext:value-type="float">
            <text:p>88,9908646402363</text:p>
          </table:table-cell>
          <table:table-cell office:value-type="float" office:value="81.0582920370681" calcext:value-type="float">
            <text:p>81,058292037068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0.5511985479621" calcext:value-type="float">
            <text:p>50,5511985479621</text:p>
          </table:table-cell>
          <table:table-cell office:value-type="float" office:value="43.0267975628832" calcext:value-type="float">
            <text:p>43,026797562883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8.9131464883083" calcext:value-type="float">
            <text:p>28,9131464883083</text:p>
          </table:table-cell>
          <table:table-cell office:value-type="float" office:value="75.2042936576306" calcext:value-type="float">
            <text:p>75,20429365763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0.665312637814" calcext:value-type="float">
            <text:p>10,665312637814</text:p>
          </table:table-cell>
          <table:table-cell office:value-type="float" office:value="10.8049073646964" calcext:value-type="float">
            <text:p>10,80490736469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9.4906654081364" calcext:value-type="float">
            <text:p>79,4906654081364</text:p>
          </table:table-cell>
          <table:table-cell office:value-type="float" office:value="89.6911310961768" calcext:value-type="float">
            <text:p>89,69113109617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9003249170637" calcext:value-type="float">
            <text:p>81,9003249170637</text:p>
          </table:table-cell>
          <table:table-cell office:value-type="float" office:value="87.9420045287692" calcext:value-type="float">
            <text:p>87,94200452876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6.7934541532299" calcext:value-type="float">
            <text:p>86,7934541532299</text:p>
          </table:table-cell>
          <table:table-cell office:value-type="float" office:value="83.8323450569511" calcext:value-type="float">
            <text:p>83,832345056951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8.5920182616598" calcext:value-type="float">
            <text:p>88,5920182616598</text:p>
          </table:table-cell>
          <table:table-cell office:value-type="float" office:value="82.0986402762127" calcext:value-type="float">
            <text:p>82,09864027621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1.2980847411143" calcext:value-type="float">
            <text:p>71,2980847411143</text:p>
          </table:table-cell>
          <table:table-cell office:value-type="float" office:value="18.5416431381988" calcext:value-type="float">
            <text:p>18,54164313819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635074835828" calcext:value-type="float">
            <text:p>85,635074835828</text:p>
          </table:table-cell>
          <table:table-cell office:value-type="float" office:value="84.4977494950006" calcext:value-type="float">
            <text:p>84,49774949500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1.8098226490956" calcext:value-type="float">
            <text:p>21,8098226490956</text:p>
          </table:table-cell>
          <table:table-cell office:value-type="float" office:value="69.2173672408205" calcext:value-type="float">
            <text:p>69,21736724082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3844357492725" calcext:value-type="float">
            <text:p>83,3844357492725</text:p>
          </table:table-cell>
          <table:table-cell office:value-type="float" office:value="86.560402802469" calcext:value-type="float">
            <text:p>86,5604028024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6.6159016324881" calcext:value-type="float">
            <text:p>16,6159016324881</text:p>
          </table:table-cell>
          <table:table-cell office:value-type="float" office:value="16.6430598314329" calcext:value-type="float">
            <text:p>16,643059831432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5.803947403476" calcext:value-type="float">
            <text:p>15,803947403476</text:p>
          </table:table-cell>
          <table:table-cell office:value-type="float" office:value="15.8356422844844" calcext:value-type="float">
            <text:p>15,83564228448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8.383252736867" calcext:value-type="float">
            <text:p>18,383252736867</text:p>
          </table:table-cell>
          <table:table-cell office:value-type="float" office:value="18.4964790713369" calcext:value-type="float">
            <text:p>18,49647907133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3.1654438924134" calcext:value-type="float">
            <text:p>13,1654438924134</text:p>
          </table:table-cell>
          <table:table-cell office:value-type="float" office:value="13.0643203384921" calcext:value-type="float">
            <text:p>13,06432033849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5449284959545" calcext:value-type="float">
            <text:p>84,5449284959545</text:p>
          </table:table-cell>
          <table:table-cell office:value-type="float" office:value="85.7900426994235" calcext:value-type="float">
            <text:p>85,79004269942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9.3730893915372" calcext:value-type="float">
            <text:p>59,3730893915372</text:p>
          </table:table-cell>
          <table:table-cell office:value-type="float" office:value="51.8154059528992" calcext:value-type="float">
            <text:p>51,81540595289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6.715980852302" calcext:value-type="float">
            <text:p>26,715980852302</text:p>
          </table:table-cell>
          <table:table-cell office:value-type="float" office:value="69.695959702699" calcext:value-type="float">
            <text:p>69,6959597026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7793541045405" calcext:value-type="float">
            <text:p>22,7793541045405</text:p>
          </table:table-cell>
          <table:table-cell office:value-type="float" office:value="83.22530409081" calcext:value-type="float">
            <text:p>83,2253040908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4.8916548049743" calcext:value-type="float">
            <text:p>54,8916548049743</text:p>
          </table:table-cell>
          <table:table-cell office:value-type="float" office:value="45.0134390105861" calcext:value-type="float">
            <text:p>45,013439010586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8.487440470596" calcext:value-type="float">
            <text:p>58,487440470596</text:p>
          </table:table-cell>
          <table:table-cell office:value-type="float" office:value="46.3627980763713" calcext:value-type="float">
            <text:p>46,362798076371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3.1239864594014" calcext:value-type="float">
            <text:p>53,1239864594014</text:p>
          </table:table-cell>
          <table:table-cell office:value-type="float" office:value="55.6988264307449" calcext:value-type="float">
            <text:p>55,69882643074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8.1775555936111" calcext:value-type="float">
            <text:p>78,1775555936111</text:p>
          </table:table-cell>
          <table:table-cell office:value-type="float" office:value="30.3647923546761" calcext:value-type="float">
            <text:p>30,364792354676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5.6399386973255" calcext:value-type="float">
            <text:p>65,6399386973255</text:p>
          </table:table-cell>
          <table:table-cell office:value-type="float" office:value="20.8945221891059" calcext:value-type="float">
            <text:p>20,894522189105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.3253443342878" calcext:value-type="float">
            <text:p>9,3253443342878</text:p>
          </table:table-cell>
          <table:table-cell office:value-type="float" office:value="9.63062638779456" calcext:value-type="float">
            <text:p>9,630626387794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6624623244335" calcext:value-type="float">
            <text:p>83,6624623244335</text:p>
          </table:table-cell>
          <table:table-cell office:value-type="float" office:value="86.462095515122" calcext:value-type="float">
            <text:p>86,4620955151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1636332735923" calcext:value-type="float">
            <text:p>22,1636332735923</text:p>
          </table:table-cell>
          <table:table-cell office:value-type="float" office:value="21.4847094624595" calcext:value-type="float">
            <text:p>21,484709462459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.08099261976139" calcext:value-type="float">
            <text:p>9,08099261976139</text:p>
          </table:table-cell>
          <table:table-cell office:value-type="float" office:value="9.65395878559624" calcext:value-type="float">
            <text:p>9,6539587855962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3.3784387692116" calcext:value-type="float">
            <text:p>53,3784387692116</text:p>
          </table:table-cell>
          <table:table-cell office:value-type="float" office:value="50.5343345478973" calcext:value-type="float">
            <text:p>50,53433454789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2003758797947" calcext:value-type="float">
            <text:p>84,2003758797947</text:p>
          </table:table-cell>
          <table:table-cell office:value-type="float" office:value="27.3638135165725" calcext:value-type="float">
            <text:p>27,363813516572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1712185009719" calcext:value-type="float">
            <text:p>81,1712185009719</text:p>
          </table:table-cell>
          <table:table-cell office:value-type="float" office:value="88.5837301677204" calcext:value-type="float">
            <text:p>88,58373016772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4515952784579" calcext:value-type="float">
            <text:p>22,4515952784579</text:p>
          </table:table-cell>
          <table:table-cell office:value-type="float" office:value="22.1173695978588" calcext:value-type="float">
            <text:p>22,11736959785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5.4853472434684" calcext:value-type="float">
            <text:p>55,4853472434684</text:p>
          </table:table-cell>
          <table:table-cell office:value-type="float" office:value="53.4247240810101" calcext:value-type="float">
            <text:p>53,424724081010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0.6715894384375" calcext:value-type="float">
            <text:p>90,6715894384375</text:p>
          </table:table-cell>
          <table:table-cell office:value-type="float" office:value="79.5954820922094" calcext:value-type="float">
            <text:p>79,595482092209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1895967425268" calcext:value-type="float">
            <text:p>81,1895967425268</text:p>
          </table:table-cell>
          <table:table-cell office:value-type="float" office:value="88.8493751218372" calcext:value-type="float">
            <text:p>88,849375121837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6.9718265181406" calcext:value-type="float">
            <text:p>66,9718265181406</text:p>
          </table:table-cell>
          <table:table-cell office:value-type="float" office:value="22.4342826192009" calcext:value-type="float">
            <text:p>22,43428261920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3.2499921224395" calcext:value-type="float">
            <text:p>53,2499921224395</text:p>
          </table:table-cell>
          <table:table-cell office:value-type="float" office:value="52.1069322502677" calcext:value-type="float">
            <text:p>52,10693225026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1.8255877715258" calcext:value-type="float">
            <text:p>11,8255877715258</text:p>
          </table:table-cell>
          <table:table-cell office:value-type="float" office:value="11.6958714315087" calcext:value-type="float">
            <text:p>11,695871431508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.9777929108751" calcext:value-type="float">
            <text:p>8,9777929108751</text:p>
          </table:table-cell>
          <table:table-cell office:value-type="float" office:value="10.0836018844604" calcext:value-type="float">
            <text:p>10,08360188446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1.8958533591547" calcext:value-type="float">
            <text:p>31,8958533591547</text:p>
          </table:table-cell>
          <table:table-cell office:value-type="float" office:value="72.4824772144665" calcext:value-type="float">
            <text:p>72,48247721446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1406359999295" calcext:value-type="float">
            <text:p>82,1406359999295</text:p>
          </table:table-cell>
          <table:table-cell office:value-type="float" office:value="87.9180440035895" calcext:value-type="float">
            <text:p>87,918044003589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1.7830043652043" calcext:value-type="float">
            <text:p>41,7830043652043</text:p>
          </table:table-cell>
          <table:table-cell office:value-type="float" office:value="50.1781985425837" calcext:value-type="float">
            <text:p>50,178198542583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4831763273687" calcext:value-type="float">
            <text:p>22,4831763273687</text:p>
          </table:table-cell>
          <table:table-cell office:value-type="float" office:value="69.3245389080016" calcext:value-type="float">
            <text:p>69,324538908001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0.8378977393737" calcext:value-type="float">
            <text:p>80,8378977393737</text:p>
          </table:table-cell>
          <table:table-cell office:value-type="float" office:value="89.0027274083238" calcext:value-type="float">
            <text:p>89,00272740832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291076836274" calcext:value-type="float">
            <text:p>82,291076836274</text:p>
          </table:table-cell>
          <table:table-cell office:value-type="float" office:value="87.3753985736895" calcext:value-type="float">
            <text:p>87,375398573689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3.6912616940999" calcext:value-type="float">
            <text:p>33,6912616940999</text:p>
          </table:table-cell>
          <table:table-cell office:value-type="float" office:value="74.1905112197139" calcext:value-type="float">
            <text:p>74,19051121971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3.2484848999973" calcext:value-type="float">
            <text:p>43,2484848999973</text:p>
          </table:table-cell>
          <table:table-cell office:value-type="float" office:value="52.7816455928683" calcext:value-type="float">
            <text:p>52,78164559286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8.9095967687981" calcext:value-type="float">
            <text:p>58,9095967687981</text:p>
          </table:table-cell>
          <table:table-cell office:value-type="float" office:value="43.576657931497" calcext:value-type="float">
            <text:p>43,5766579314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8.61427301313" calcext:value-type="float">
            <text:p>18,61427301313</text:p>
          </table:table-cell>
          <table:table-cell office:value-type="float" office:value="18.8182633595175" calcext:value-type="float">
            <text:p>18,818263359517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6.7566020947092" calcext:value-type="float">
            <text:p>26,7566020947092</text:p>
          </table:table-cell>
          <table:table-cell office:value-type="float" office:value="73.2652887097133" calcext:value-type="float">
            <text:p>73,26528870971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6931507971049" calcext:value-type="float">
            <text:p>81,6931507971049</text:p>
          </table:table-cell>
          <table:table-cell office:value-type="float" office:value="88.1317575162079" calcext:value-type="float">
            <text:p>88,131757516207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0.7481165569942" calcext:value-type="float">
            <text:p>80,7481165569942</text:p>
          </table:table-cell>
          <table:table-cell office:value-type="float" office:value="88.3372114241434" calcext:value-type="float">
            <text:p>88,337211424143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5279369921615" calcext:value-type="float">
            <text:p>82,5279369921615</text:p>
          </table:table-cell>
          <table:table-cell office:value-type="float" office:value="87.367448976496" calcext:value-type="float">
            <text:p>87,3674489764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7965140001427" calcext:value-type="float">
            <text:p>84,7965140001427</text:p>
          </table:table-cell>
          <table:table-cell office:value-type="float" office:value="84.7047801904327" calcext:value-type="float">
            <text:p>84,70478019043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1.3287468930926" calcext:value-type="float">
            <text:p>21,3287468930926</text:p>
          </table:table-cell>
          <table:table-cell office:value-type="float" office:value="77.410206664779" calcext:value-type="float">
            <text:p>77,41020666477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8.4594429625905" calcext:value-type="float">
            <text:p>78,4594429625905</text:p>
          </table:table-cell>
          <table:table-cell office:value-type="float" office:value="91.494106490595" calcext:value-type="float">
            <text:p>91,49410649059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5.4407581218081" calcext:value-type="float">
            <text:p>75,4407581218081</text:p>
          </table:table-cell>
          <table:table-cell office:value-type="float" office:value="32.4830068387046" calcext:value-type="float">
            <text:p>32,483006838704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2.7543527064051" calcext:value-type="float">
            <text:p>72,7543527064051</text:p>
          </table:table-cell>
          <table:table-cell office:value-type="float" office:value="23.0460907688923" calcext:value-type="float">
            <text:p>23,046090768892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2.1966952240727" calcext:value-type="float">
            <text:p>12,1966952240727</text:p>
          </table:table-cell>
          <table:table-cell office:value-type="float" office:value="11.9436054110831" calcext:value-type="float">
            <text:p>11,943605411083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4.2702264475365" calcext:value-type="float">
            <text:p>44,2702264475365</text:p>
          </table:table-cell>
          <table:table-cell office:value-type="float" office:value="56.7783623036644" calcext:value-type="float">
            <text:p>56,77836230366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2.2164567236583" calcext:value-type="float">
            <text:p>52,2164567236583</text:p>
          </table:table-cell>
          <table:table-cell office:value-type="float" office:value="46.566205824414" calcext:value-type="float">
            <text:p>46,56620582441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7.9475920893446" calcext:value-type="float">
            <text:p>87,9475920893446</text:p>
          </table:table-cell>
          <table:table-cell office:value-type="float" office:value="81.9512770935683" calcext:value-type="float">
            <text:p>81,95127709356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4.188525830879" calcext:value-type="float">
            <text:p>74,188525830879</text:p>
          </table:table-cell>
          <table:table-cell office:value-type="float" office:value="20.8361322775549" calcext:value-type="float">
            <text:p>20,83613227755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9.248628528457" calcext:value-type="float">
            <text:p>19,248628528457</text:p>
          </table:table-cell>
          <table:table-cell office:value-type="float" office:value="72.7639536659136" calcext:value-type="float">
            <text:p>72,763953665913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9141634894333" calcext:value-type="float">
            <text:p>81,9141634894333</text:p>
          </table:table-cell>
          <table:table-cell office:value-type="float" office:value="88.4014126518158" calcext:value-type="float">
            <text:p>88,40141265181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9.7865512977394" calcext:value-type="float">
            <text:p>19,7865512977394</text:p>
          </table:table-cell>
          <table:table-cell office:value-type="float" office:value="19.8242075043228" calcext:value-type="float">
            <text:p>19,824207504322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7050576826347" calcext:value-type="float">
            <text:p>22,7050576826347</text:p>
          </table:table-cell>
          <table:table-cell office:value-type="float" office:value="80.5578475671593" calcext:value-type="float">
            <text:p>80,557847567159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7.6733833332703" calcext:value-type="float">
            <text:p>17,6733833332703</text:p>
          </table:table-cell>
          <table:table-cell office:value-type="float" office:value="17.2574598174363" calcext:value-type="float">
            <text:p>17,25745981743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3.5432315814972" calcext:value-type="float">
            <text:p>43,5432315814972</text:p>
          </table:table-cell>
          <table:table-cell office:value-type="float" office:value="43.8656058389962" calcext:value-type="float">
            <text:p>43,86560583899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7.0465451076362" calcext:value-type="float">
            <text:p>17,0465451076362</text:p>
          </table:table-cell>
          <table:table-cell office:value-type="float" office:value="67.8591742457077" calcext:value-type="float">
            <text:p>67,85917424570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3.7447346932059" calcext:value-type="float">
            <text:p>53,7447346932059</text:p>
          </table:table-cell>
          <table:table-cell office:value-type="float" office:value="59.8348039581472" calcext:value-type="float">
            <text:p>59,834803958147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0.0102057278221" calcext:value-type="float">
            <text:p>40,0102057278221</text:p>
          </table:table-cell>
          <table:table-cell office:value-type="float" office:value="55.8588425442587" calcext:value-type="float">
            <text:p>55,858842544258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.54688676557355" calcext:value-type="float">
            <text:p>6,54688676557355</text:p>
          </table:table-cell>
          <table:table-cell office:value-type="float" office:value="6.87474460393863" calcext:value-type="float">
            <text:p>6,874744603938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9520809837096" calcext:value-type="float">
            <text:p>83,9520809837096</text:p>
          </table:table-cell>
          <table:table-cell office:value-type="float" office:value="86.2345977610183" calcext:value-type="float">
            <text:p>86,23459776101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4174746865654" calcext:value-type="float">
            <text:p>85,4174746865654</text:p>
          </table:table-cell>
          <table:table-cell office:value-type="float" office:value="85.0780877394249" calcext:value-type="float">
            <text:p>85,07808773942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2.6806374591015" calcext:value-type="float">
            <text:p>72,6806374591015</text:p>
          </table:table-cell>
          <table:table-cell office:value-type="float" office:value="30.853073881553" calcext:value-type="float">
            <text:p>30,85307388155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8.4617432470273" calcext:value-type="float">
            <text:p>58,4617432470273</text:p>
          </table:table-cell>
          <table:table-cell office:value-type="float" office:value="41.2214235357327" calcext:value-type="float">
            <text:p>41,22142353573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3.1781854961277" calcext:value-type="float">
            <text:p>13,1781854961277</text:p>
          </table:table-cell>
          <table:table-cell office:value-type="float" office:value="13.4735835696033" calcext:value-type="float">
            <text:p>13,47358356960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5.9954564590601" calcext:value-type="float">
            <text:p>25,9954564590601</text:p>
          </table:table-cell>
          <table:table-cell office:value-type="float" office:value="74.9757703574464" calcext:value-type="float">
            <text:p>74,97577035744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1.5278475631258" calcext:value-type="float">
            <text:p>11,5278475631258</text:p>
          </table:table-cell>
          <table:table-cell office:value-type="float" office:value="11.5174684994571" calcext:value-type="float">
            <text:p>11,51746849945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1.9623408763784" calcext:value-type="float">
            <text:p>11,9623408763784</text:p>
          </table:table-cell>
          <table:table-cell office:value-type="float" office:value="11.7710167750584" calcext:value-type="float">
            <text:p>11,771016775058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1.0954190807751" calcext:value-type="float">
            <text:p>11,0954190807751</text:p>
          </table:table-cell>
          <table:table-cell office:value-type="float" office:value="12.155826044765" calcext:value-type="float">
            <text:p>12,1558260447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4.1709284600993" calcext:value-type="float">
            <text:p>34,1709284600993</text:p>
          </table:table-cell>
          <table:table-cell office:value-type="float" office:value="76.1443777661093" calcext:value-type="float">
            <text:p>76,144377766109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487070215245" calcext:value-type="float">
            <text:p>82,487070215245</text:p>
          </table:table-cell>
          <table:table-cell office:value-type="float" office:value="25.5086337666515" calcext:value-type="float">
            <text:p>25,50863376665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8125223803359" calcext:value-type="float">
            <text:p>84,8125223803359</text:p>
          </table:table-cell>
          <table:table-cell office:value-type="float" office:value="20.7822485032072" calcext:value-type="float">
            <text:p>20,782248503207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7.6052916194316" calcext:value-type="float">
            <text:p>17,6052916194316</text:p>
          </table:table-cell>
          <table:table-cell office:value-type="float" office:value="73.4832147261049" calcext:value-type="float">
            <text:p>73,48321472610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9.8321705420782" calcext:value-type="float">
            <text:p>59,8321705420782</text:p>
          </table:table-cell>
          <table:table-cell office:value-type="float" office:value="40.0577457417319" calcext:value-type="float">
            <text:p>40,05774574173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3.8075203232024" calcext:value-type="float">
            <text:p>13,8075203232024</text:p>
          </table:table-cell>
          <table:table-cell office:value-type="float" office:value="13.7685119927059" calcext:value-type="float">
            <text:p>13,768511992705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.01207614047569" calcext:value-type="float">
            <text:p>8,01207614047569</text:p>
          </table:table-cell>
          <table:table-cell office:value-type="float" office:value="7.9464167318582" calcext:value-type="float">
            <text:p>7,94641673185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8.3093345973522" calcext:value-type="float">
            <text:p>18,3093345973522</text:p>
          </table:table-cell>
          <table:table-cell office:value-type="float" office:value="77.7390649766564" calcext:value-type="float">
            <text:p>77,73906497665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7.3840460091903" calcext:value-type="float">
            <text:p>57,3840460091903</text:p>
          </table:table-cell>
          <table:table-cell office:value-type="float" office:value="47.5898494418417" calcext:value-type="float">
            <text:p>47,58984944184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3.3813764687876" calcext:value-type="float">
            <text:p>33,3813764687876</text:p>
          </table:table-cell>
          <table:table-cell office:value-type="float" office:value="71.3503489940648" calcext:value-type="float">
            <text:p>71,35034899406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8.6333547271108" calcext:value-type="float">
            <text:p>78,6333547271108</text:p>
          </table:table-cell>
          <table:table-cell office:value-type="float" office:value="90.8889483075791" calcext:value-type="float">
            <text:p>90,888948307579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2.8113532271242" calcext:value-type="float">
            <text:p>32,8113532271242</text:p>
          </table:table-cell>
          <table:table-cell office:value-type="float" office:value="84.4444109578598" calcext:value-type="float">
            <text:p>84,444410957859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2.7209077234049" calcext:value-type="float">
            <text:p>12,7209077234049</text:p>
          </table:table-cell>
          <table:table-cell office:value-type="float" office:value="12.1927080639739" calcext:value-type="float">
            <text:p>12,19270806397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1.4552913250979" calcext:value-type="float">
            <text:p>21,4552913250979</text:p>
          </table:table-cell>
          <table:table-cell office:value-type="float" office:value="70.7460196190709" calcext:value-type="float">
            <text:p>70,74601961907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5.1311896791701" calcext:value-type="float">
            <text:p>75,1311896791701</text:p>
          </table:table-cell>
          <table:table-cell office:value-type="float" office:value="27.8420528972417" calcext:value-type="float">
            <text:p>27,84205289724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6.636053668802" calcext:value-type="float">
            <text:p>16,636053668802</text:p>
          </table:table-cell>
          <table:table-cell office:value-type="float" office:value="15.6364676814567" calcext:value-type="float">
            <text:p>15,63646768145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0.2151773927565" calcext:value-type="float">
            <text:p>90,2151773927565</text:p>
          </table:table-cell>
          <table:table-cell office:value-type="float" office:value="80.6274789901007" calcext:value-type="float">
            <text:p>80,62747899010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7.0081782917509" calcext:value-type="float">
            <text:p>87,0081782917509</text:p>
          </table:table-cell>
          <table:table-cell office:value-type="float" office:value="82.8208690385051" calcext:value-type="float">
            <text:p>82,820869038505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.63440790925324" calcext:value-type="float">
            <text:p>6,63440790925324</text:p>
          </table:table-cell>
          <table:table-cell office:value-type="float" office:value="7.54886992303148" calcext:value-type="float">
            <text:p>7,548869923031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2.9154638944751" calcext:value-type="float">
            <text:p>12,9154638944751</text:p>
          </table:table-cell>
          <table:table-cell office:value-type="float" office:value="12.7791902666872" calcext:value-type="float">
            <text:p>12,779190266687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1.0271954664017" calcext:value-type="float">
            <text:p>11,0271954664017</text:p>
          </table:table-cell>
          <table:table-cell office:value-type="float" office:value="11.313435871495" calcext:value-type="float">
            <text:p>11,31343587149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7.5539084672675" calcext:value-type="float">
            <text:p>67,5539084672675</text:p>
          </table:table-cell>
          <table:table-cell office:value-type="float" office:value="22.5910257921023" calcext:value-type="float">
            <text:p>22,591025792102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0614151006867" calcext:value-type="float">
            <text:p>84,0614151006867</text:p>
          </table:table-cell>
          <table:table-cell office:value-type="float" office:value="17.8795953734454" calcext:value-type="float">
            <text:p>17,87959537344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1.3944453109654" calcext:value-type="float">
            <text:p>11,3944453109654</text:p>
          </table:table-cell>
          <table:table-cell office:value-type="float" office:value="11.8510171660704" calcext:value-type="float">
            <text:p>11,85101716607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0.2656160511178" calcext:value-type="float">
            <text:p>30,2656160511178</text:p>
          </table:table-cell>
          <table:table-cell office:value-type="float" office:value="83.1054845533024" calcext:value-type="float">
            <text:p>83,105484553302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3.2588458412671" calcext:value-type="float">
            <text:p>73,2588458412671</text:p>
          </table:table-cell>
          <table:table-cell office:value-type="float" office:value="18.0327676369272" calcext:value-type="float">
            <text:p>18,032767636927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2.9390706523132" calcext:value-type="float">
            <text:p>42,9390706523132</text:p>
          </table:table-cell>
          <table:table-cell office:value-type="float" office:value="40.1881354862009" calcext:value-type="float">
            <text:p>40,18813548620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5.912093344078" calcext:value-type="float">
            <text:p>45,912093344078</text:p>
          </table:table-cell>
          <table:table-cell office:value-type="float" office:value="51.2499747765833" calcext:value-type="float">
            <text:p>51,24997477658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6.7438088128627" calcext:value-type="float">
            <text:p>26,7438088128627</text:p>
          </table:table-cell>
          <table:table-cell office:value-type="float" office:value="80.784681448792" calcext:value-type="float">
            <text:p>80,7846814487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0.246280796678" calcext:value-type="float">
            <text:p>50,246280796678</text:p>
          </table:table-cell>
          <table:table-cell office:value-type="float" office:value="56.9355884202989" calcext:value-type="float">
            <text:p>56,935588420298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0106446845538" calcext:value-type="float">
            <text:p>83,0106446845538</text:p>
          </table:table-cell>
          <table:table-cell office:value-type="float" office:value="86.5229051052786" calcext:value-type="float">
            <text:p>86,522905105278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6.9339901416779" calcext:value-type="float">
            <text:p>26,9339901416779</text:p>
          </table:table-cell>
          <table:table-cell office:value-type="float" office:value="71.6892171006154" calcext:value-type="float">
            <text:p>71,68921710061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.13071128799533" calcext:value-type="float">
            <text:p>7,13071128799533</text:p>
          </table:table-cell>
          <table:table-cell office:value-type="float" office:value="8.41549731378953" calcext:value-type="float">
            <text:p>8,4154973137895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4.9083632197032" calcext:value-type="float">
            <text:p>24,9083632197032</text:p>
          </table:table-cell>
          <table:table-cell office:value-type="float" office:value="23.803400967652" calcext:value-type="float">
            <text:p>23,80340096765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6.0676671391548" calcext:value-type="float">
            <text:p>56,0676671391548</text:p>
          </table:table-cell>
          <table:table-cell office:value-type="float" office:value="46.9607433723992" calcext:value-type="float">
            <text:p>46,96074337239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1783555817606" calcext:value-type="float">
            <text:p>82,1783555817606</text:p>
          </table:table-cell>
          <table:table-cell office:value-type="float" office:value="87.9803439945929" calcext:value-type="float">
            <text:p>87,980343994592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5.1773756249776" calcext:value-type="float">
            <text:p>45,1773756249776</text:p>
          </table:table-cell>
          <table:table-cell office:value-type="float" office:value="43.6219214253182" calcext:value-type="float">
            <text:p>43,62192142531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7.1487499536443" calcext:value-type="float">
            <text:p>87,1487499536443</text:p>
          </table:table-cell>
          <table:table-cell office:value-type="float" office:value="82.6456630622468" calcext:value-type="float">
            <text:p>82,64566306224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4.3646960487302" calcext:value-type="float">
            <text:p>54,3646960487302</text:p>
          </table:table-cell>
          <table:table-cell office:value-type="float" office:value="52.8496147371088" calcext:value-type="float">
            <text:p>52,84961473710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8.871383954546" calcext:value-type="float">
            <text:p>18,871383954546</text:p>
          </table:table-cell>
          <table:table-cell office:value-type="float" office:value="18.7703332073941" calcext:value-type="float">
            <text:p>18,77033320739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4.8289276699729" calcext:value-type="float">
            <text:p>14,8289276699729</text:p>
          </table:table-cell>
          <table:table-cell office:value-type="float" office:value="15.7778010029655" calcext:value-type="float">
            <text:p>15,77780100296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0.1570681406453" calcext:value-type="float">
            <text:p>80,1570681406453</text:p>
          </table:table-cell>
          <table:table-cell office:value-type="float" office:value="88.9493701183593" calcext:value-type="float">
            <text:p>88,949370118359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6.2627083177833" calcext:value-type="float">
            <text:p>76,2627083177833</text:p>
          </table:table-cell>
          <table:table-cell office:value-type="float" office:value="23.5642037786642" calcext:value-type="float">
            <text:p>23,56420377866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0927314907749" calcext:value-type="float">
            <text:p>85,0927314907749</text:p>
          </table:table-cell>
          <table:table-cell office:value-type="float" office:value="85.2294688766231" calcext:value-type="float">
            <text:p>85,229468876623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8544632827517" calcext:value-type="float">
            <text:p>82,8544632827517</text:p>
          </table:table-cell>
          <table:table-cell office:value-type="float" office:value="87.0467892541687" calcext:value-type="float">
            <text:p>87,046789254168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3885208279085" calcext:value-type="float">
            <text:p>84,3885208279085</text:p>
          </table:table-cell>
          <table:table-cell office:value-type="float" office:value="85.476476341102" calcext:value-type="float">
            <text:p>85,4764763411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9.3876495753244" calcext:value-type="float">
            <text:p>49,3876495753244</text:p>
          </table:table-cell>
          <table:table-cell office:value-type="float" office:value="48.2164897560081" calcext:value-type="float">
            <text:p>48,216489756008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1.89030632325" calcext:value-type="float">
            <text:p>91,89030632325</text:p>
          </table:table-cell>
          <table:table-cell office:value-type="float" office:value="78.0344212825684" calcext:value-type="float">
            <text:p>78,034421282568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1.5961088242607" calcext:value-type="float">
            <text:p>21,5961088242607</text:p>
          </table:table-cell>
          <table:table-cell office:value-type="float" office:value="83.0483285260134" calcext:value-type="float">
            <text:p>83,048328526013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3.2567908420478" calcext:value-type="float">
            <text:p>53,2567908420478</text:p>
          </table:table-cell>
          <table:table-cell office:value-type="float" office:value="52.9971352010509" calcext:value-type="float">
            <text:p>52,99713520105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0.1959759197331" calcext:value-type="float">
            <text:p>70,1959759197331</text:p>
          </table:table-cell>
          <table:table-cell office:value-type="float" office:value="34.5722775508822" calcext:value-type="float">
            <text:p>34,57227755088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9308651114245" calcext:value-type="float">
            <text:p>83,9308651114245</text:p>
          </table:table-cell>
          <table:table-cell office:value-type="float" office:value="24.5033867042622" calcext:value-type="float">
            <text:p>24,50338670426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9704903471857" calcext:value-type="float">
            <text:p>83,9704903471857</text:p>
          </table:table-cell>
          <table:table-cell office:value-type="float" office:value="86.38286189448" calcext:value-type="float">
            <text:p>86,382861894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3.2466977462916" calcext:value-type="float">
            <text:p>23,2466977462916</text:p>
          </table:table-cell>
          <table:table-cell office:value-type="float" office:value="22.602180130862" calcext:value-type="float">
            <text:p>22,6021801308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0.3245354359436" calcext:value-type="float">
            <text:p>40,3245354359436</text:p>
          </table:table-cell>
          <table:table-cell office:value-type="float" office:value="49.2360557014101" calcext:value-type="float">
            <text:p>49,236055701410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1.6959976306578" calcext:value-type="float">
            <text:p>31,6959976306578</text:p>
          </table:table-cell>
          <table:table-cell office:value-type="float" office:value="81.5831068498766" calcext:value-type="float">
            <text:p>81,583106849876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3.6700936132671" calcext:value-type="float">
            <text:p>53,6700936132671</text:p>
          </table:table-cell>
          <table:table-cell office:value-type="float" office:value="58.465644101575" calcext:value-type="float">
            <text:p>58,46564410157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1.8317751881875" calcext:value-type="float">
            <text:p>41,8317751881875</text:p>
          </table:table-cell>
          <table:table-cell office:value-type="float" office:value="49.6792561953075" calcext:value-type="float">
            <text:p>49,679256195307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6.418669335978" calcext:value-type="float">
            <text:p>56,418669335978</text:p>
          </table:table-cell>
          <table:table-cell office:value-type="float" office:value="55.0245827707921" calcext:value-type="float">
            <text:p>55,02458277079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6.9099737876271" calcext:value-type="float">
            <text:p>86,9099737876271</text:p>
          </table:table-cell>
          <table:table-cell office:value-type="float" office:value="82.8505271280335" calcext:value-type="float">
            <text:p>82,85052712803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7.2940018939383" calcext:value-type="float">
            <text:p>17,2940018939383</text:p>
          </table:table-cell>
          <table:table-cell office:value-type="float" office:value="17.4731998547249" calcext:value-type="float">
            <text:p>17,47319985472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7.6452438246941" calcext:value-type="float">
            <text:p>87,6452438246941</text:p>
          </table:table-cell>
          <table:table-cell office:value-type="float" office:value="82.3058367966601" calcext:value-type="float">
            <text:p>82,305836796660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9.5164184271138" calcext:value-type="float">
            <text:p>29,5164184271138</text:p>
          </table:table-cell>
          <table:table-cell office:value-type="float" office:value="66.2161831651306" calcext:value-type="float">
            <text:p>66,21618316513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5.1495836254707" calcext:value-type="float">
            <text:p>55,1495836254707</text:p>
          </table:table-cell>
          <table:table-cell office:value-type="float" office:value="59.9623360765729" calcext:value-type="float">
            <text:p>59,962336076572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4927237731625" calcext:value-type="float">
            <text:p>83,4927237731625</text:p>
          </table:table-cell>
          <table:table-cell office:value-type="float" office:value="86.1086869916998" calcext:value-type="float">
            <text:p>86,108686991699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8.661213398007" calcext:value-type="float">
            <text:p>18,661213398007</text:p>
          </table:table-cell>
          <table:table-cell office:value-type="float" office:value="82.2185322690236" calcext:value-type="float">
            <text:p>82,218532269023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1.248437836002" calcext:value-type="float">
            <text:p>71,248437836002</text:p>
          </table:table-cell>
          <table:table-cell office:value-type="float" office:value="15.6348414957844" calcext:value-type="float">
            <text:p>15,63484149578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2017344520715" calcext:value-type="float">
            <text:p>84,2017344520715</text:p>
          </table:table-cell>
          <table:table-cell office:value-type="float" office:value="15.0467338057054" calcext:value-type="float">
            <text:p>15,04673380570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0204143207685" calcext:value-type="float">
            <text:p>82,0204143207685</text:p>
          </table:table-cell>
          <table:table-cell office:value-type="float" office:value="26.1822424034858" calcext:value-type="float">
            <text:p>26,18224240348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4.2966700138614" calcext:value-type="float">
            <text:p>44,2966700138614</text:p>
          </table:table-cell>
          <table:table-cell office:value-type="float" office:value="45.3454225230207" calcext:value-type="float">
            <text:p>45,34542252302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5.4069567750291" calcext:value-type="float">
            <text:p>65,4069567750291</text:p>
          </table:table-cell>
          <table:table-cell office:value-type="float" office:value="31.324085114897" calcext:value-type="float">
            <text:p>31,3240851148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1.5521594043427" calcext:value-type="float">
            <text:p>31,5521594043427</text:p>
          </table:table-cell>
          <table:table-cell office:value-type="float" office:value="81.0175939578116" calcext:value-type="float">
            <text:p>81,017593957811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4.3472632170549" calcext:value-type="float">
            <text:p>34,3472632170549</text:p>
          </table:table-cell>
          <table:table-cell office:value-type="float" office:value="76.6440995614901" calcext:value-type="float">
            <text:p>76,644099561490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5.2796237466976" calcext:value-type="float">
            <text:p>15,2796237466976</text:p>
          </table:table-cell>
          <table:table-cell office:value-type="float" office:value="14.9247860528794" calcext:value-type="float">
            <text:p>14,924786052879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6.4418592299617" calcext:value-type="float">
            <text:p>86,4418592299617</text:p>
          </table:table-cell>
          <table:table-cell office:value-type="float" office:value="83.665366335484" calcext:value-type="float">
            <text:p>83,66536633548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1337068609853" calcext:value-type="float">
            <text:p>22,1337068609853</text:p>
          </table:table-cell>
          <table:table-cell office:value-type="float" office:value="21.6710509208402" calcext:value-type="float">
            <text:p>21,67105092084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5.4156282223609" calcext:value-type="float">
            <text:p>25,4156282223609</text:p>
          </table:table-cell>
          <table:table-cell office:value-type="float" office:value="79.152846804399" calcext:value-type="float">
            <text:p>79,1528468043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397145663113" calcext:value-type="float">
            <text:p>84,397145663113</text:p>
          </table:table-cell>
          <table:table-cell office:value-type="float" office:value="85.2792956393289" calcext:value-type="float">
            <text:p>85,279295639328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6.7355893540861" calcext:value-type="float">
            <text:p>76,7355893540861</text:p>
          </table:table-cell>
          <table:table-cell office:value-type="float" office:value="28.838647579222" calcext:value-type="float">
            <text:p>28,8386475792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1736695444714" calcext:value-type="float">
            <text:p>22,1736695444714</text:p>
          </table:table-cell>
          <table:table-cell office:value-type="float" office:value="81.7983791137911" calcext:value-type="float">
            <text:p>81,798379113791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1.3061550129686" calcext:value-type="float">
            <text:p>71,3061550129686</text:p>
          </table:table-cell>
          <table:table-cell office:value-type="float" office:value="28.9034175926743" calcext:value-type="float">
            <text:p>28,903417592674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3.8968955221178" calcext:value-type="float">
            <text:p>53,8968955221178</text:p>
          </table:table-cell>
          <table:table-cell office:value-type="float" office:value="41.92757100349" calcext:value-type="float">
            <text:p>41,927571003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2349343466959" calcext:value-type="float">
            <text:p>83,2349343466959</text:p>
          </table:table-cell>
          <table:table-cell office:value-type="float" office:value="86.3983011986492" calcext:value-type="float">
            <text:p>86,39830119864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5.4543633539497" calcext:value-type="float">
            <text:p>65,4543633539497</text:p>
          </table:table-cell>
          <table:table-cell office:value-type="float" office:value="21.8876084714762" calcext:value-type="float">
            <text:p>21,88760847147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6.0057640688042" calcext:value-type="float">
            <text:p>26,0057640688042</text:p>
          </table:table-cell>
          <table:table-cell office:value-type="float" office:value="83.661852697647" calcext:value-type="float">
            <text:p>83,6618526976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5.6974436605714" calcext:value-type="float">
            <text:p>25,6974436605714</text:p>
          </table:table-cell>
          <table:table-cell office:value-type="float" office:value="65.805218905988" calcext:value-type="float">
            <text:p>65,8052189059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7.6034656865008" calcext:value-type="float">
            <text:p>67,6034656865008</text:p>
          </table:table-cell>
          <table:table-cell office:value-type="float" office:value="23.051042968751" calcext:value-type="float">
            <text:p>23,05104296875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5.928850666387" calcext:value-type="float">
            <text:p>65,928850666387</text:p>
          </table:table-cell>
          <table:table-cell office:value-type="float" office:value="25.2273621672978" calcext:value-type="float">
            <text:p>25,227362167297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6480068678467" calcext:value-type="float">
            <text:p>85,6480068678467</text:p>
          </table:table-cell>
          <table:table-cell office:value-type="float" office:value="84.7212413600403" calcext:value-type="float">
            <text:p>84,72124136004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6.2140080012509" calcext:value-type="float">
            <text:p>86,2140080012509</text:p>
          </table:table-cell>
          <table:table-cell office:value-type="float" office:value="83.6407004669194" calcext:value-type="float">
            <text:p>83,640700466919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0.9417639286299" calcext:value-type="float">
            <text:p>30,9417639286299</text:p>
          </table:table-cell>
          <table:table-cell office:value-type="float" office:value="83.1744712779661" calcext:value-type="float">
            <text:p>83,174471277966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8.60198030202" calcext:value-type="float">
            <text:p>18,60198030202</text:p>
          </table:table-cell>
          <table:table-cell office:value-type="float" office:value="18.4706320607853" calcext:value-type="float">
            <text:p>18,470632060785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6.5116082943589" calcext:value-type="float">
            <text:p>46,5116082943589</text:p>
          </table:table-cell>
          <table:table-cell office:value-type="float" office:value="50.6228461585593" calcext:value-type="float">
            <text:p>50,622846158559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2.6085950280627" calcext:value-type="float">
            <text:p>12,6085950280627</text:p>
          </table:table-cell>
          <table:table-cell office:value-type="float" office:value="12.0276409764504" calcext:value-type="float">
            <text:p>12,02764097645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4.1192705223084" calcext:value-type="float">
            <text:p>44,1192705223084</text:p>
          </table:table-cell>
          <table:table-cell office:value-type="float" office:value="40.2551655995145" calcext:value-type="float">
            <text:p>40,255165599514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7.6131373920235" calcext:value-type="float">
            <text:p>17,6131373920235</text:p>
          </table:table-cell>
          <table:table-cell office:value-type="float" office:value="81.9258920086868" calcext:value-type="float">
            <text:p>81,92589200868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6.812748926293" calcext:value-type="float">
            <text:p>16,812748926293</text:p>
          </table:table-cell>
          <table:table-cell office:value-type="float" office:value="79.1578728560335" calcext:value-type="float">
            <text:p>79,15787285603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7.8514689776627" calcext:value-type="float">
            <text:p>17,8514689776627</text:p>
          </table:table-cell>
          <table:table-cell office:value-type="float" office:value="16.9158415714797" calcext:value-type="float">
            <text:p>16,91584157147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5.7602809735752" calcext:value-type="float">
            <text:p>65,7602809735752</text:p>
          </table:table-cell>
          <table:table-cell office:value-type="float" office:value="25.0636076788224" calcext:value-type="float">
            <text:p>25,063607678822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9.0860801144379" calcext:value-type="float">
            <text:p>89,0860801144379</text:p>
          </table:table-cell>
          <table:table-cell office:value-type="float" office:value="81.0825858356905" calcext:value-type="float">
            <text:p>81,08258583569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0.4357984964809" calcext:value-type="float">
            <text:p>10,4357984964809</text:p>
          </table:table-cell>
          <table:table-cell office:value-type="float" office:value="10.1537992491625" calcext:value-type="float">
            <text:p>10,153799249162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2.5432748972298" calcext:value-type="float">
            <text:p>32,5432748972298</text:p>
          </table:table-cell>
          <table:table-cell office:value-type="float" office:value="73.2279407881124" calcext:value-type="float">
            <text:p>73,227940788112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5.0993026078317" calcext:value-type="float">
            <text:p>15,0993026078317</text:p>
          </table:table-cell>
          <table:table-cell office:value-type="float" office:value="15.124363905668" calcext:value-type="float">
            <text:p>15,1243639056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5.5288018958879" calcext:value-type="float">
            <text:p>45,5288018958879</text:p>
          </table:table-cell>
          <table:table-cell office:value-type="float" office:value="58.8864184925892" calcext:value-type="float">
            <text:p>58,88641849258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3177820549709" calcext:value-type="float">
            <text:p>22,3177820549709</text:p>
          </table:table-cell>
          <table:table-cell office:value-type="float" office:value="22.1096383517162" calcext:value-type="float">
            <text:p>22,10963835171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3541798919728" calcext:value-type="float">
            <text:p>81,3541798919728</text:p>
          </table:table-cell>
          <table:table-cell office:value-type="float" office:value="87.9058232709186" calcext:value-type="float">
            <text:p>87,905823270918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9.3000516835174" calcext:value-type="float">
            <text:p>59,3000516835174</text:p>
          </table:table-cell>
          <table:table-cell office:value-type="float" office:value="58.1265222824633" calcext:value-type="float">
            <text:p>58,12652228246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6.5448944644673" calcext:value-type="float">
            <text:p>46,5448944644673</text:p>
          </table:table-cell>
          <table:table-cell office:value-type="float" office:value="45.3159152216316" calcext:value-type="float">
            <text:p>45,315915221631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5.0105529550423" calcext:value-type="float">
            <text:p>15,0105529550423</text:p>
          </table:table-cell>
          <table:table-cell office:value-type="float" office:value="84.97803945079" calcext:value-type="float">
            <text:p>84,9780394507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4.321056112178" calcext:value-type="float">
            <text:p>94,321056112178</text:p>
          </table:table-cell>
          <table:table-cell office:value-type="float" office:value="76.0096772313817" calcext:value-type="float">
            <text:p>76,00967723138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8.3438611910347" calcext:value-type="float">
            <text:p>88,3438611910347</text:p>
          </table:table-cell>
          <table:table-cell office:value-type="float" office:value="81.8948087628875" calcext:value-type="float">
            <text:p>81,894808762887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0.9722864533997" calcext:value-type="float">
            <text:p>20,9722864533997</text:p>
          </table:table-cell>
          <table:table-cell office:value-type="float" office:value="75.7790892170719" calcext:value-type="float">
            <text:p>75,77908921707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7.3236035512232" calcext:value-type="float">
            <text:p>17,3236035512232</text:p>
          </table:table-cell>
          <table:table-cell office:value-type="float" office:value="17.0520927795313" calcext:value-type="float">
            <text:p>17,052092779531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7.5736702061772" calcext:value-type="float">
            <text:p>47,5736702061772</text:p>
          </table:table-cell>
          <table:table-cell office:value-type="float" office:value="42.3200397101572" calcext:value-type="float">
            <text:p>42,320039710157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5.8500311318012" calcext:value-type="float">
            <text:p>45,8500311318012</text:p>
          </table:table-cell>
          <table:table-cell office:value-type="float" office:value="54.3733578144278" calcext:value-type="float">
            <text:p>54,373357814427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3.8983706696332" calcext:value-type="float">
            <text:p>33,8983706696332</text:p>
          </table:table-cell>
          <table:table-cell office:value-type="float" office:value="83.8210774392202" calcext:value-type="float">
            <text:p>83,82107743922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0.6472382141529" calcext:value-type="float">
            <text:p>80,6472382141529</text:p>
          </table:table-cell>
          <table:table-cell office:value-type="float" office:value="88.5856423539293" calcext:value-type="float">
            <text:p>88,585642353929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8.304120272061" calcext:value-type="float">
            <text:p>68,304120272061</text:p>
          </table:table-cell>
          <table:table-cell office:value-type="float" office:value="28.5942275034534" calcext:value-type="float">
            <text:p>28,594227503453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1.6304468430181" calcext:value-type="float">
            <text:p>21,6304468430181</text:p>
          </table:table-cell>
          <table:table-cell office:value-type="float" office:value="76.9417337972742" calcext:value-type="float">
            <text:p>76,94173379727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2.8033943725994" calcext:value-type="float">
            <text:p>12,8033943725994</text:p>
          </table:table-cell>
          <table:table-cell office:value-type="float" office:value="13.9421797765355" calcext:value-type="float">
            <text:p>13,94217977653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5.9182566497023" calcext:value-type="float">
            <text:p>45,9182566497023</text:p>
          </table:table-cell>
          <table:table-cell office:value-type="float" office:value="55.605889444274" calcext:value-type="float">
            <text:p>55,60588944427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7.1876071429745" calcext:value-type="float">
            <text:p>17,1876071429745</text:p>
          </table:table-cell>
          <table:table-cell office:value-type="float" office:value="16.2489014323165" calcext:value-type="float">
            <text:p>16,24890143231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1.8054122703174" calcext:value-type="float">
            <text:p>21,8054122703174</text:p>
          </table:table-cell>
          <table:table-cell office:value-type="float" office:value="79.7045499820683" calcext:value-type="float">
            <text:p>79,70454998206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5.7781007331627" calcext:value-type="float">
            <text:p>55,7781007331627</text:p>
          </table:table-cell>
          <table:table-cell office:value-type="float" office:value="54.9956483033866" calcext:value-type="float">
            <text:p>54,995648303386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7.4203777322607" calcext:value-type="float">
            <text:p>57,4203777322607</text:p>
          </table:table-cell>
          <table:table-cell office:value-type="float" office:value="53.2824068919718" calcext:value-type="float">
            <text:p>53,282406891971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0.6779444935802" calcext:value-type="float">
            <text:p>90,6779444935802</text:p>
          </table:table-cell>
          <table:table-cell office:value-type="float" office:value="79.8321932377968" calcext:value-type="float">
            <text:p>79,83219323779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8.6102352726096" calcext:value-type="float">
            <text:p>58,6102352726096</text:p>
          </table:table-cell>
          <table:table-cell office:value-type="float" office:value="59.1636189463076" calcext:value-type="float">
            <text:p>59,16361894630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1.9191386897564" calcext:value-type="float">
            <text:p>71,9191386897564</text:p>
          </table:table-cell>
          <table:table-cell office:value-type="float" office:value="28.1936521138239" calcext:value-type="float">
            <text:p>28,19365211382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5547524868844" calcext:value-type="float">
            <text:p>83,5547524868844</text:p>
          </table:table-cell>
          <table:table-cell office:value-type="float" office:value="85.9004392720126" calcext:value-type="float">
            <text:p>85,90043927201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6.6475146458505" calcext:value-type="float">
            <text:p>86,6475146458505</text:p>
          </table:table-cell>
          <table:table-cell office:value-type="float" office:value="83.2336967943127" calcext:value-type="float">
            <text:p>83,23369679431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4.7956923018025" calcext:value-type="float">
            <text:p>44,7956923018025</text:p>
          </table:table-cell>
          <table:table-cell office:value-type="float" office:value="48.1298977288841" calcext:value-type="float">
            <text:p>48,12989772888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9.8375649156742" calcext:value-type="float">
            <text:p>69,8375649156742</text:p>
          </table:table-cell>
          <table:table-cell office:value-type="float" office:value="18.4273740608313" calcext:value-type="float">
            <text:p>18,427374060831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5.437772687429" calcext:value-type="float">
            <text:p>55,437772687429</text:p>
          </table:table-cell>
          <table:table-cell office:value-type="float" office:value="59.1425725856754" calcext:value-type="float">
            <text:p>59,14257258567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1.5529154156751" calcext:value-type="float">
            <text:p>11,5529154156751</text:p>
          </table:table-cell>
          <table:table-cell office:value-type="float" office:value="12.133873163468" calcext:value-type="float">
            <text:p>12,1338731634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6.2628883458672" calcext:value-type="float">
            <text:p>66,2628883458672</text:p>
          </table:table-cell>
          <table:table-cell office:value-type="float" office:value="17.4759507605377" calcext:value-type="float">
            <text:p>17,47595076053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8247199688001" calcext:value-type="float">
            <text:p>85,8247199688001</text:p>
          </table:table-cell>
          <table:table-cell office:value-type="float" office:value="84.2866594506971" calcext:value-type="float">
            <text:p>84,28665945069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9.3535811136281" calcext:value-type="float">
            <text:p>79,3535811136281</text:p>
          </table:table-cell>
          <table:table-cell office:value-type="float" office:value="90.140504767855" calcext:value-type="float">
            <text:p>90,1405047678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8.1530255646157" calcext:value-type="float">
            <text:p>58,1530255646157</text:p>
          </table:table-cell>
          <table:table-cell office:value-type="float" office:value="59.1249339170067" calcext:value-type="float">
            <text:p>59,12493391700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0741075402307" calcext:value-type="float">
            <text:p>83,0741075402307</text:p>
          </table:table-cell>
          <table:table-cell office:value-type="float" office:value="25.682981610603" calcext:value-type="float">
            <text:p>25,6829816106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8159841411588" calcext:value-type="float">
            <text:p>22,8159841411588</text:p>
          </table:table-cell>
          <table:table-cell office:value-type="float" office:value="66.6675883619215" calcext:value-type="float">
            <text:p>66,66758836192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0.2514911414313" calcext:value-type="float">
            <text:p>20,2514911414313</text:p>
          </table:table-cell>
          <table:table-cell office:value-type="float" office:value="66.8103106674873" calcext:value-type="float">
            <text:p>66,81031066748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6.3156055314148" calcext:value-type="float">
            <text:p>16,3156055314148</text:p>
          </table:table-cell>
          <table:table-cell office:value-type="float" office:value="15.0584998546626" calcext:value-type="float">
            <text:p>15,05849985466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4.8700529062293" calcext:value-type="float">
            <text:p>14,8700529062293</text:p>
          </table:table-cell>
          <table:table-cell office:value-type="float" office:value="15.1422262718389" calcext:value-type="float">
            <text:p>15,142226271838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4.0728191035991" calcext:value-type="float">
            <text:p>54,0728191035991</text:p>
          </table:table-cell>
          <table:table-cell office:value-type="float" office:value="42.7519312865243" calcext:value-type="float">
            <text:p>42,751931286524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6.7423103644014" calcext:value-type="float">
            <text:p>16,7423103644014</text:p>
          </table:table-cell>
          <table:table-cell office:value-type="float" office:value="16.9487942096742" calcext:value-type="float">
            <text:p>16,94879420967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7.9685947096378" calcext:value-type="float">
            <text:p>67,9685947096378</text:p>
          </table:table-cell>
          <table:table-cell office:value-type="float" office:value="23.8838336473311" calcext:value-type="float">
            <text:p>23,883833647331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3249257710793" calcext:value-type="float">
            <text:p>84,3249257710793</text:p>
          </table:table-cell>
          <table:table-cell office:value-type="float" office:value="15.882341203986" calcext:value-type="float">
            <text:p>15,88234120398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5.3458317917986" calcext:value-type="float">
            <text:p>55,3458317917986</text:p>
          </table:table-cell>
          <table:table-cell office:value-type="float" office:value="55.3233953197194" calcext:value-type="float">
            <text:p>55,323395319719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6022287130755" calcext:value-type="float">
            <text:p>85,6022287130755</text:p>
          </table:table-cell>
          <table:table-cell office:value-type="float" office:value="83.9968993804276" calcext:value-type="float">
            <text:p>83,99689938042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6320501635747" calcext:value-type="float">
            <text:p>22,6320501635747</text:p>
          </table:table-cell>
          <table:table-cell office:value-type="float" office:value="22.8475028736211" calcext:value-type="float">
            <text:p>22,847502873621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16697725112" calcext:value-type="float">
            <text:p>83,16697725112</text:p>
          </table:table-cell>
          <table:table-cell office:value-type="float" office:value="23.4468732046821" calcext:value-type="float">
            <text:p>23,44687320468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7.4907179134948" calcext:value-type="float">
            <text:p>17,4907179134948</text:p>
          </table:table-cell>
          <table:table-cell office:value-type="float" office:value="17.1826479662997" calcext:value-type="float">
            <text:p>17,18264796629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9.1312472817109" calcext:value-type="float">
            <text:p>49,1312472817109</text:p>
          </table:table-cell>
          <table:table-cell office:value-type="float" office:value="51.3476791292023" calcext:value-type="float">
            <text:p>51,347679129202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0.838174887646" calcext:value-type="float">
            <text:p>70,838174887646</text:p>
          </table:table-cell>
          <table:table-cell office:value-type="float" office:value="17.2093430120167" calcext:value-type="float">
            <text:p>17,20934301201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2615921072919" calcext:value-type="float">
            <text:p>84,2615921072919</text:p>
          </table:table-cell>
          <table:table-cell office:value-type="float" office:value="85.6642882028913" calcext:value-type="float">
            <text:p>85,664288202891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.44510617715249" calcext:value-type="float">
            <text:p>2,44510617715249</text:p>
          </table:table-cell>
          <table:table-cell office:value-type="float" office:value="2.43431493502966" calcext:value-type="float">
            <text:p>2,4343149350296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8.354565561771" calcext:value-type="float">
            <text:p>58,354565561771</text:p>
          </table:table-cell>
          <table:table-cell office:value-type="float" office:value="40.9318016140586" calcext:value-type="float">
            <text:p>40,931801614058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7.6950491304537" calcext:value-type="float">
            <text:p>87,6950491304537</text:p>
          </table:table-cell>
          <table:table-cell office:value-type="float" office:value="82.1416027506594" calcext:value-type="float">
            <text:p>82,141602750659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3.8148113697482" calcext:value-type="float">
            <text:p>13,8148113697482</text:p>
          </table:table-cell>
          <table:table-cell office:value-type="float" office:value="13.9475539231815" calcext:value-type="float">
            <text:p>13,94755392318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00.331793245014" calcext:value-type="float">
            <text:p>100,331793245014</text:p>
          </table:table-cell>
          <table:table-cell office:value-type="float" office:value="70.7987112752415" calcext:value-type="float">
            <text:p>70,79871127524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3782904169053" calcext:value-type="float">
            <text:p>82,3782904169053</text:p>
          </table:table-cell>
          <table:table-cell office:value-type="float" office:value="87.7388430490746" calcext:value-type="float">
            <text:p>87,738843049074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4388319217636" calcext:value-type="float">
            <text:p>22,4388319217636</text:p>
          </table:table-cell>
          <table:table-cell office:value-type="float" office:value="21.3847632836176" calcext:value-type="float">
            <text:p>21,38476328361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7.9723615646902" calcext:value-type="float">
            <text:p>77,9723615646902</text:p>
          </table:table-cell>
          <table:table-cell office:value-type="float" office:value="25.9999916736685" calcext:value-type="float">
            <text:p>25,99999167366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6874872309386" calcext:value-type="float">
            <text:p>85,6874872309386</text:p>
          </table:table-cell>
          <table:table-cell office:value-type="float" office:value="84.1369213827876" calcext:value-type="float">
            <text:p>84,13692138278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8273942035974" calcext:value-type="float">
            <text:p>81,8273942035974</text:p>
          </table:table-cell>
          <table:table-cell office:value-type="float" office:value="22.5639434677489" calcext:value-type="float">
            <text:p>22,563943467748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5.9814142715393" calcext:value-type="float">
            <text:p>45,9814142715393</text:p>
          </table:table-cell>
          <table:table-cell office:value-type="float" office:value="51.5260154239515" calcext:value-type="float">
            <text:p>51,52601542395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7.1603671283313" calcext:value-type="float">
            <text:p>87,1603671283313</text:p>
          </table:table-cell>
          <table:table-cell office:value-type="float" office:value="83.7634867767255" calcext:value-type="float">
            <text:p>83,76348677672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3148540481777" calcext:value-type="float">
            <text:p>83,3148540481777</text:p>
          </table:table-cell>
          <table:table-cell office:value-type="float" office:value="24.9402082806075" calcext:value-type="float">
            <text:p>24,940208280607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0.8479135037572" calcext:value-type="float">
            <text:p>10,8479135037572</text:p>
          </table:table-cell>
          <table:table-cell office:value-type="float" office:value="11.5154481756025" calcext:value-type="float">
            <text:p>11,515448175602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9.3892313277746" calcext:value-type="float">
            <text:p>79,3892313277746</text:p>
          </table:table-cell>
          <table:table-cell office:value-type="float" office:value="15.6381782661812" calcext:value-type="float">
            <text:p>15,63817826618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9.7201475882466" calcext:value-type="float">
            <text:p>59,7201475882466</text:p>
          </table:table-cell>
          <table:table-cell office:value-type="float" office:value="46.0206117721297" calcext:value-type="float">
            <text:p>46,02061177212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0.5371092389965" calcext:value-type="float">
            <text:p>70,5371092389965</text:p>
          </table:table-cell>
          <table:table-cell office:value-type="float" office:value="23.4054708099192" calcext:value-type="float">
            <text:p>23,40547080991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5.4016941716512" calcext:value-type="float">
            <text:p>15,4016941716512</text:p>
          </table:table-cell>
          <table:table-cell office:value-type="float" office:value="15.3219433143021" calcext:value-type="float">
            <text:p>15,32194331430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6.582841480282" calcext:value-type="float">
            <text:p>56,582841480282</text:p>
          </table:table-cell>
          <table:table-cell office:value-type="float" office:value="44.9411810439263" calcext:value-type="float">
            <text:p>44,94118104392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7.7715358151648" calcext:value-type="float">
            <text:p>87,7715358151648</text:p>
          </table:table-cell>
          <table:table-cell office:value-type="float" office:value="81.9055288865957" calcext:value-type="float">
            <text:p>81,905528886595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561935533097" calcext:value-type="float">
            <text:p>84,561935533097</text:p>
          </table:table-cell>
          <table:table-cell office:value-type="float" office:value="17.5928874096103" calcext:value-type="float">
            <text:p>17,59288740961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.68697375466655" calcext:value-type="float">
            <text:p>5,68697375466655</text:p>
          </table:table-cell>
          <table:table-cell office:value-type="float" office:value="6.51677817893905" calcext:value-type="float">
            <text:p>6,516778178939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5.0639861646735" calcext:value-type="float">
            <text:p>25,0639861646735</text:p>
          </table:table-cell>
          <table:table-cell office:value-type="float" office:value="77.5839613765334" calcext:value-type="float">
            <text:p>77,583961376533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9.5877224288096" calcext:value-type="float">
            <text:p>69,5877224288096</text:p>
          </table:table-cell>
          <table:table-cell office:value-type="float" office:value="30.7465529443262" calcext:value-type="float">
            <text:p>30,746552944326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6.4122411037262" calcext:value-type="float">
            <text:p>86,4122411037262</text:p>
          </table:table-cell>
          <table:table-cell office:value-type="float" office:value="83.9047024226851" calcext:value-type="float">
            <text:p>83,904702422685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6.7166189834485" calcext:value-type="float">
            <text:p>16,7166189834485</text:p>
          </table:table-cell>
          <table:table-cell office:value-type="float" office:value="16.3306139270246" calcext:value-type="float">
            <text:p>16,330613927024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8975589838405" calcext:value-type="float">
            <text:p>82,8975589838405</text:p>
          </table:table-cell>
          <table:table-cell office:value-type="float" office:value="86.7928051946604" calcext:value-type="float">
            <text:p>86,79280519466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1698325567903" calcext:value-type="float">
            <text:p>82,1698325567903</text:p>
          </table:table-cell>
          <table:table-cell office:value-type="float" office:value="87.4839907850399" calcext:value-type="float">
            <text:p>87,48399078503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4004274210475" calcext:value-type="float">
            <text:p>85,4004274210475</text:p>
          </table:table-cell>
          <table:table-cell office:value-type="float" office:value="84.795587215583" calcext:value-type="float">
            <text:p>84,7955872155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4.4094079484347" calcext:value-type="float">
            <text:p>54,4094079484347</text:p>
          </table:table-cell>
          <table:table-cell office:value-type="float" office:value="50.6442234627807" calcext:value-type="float">
            <text:p>50,64422346278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0.2158337539531" calcext:value-type="float">
            <text:p>40,2158337539531</text:p>
          </table:table-cell>
          <table:table-cell office:value-type="float" office:value="55.9415494439712" calcext:value-type="float">
            <text:p>55,94154944397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4.7489361470222" calcext:value-type="float">
            <text:p>14,7489361470222</text:p>
          </table:table-cell>
          <table:table-cell office:value-type="float" office:value="14.4252244102829" calcext:value-type="float">
            <text:p>14,425224410282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4.6599045876342" calcext:value-type="float">
            <text:p>54,6599045876342</text:p>
          </table:table-cell>
          <table:table-cell office:value-type="float" office:value="56.5036729696219" calcext:value-type="float">
            <text:p>56,503672969621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4091899079746" calcext:value-type="float">
            <text:p>81,4091899079746</text:p>
          </table:table-cell>
          <table:table-cell office:value-type="float" office:value="88.4497077278971" calcext:value-type="float">
            <text:p>88,44970772789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1.4944013152437" calcext:value-type="float">
            <text:p>41,4944013152437</text:p>
          </table:table-cell>
          <table:table-cell office:value-type="float" office:value="45.3787416669402" calcext:value-type="float">
            <text:p>45,37874166694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7.6550220413373" calcext:value-type="float">
            <text:p>17,6550220413373</text:p>
          </table:table-cell>
          <table:table-cell office:value-type="float" office:value="17.7534313527392" calcext:value-type="float">
            <text:p>17,75343135273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7.9646254998392" calcext:value-type="float">
            <text:p>57,9646254998392</text:p>
          </table:table-cell>
          <table:table-cell office:value-type="float" office:value="58.3694328320561" calcext:value-type="float">
            <text:p>58,369432832056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6.0757823834679" calcext:value-type="float">
            <text:p>56,0757823834679</text:p>
          </table:table-cell>
          <table:table-cell office:value-type="float" office:value="57.2503203556808" calcext:value-type="float">
            <text:p>57,25032035568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2221662732486" calcext:value-type="float">
            <text:p>82,2221662732486</text:p>
          </table:table-cell>
          <table:table-cell office:value-type="float" office:value="27.991962792709" calcext:value-type="float">
            <text:p>27,9919627927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3456776271394" calcext:value-type="float">
            <text:p>82,3456776271394</text:p>
          </table:table-cell>
          <table:table-cell office:value-type="float" office:value="87.2369072931037" calcext:value-type="float">
            <text:p>87,236907293103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3.7540213420317" calcext:value-type="float">
            <text:p>13,7540213420317</text:p>
          </table:table-cell>
          <table:table-cell office:value-type="float" office:value="14.3802907382782" calcext:value-type="float">
            <text:p>14,38029073827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4.3196869980686" calcext:value-type="float">
            <text:p>14,3196869980686</text:p>
          </table:table-cell>
          <table:table-cell office:value-type="float" office:value="14.0886669267315" calcext:value-type="float">
            <text:p>14,08866692673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1.885559431326" calcext:value-type="float">
            <text:p>31,885559431326</text:p>
          </table:table-cell>
          <table:table-cell office:value-type="float" office:value="69.100748512057" calcext:value-type="float">
            <text:p>69,10074851205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3.1089368508999" calcext:value-type="float">
            <text:p>53,1089368508999</text:p>
          </table:table-cell>
          <table:table-cell office:value-type="float" office:value="59.6351979777136" calcext:value-type="float">
            <text:p>59,635197977713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9.3460566852336" calcext:value-type="float">
            <text:p>89,3460566852336</text:p>
          </table:table-cell>
          <table:table-cell office:value-type="float" office:value="81.4340815930593" calcext:value-type="float">
            <text:p>81,434081593059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7.3330419968617" calcext:value-type="float">
            <text:p>57,3330419968617</text:p>
          </table:table-cell>
          <table:table-cell office:value-type="float" office:value="54.9184034389996" calcext:value-type="float">
            <text:p>54,91840343899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7.136347734288" calcext:value-type="float">
            <text:p>17,136347734288</text:p>
          </table:table-cell>
          <table:table-cell office:value-type="float" office:value="73.1033859921791" calcext:value-type="float">
            <text:p>73,103385992179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8.889376263872" calcext:value-type="float">
            <text:p>58,889376263872</text:p>
          </table:table-cell>
          <table:table-cell office:value-type="float" office:value="52.8099511353275" calcext:value-type="float">
            <text:p>52,809951135327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0.3166928409846" calcext:value-type="float">
            <text:p>20,3166928409846</text:p>
          </table:table-cell>
          <table:table-cell office:value-type="float" office:value="71.2778536809813" calcext:value-type="float">
            <text:p>71,277853680981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1861391068618" calcext:value-type="float">
            <text:p>22,1861391068618</text:p>
          </table:table-cell>
          <table:table-cell office:value-type="float" office:value="83.4852672387296" calcext:value-type="float">
            <text:p>83,48526723872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742271080272" calcext:value-type="float">
            <text:p>84,742271080272</text:p>
          </table:table-cell>
          <table:table-cell office:value-type="float" office:value="85.389779704588" calcext:value-type="float">
            <text:p>85,3897797045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6.0576476539358" calcext:value-type="float">
            <text:p>16,0576476539358</text:p>
          </table:table-cell>
          <table:table-cell office:value-type="float" office:value="15.7215271077797" calcext:value-type="float">
            <text:p>15,72152710777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7006963592414" calcext:value-type="float">
            <text:p>81,7006963592414</text:p>
          </table:table-cell>
          <table:table-cell office:value-type="float" office:value="28.1167638446196" calcext:value-type="float">
            <text:p>28,11676384461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4.7384757679286" calcext:value-type="float">
            <text:p>14,7384757679286</text:p>
          </table:table-cell>
          <table:table-cell office:value-type="float" office:value="13.8795965382096" calcext:value-type="float">
            <text:p>13,87959653820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2324996163439" calcext:value-type="float">
            <text:p>81,2324996163439</text:p>
          </table:table-cell>
          <table:table-cell office:value-type="float" office:value="18.4992860353867" calcext:value-type="float">
            <text:p>18,49928603538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2.7790311127423" calcext:value-type="float">
            <text:p>12,7790311127423</text:p>
          </table:table-cell>
          <table:table-cell office:value-type="float" office:value="13.6317567736297" calcext:value-type="float">
            <text:p>13,63175677362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8.9620717762555" calcext:value-type="float">
            <text:p>18,9620717762555</text:p>
          </table:table-cell>
          <table:table-cell office:value-type="float" office:value="76.3272508393287" calcext:value-type="float">
            <text:p>76,327250839328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1.1871790325371" calcext:value-type="float">
            <text:p>71,1871790325371</text:p>
          </table:table-cell>
          <table:table-cell office:value-type="float" office:value="29.9042145367273" calcext:value-type="float">
            <text:p>29,90421453672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6.6577294046" calcext:value-type="float">
            <text:p>26,6577294046</text:p>
          </table:table-cell>
          <table:table-cell office:value-type="float" office:value="75.7529005503889" calcext:value-type="float">
            <text:p>75,752900550388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3.3276392102016" calcext:value-type="float">
            <text:p>33,3276392102016</text:p>
          </table:table-cell>
          <table:table-cell office:value-type="float" office:value="82.0235403777636" calcext:value-type="float">
            <text:p>82,023540377763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9.1189013532064" calcext:value-type="float">
            <text:p>29,1189013532064</text:p>
          </table:table-cell>
          <table:table-cell office:value-type="float" office:value="65.5282365647535" calcext:value-type="float">
            <text:p>65,52823656475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8.4810233112429" calcext:value-type="float">
            <text:p>48,4810233112429</text:p>
          </table:table-cell>
          <table:table-cell office:value-type="float" office:value="54.9306566896295" calcext:value-type="float">
            <text:p>54,930656689629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1252342548037" calcext:value-type="float">
            <text:p>83,1252342548037</text:p>
          </table:table-cell>
          <table:table-cell office:value-type="float" office:value="87.130423072333" calcext:value-type="float">
            <text:p>87,1304230723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.17309309090814" calcext:value-type="float">
            <text:p>9,17309309090814</text:p>
          </table:table-cell>
          <table:table-cell office:value-type="float" office:value="10.1116078825028" calcext:value-type="float">
            <text:p>10,111607882502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4.8965819889277" calcext:value-type="float">
            <text:p>24,8965819889277</text:p>
          </table:table-cell>
          <table:table-cell office:value-type="float" office:value="74.2309076973184" calcext:value-type="float">
            <text:p>74,230907697318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3.9716548964446" calcext:value-type="float">
            <text:p>43,9716548964446</text:p>
          </table:table-cell>
          <table:table-cell office:value-type="float" office:value="51.1074647098131" calcext:value-type="float">
            <text:p>51,107464709813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2224729869784" calcext:value-type="float">
            <text:p>84,2224729869784</text:p>
          </table:table-cell>
          <table:table-cell office:value-type="float" office:value="85.6873674794642" calcext:value-type="float">
            <text:p>85,68736747946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5.6670832035577" calcext:value-type="float">
            <text:p>75,6670832035577</text:p>
          </table:table-cell>
          <table:table-cell office:value-type="float" office:value="19.4109474581047" calcext:value-type="float">
            <text:p>19,41094745810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0.785215686368" calcext:value-type="float">
            <text:p>10,785215686368</text:p>
          </table:table-cell>
          <table:table-cell office:value-type="float" office:value="11.6640514609893" calcext:value-type="float">
            <text:p>11,664051460989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945983208619" calcext:value-type="float">
            <text:p>84,945983208619</text:p>
          </table:table-cell>
          <table:table-cell office:value-type="float" office:value="29.0587178531534" calcext:value-type="float">
            <text:p>29,058717853153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3.5251841599232" calcext:value-type="float">
            <text:p>23,5251841599232</text:p>
          </table:table-cell>
          <table:table-cell office:value-type="float" office:value="76.2596264843617" calcext:value-type="float">
            <text:p>76,25962648436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3.2444002993223" calcext:value-type="float">
            <text:p>53,2444002993223</text:p>
          </table:table-cell>
          <table:table-cell office:value-type="float" office:value="44.4630034400434" calcext:value-type="float">
            <text:p>44,463003440043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7628060884134" calcext:value-type="float">
            <text:p>81,7628060884134</text:p>
          </table:table-cell>
          <table:table-cell office:value-type="float" office:value="87.2473575424697" calcext:value-type="float">
            <text:p>87,24735754246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4.2120347619834" calcext:value-type="float">
            <text:p>34,2120347619834</text:p>
          </table:table-cell>
          <table:table-cell office:value-type="float" office:value="84.4213440329455" calcext:value-type="float">
            <text:p>84,42134403294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9336995383206" calcext:value-type="float">
            <text:p>81,9336995383206</text:p>
          </table:table-cell>
          <table:table-cell office:value-type="float" office:value="87.5165024961938" calcext:value-type="float">
            <text:p>87,51650249619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4786905541192" calcext:value-type="float">
            <text:p>82,4786905541192</text:p>
          </table:table-cell>
          <table:table-cell office:value-type="float" office:value="21.1602592657918" calcext:value-type="float">
            <text:p>21,160259265791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8.6195369433019" calcext:value-type="float">
            <text:p>48,6195369433019</text:p>
          </table:table-cell>
          <table:table-cell office:value-type="float" office:value="50.5778416858087" calcext:value-type="float">
            <text:p>50,577841685808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1.5699168286573" calcext:value-type="float">
            <text:p>11,5699168286573</text:p>
          </table:table-cell>
          <table:table-cell office:value-type="float" office:value="11.8764612231912" calcext:value-type="float">
            <text:p>11,87646122319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9.7625445068655" calcext:value-type="float">
            <text:p>19,7625445068655</text:p>
          </table:table-cell>
          <table:table-cell office:value-type="float" office:value="75.0240765235807" calcext:value-type="float">
            <text:p>75,02407652358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0.3575627077039" calcext:value-type="float">
            <text:p>20,3575627077039</text:p>
          </table:table-cell>
          <table:table-cell office:value-type="float" office:value="20.4559463777015" calcext:value-type="float">
            <text:p>20,455946377701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313280983244" calcext:value-type="float">
            <text:p>83,313280983244</text:p>
          </table:table-cell>
          <table:table-cell office:value-type="float" office:value="86.4769797716577" calcext:value-type="float">
            <text:p>86,47697977165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3.0421648019857" calcext:value-type="float">
            <text:p>73,0421648019857</text:p>
          </table:table-cell>
          <table:table-cell office:value-type="float" office:value="32.9093510353825" calcext:value-type="float">
            <text:p>32,909351035382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5.7600569667417" calcext:value-type="float">
            <text:p>45,7600569667417</text:p>
          </table:table-cell>
          <table:table-cell office:value-type="float" office:value="56.4996010950436" calcext:value-type="float">
            <text:p>56,499601095043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2.6851054132919" calcext:value-type="float">
            <text:p>12,6851054132919</text:p>
          </table:table-cell>
          <table:table-cell office:value-type="float" office:value="12.4613132224003" calcext:value-type="float">
            <text:p>12,46131322240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.14571945562855" calcext:value-type="float">
            <text:p>7,14571945562855</text:p>
          </table:table-cell>
          <table:table-cell office:value-type="float" office:value="7.66576136752726" calcext:value-type="float">
            <text:p>7,665761367527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7.9683329003817" calcext:value-type="float">
            <text:p>17,9683329003817</text:p>
          </table:table-cell>
          <table:table-cell office:value-type="float" office:value="18.5990068238452" calcext:value-type="float">
            <text:p>18,599006823845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8.2038310158284" calcext:value-type="float">
            <text:p>78,2038310158284</text:p>
          </table:table-cell>
          <table:table-cell office:value-type="float" office:value="24.432419466602" calcext:value-type="float">
            <text:p>24,4324194666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8.9728491699775" calcext:value-type="float">
            <text:p>58,9728491699775</text:p>
          </table:table-cell>
          <table:table-cell office:value-type="float" office:value="46.7069847001508" calcext:value-type="float">
            <text:p>46,70698470015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0.9840476417044" calcext:value-type="float">
            <text:p>30,9840476417044</text:p>
          </table:table-cell>
          <table:table-cell office:value-type="float" office:value="70.1574945303054" calcext:value-type="float">
            <text:p>70,15749453030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3.1568634869179" calcext:value-type="float">
            <text:p>33,1568634869179</text:p>
          </table:table-cell>
          <table:table-cell office:value-type="float" office:value="72.0801292049465" calcext:value-type="float">
            <text:p>72,08012920494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7.6741109646468" calcext:value-type="float">
            <text:p>27,6741109646468</text:p>
          </table:table-cell>
          <table:table-cell office:value-type="float" office:value="78.2103241736026" calcext:value-type="float">
            <text:p>78,21032417360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0175168696431" calcext:value-type="float">
            <text:p>81,0175168696431</text:p>
          </table:table-cell>
          <table:table-cell office:value-type="float" office:value="88.5165995018655" calcext:value-type="float">
            <text:p>88,51659950186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5.3226364247971" calcext:value-type="float">
            <text:p>75,3226364247971</text:p>
          </table:table-cell>
          <table:table-cell office:value-type="float" office:value="24.6032827009348" calcext:value-type="float">
            <text:p>24,60328270093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1.9649008412559" calcext:value-type="float">
            <text:p>41,9649008412559</text:p>
          </table:table-cell>
          <table:table-cell office:value-type="float" office:value="42.0031656075465" calcext:value-type="float">
            <text:p>42,00316560754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2.9591271219013" calcext:value-type="float">
            <text:p>12,9591271219013</text:p>
          </table:table-cell>
          <table:table-cell office:value-type="float" office:value="13.2796867774169" calcext:value-type="float">
            <text:p>13,27968677741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9146046493981" calcext:value-type="float">
            <text:p>82,9146046493981</text:p>
          </table:table-cell>
          <table:table-cell office:value-type="float" office:value="87.1132712425353" calcext:value-type="float">
            <text:p>87,113271242535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4287784661377" calcext:value-type="float">
            <text:p>82,4287784661377</text:p>
          </table:table-cell>
          <table:table-cell office:value-type="float" office:value="18.7399040544807" calcext:value-type="float">
            <text:p>18,73990405448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7.3880732166831" calcext:value-type="float">
            <text:p>57,3880732166831</text:p>
          </table:table-cell>
          <table:table-cell office:value-type="float" office:value="40.3536249777646" calcext:value-type="float">
            <text:p>40,353624977764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7.2018336349711" calcext:value-type="float">
            <text:p>87,2018336349711</text:p>
          </table:table-cell>
          <table:table-cell office:value-type="float" office:value="82.8518194414141" calcext:value-type="float">
            <text:p>82,85181944141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9486471750418" calcext:value-type="float">
            <text:p>84,9486471750418</text:p>
          </table:table-cell>
          <table:table-cell office:value-type="float" office:value="85.3710179902473" calcext:value-type="float">
            <text:p>85,37101799024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9.8708150691612" calcext:value-type="float">
            <text:p>69,8708150691612</text:p>
          </table:table-cell>
          <table:table-cell office:value-type="float" office:value="29.3247817147065" calcext:value-type="float">
            <text:p>29,32478171470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696451487237" calcext:value-type="float">
            <text:p>85,696451487237</text:p>
          </table:table-cell>
          <table:table-cell office:value-type="float" office:value="85.0616609628383" calcext:value-type="float">
            <text:p>85,06166096283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4.3886399706122" calcext:value-type="float">
            <text:p>14,3886399706122</text:p>
          </table:table-cell>
          <table:table-cell office:value-type="float" office:value="14.7812666878502" calcext:value-type="float">
            <text:p>14,78126668785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7.5276287299155" calcext:value-type="float">
            <text:p>27,5276287299155</text:p>
          </table:table-cell>
          <table:table-cell office:value-type="float" office:value="73.6517761867311" calcext:value-type="float">
            <text:p>73,651776186731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0.8112148374539" calcext:value-type="float">
            <text:p>40,8112148374539</text:p>
          </table:table-cell>
          <table:table-cell office:value-type="float" office:value="58.7736748601438" calcext:value-type="float">
            <text:p>58,77367486014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0.4847528856179" calcext:value-type="float">
            <text:p>70,4847528856179</text:p>
          </table:table-cell>
          <table:table-cell office:value-type="float" office:value="28.5339158756242" calcext:value-type="float">
            <text:p>28,53391587562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0.406576549819" calcext:value-type="float">
            <text:p>40,406576549819</text:p>
          </table:table-cell>
          <table:table-cell office:value-type="float" office:value="55.3906175125254" calcext:value-type="float">
            <text:p>55,39061751252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3.1802034744699" calcext:value-type="float">
            <text:p>53,1802034744699</text:p>
          </table:table-cell>
          <table:table-cell office:value-type="float" office:value="51.8374011503347" calcext:value-type="float">
            <text:p>51,83740115033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8.6132495746982" calcext:value-type="float">
            <text:p>28,6132495746982</text:p>
          </table:table-cell>
          <table:table-cell office:value-type="float" office:value="67.4699738387154" calcext:value-type="float">
            <text:p>67,46997383871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9837303900342" calcext:value-type="float">
            <text:p>83,9837303900342</text:p>
          </table:table-cell>
          <table:table-cell office:value-type="float" office:value="85.4833620528309" calcext:value-type="float">
            <text:p>85,48336205283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6.4083200532057" calcext:value-type="float">
            <text:p>86,4083200532057</text:p>
          </table:table-cell>
          <table:table-cell office:value-type="float" office:value="83.8294884955446" calcext:value-type="float">
            <text:p>83,829488495544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7.7660870033128" calcext:value-type="float">
            <text:p>87,7660870033128</text:p>
          </table:table-cell>
          <table:table-cell office:value-type="float" office:value="82.3081156912523" calcext:value-type="float">
            <text:p>82,308115691252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477241505423" calcext:value-type="float">
            <text:p>84,477241505423</text:p>
          </table:table-cell>
          <table:table-cell office:value-type="float" office:value="21.3598894824297" calcext:value-type="float">
            <text:p>21,359889482429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789191366208" calcext:value-type="float">
            <text:p>84,789191366208</text:p>
          </table:table-cell>
          <table:table-cell office:value-type="float" office:value="85.0871884778626" calcext:value-type="float">
            <text:p>85,08718847786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3104590260525" calcext:value-type="float">
            <text:p>84,3104590260525</text:p>
          </table:table-cell>
          <table:table-cell office:value-type="float" office:value="85.5759206345338" calcext:value-type="float">
            <text:p>85,57592063453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5.6348113317898" calcext:value-type="float">
            <text:p>15,6348113317898</text:p>
          </table:table-cell>
          <table:table-cell office:value-type="float" office:value="15.185135520617" calcext:value-type="float">
            <text:p>15,1851355206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6.2438910824688" calcext:value-type="float">
            <text:p>66,2438910824688</text:p>
          </table:table-cell>
          <table:table-cell office:value-type="float" office:value="32.4742124532386" calcext:value-type="float">
            <text:p>32,474212453238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4.842711171443" calcext:value-type="float">
            <text:p>74,842711171443</text:p>
          </table:table-cell>
          <table:table-cell office:value-type="float" office:value="32.9453869608879" calcext:value-type="float">
            <text:p>32,945386960887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7.9457603051326" calcext:value-type="float">
            <text:p>77,9457603051326</text:p>
          </table:table-cell>
          <table:table-cell office:value-type="float" office:value="91.2676726489341" calcext:value-type="float">
            <text:p>91,267672648934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8358874738252" calcext:value-type="float">
            <text:p>85,8358874738252</text:p>
          </table:table-cell>
          <table:table-cell office:value-type="float" office:value="84.3512400433523" calcext:value-type="float">
            <text:p>84,351240043352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.97551867862195" calcext:value-type="float">
            <text:p>5,97551867862195</text:p>
          </table:table-cell>
          <table:table-cell office:value-type="float" office:value="7.25390411998703" calcext:value-type="float">
            <text:p>7,253904119987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6.6541213817676" calcext:value-type="float">
            <text:p>26,6541213817676</text:p>
          </table:table-cell>
          <table:table-cell office:value-type="float" office:value="67.3970983472911" calcext:value-type="float">
            <text:p>67,397098347291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8.1035556717242" calcext:value-type="float">
            <text:p>78,1035556717242</text:p>
          </table:table-cell>
          <table:table-cell office:value-type="float" office:value="23.0088544864124" calcext:value-type="float">
            <text:p>23,008854486412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9.0058186966026" calcext:value-type="float">
            <text:p>29,0058186966026</text:p>
          </table:table-cell>
          <table:table-cell office:value-type="float" office:value="84.8870752765343" calcext:value-type="float">
            <text:p>84,887075276534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6.0202480539472" calcext:value-type="float">
            <text:p>26,0202480539472</text:p>
          </table:table-cell>
          <table:table-cell office:value-type="float" office:value="75.0914855341176" calcext:value-type="float">
            <text:p>75,09148553411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9.8863649749824" calcext:value-type="float">
            <text:p>59,8863649749824</text:p>
          </table:table-cell>
          <table:table-cell office:value-type="float" office:value="46.5487523351467" calcext:value-type="float">
            <text:p>46,54875233514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9.5492236097531" calcext:value-type="float">
            <text:p>59,5492236097531</text:p>
          </table:table-cell>
          <table:table-cell office:value-type="float" office:value="47.3486917500192" calcext:value-type="float">
            <text:p>47,34869175001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2967392188723" calcext:value-type="float">
            <text:p>84,2967392188723</text:p>
          </table:table-cell>
          <table:table-cell office:value-type="float" office:value="85.5865677487172" calcext:value-type="float">
            <text:p>85,586567748717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896359465195" calcext:value-type="float">
            <text:p>81,896359465195</text:p>
          </table:table-cell>
          <table:table-cell office:value-type="float" office:value="88.0841345650264" calcext:value-type="float">
            <text:p>88,08413456502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8773248783266" calcext:value-type="float">
            <text:p>81,8773248783266</text:p>
          </table:table-cell>
          <table:table-cell office:value-type="float" office:value="22.9615194838086" calcext:value-type="float">
            <text:p>22,961519483808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1770991891293" calcext:value-type="float">
            <text:p>83,1770991891293</text:p>
          </table:table-cell>
          <table:table-cell office:value-type="float" office:value="86.4593960384187" calcext:value-type="float">
            <text:p>86,459396038418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7.9239998600932" calcext:value-type="float">
            <text:p>17,9239998600932</text:p>
          </table:table-cell>
          <table:table-cell office:value-type="float" office:value="17.8399827092083" calcext:value-type="float">
            <text:p>17,83998270920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0.430471534881" calcext:value-type="float">
            <text:p>90,430471534881</text:p>
          </table:table-cell>
          <table:table-cell office:value-type="float" office:value="80.4898508871188" calcext:value-type="float">
            <text:p>80,48985088711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7.8787311079239" calcext:value-type="float">
            <text:p>27,8787311079239</text:p>
          </table:table-cell>
          <table:table-cell office:value-type="float" office:value="79.8934653510077" calcext:value-type="float">
            <text:p>79,893465351007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0.6194363537429" calcext:value-type="float">
            <text:p>40,6194363537429</text:p>
          </table:table-cell>
          <table:table-cell office:value-type="float" office:value="41.4326480462385" calcext:value-type="float">
            <text:p>41,43264804623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0.5300265060708" calcext:value-type="float">
            <text:p>80,5300265060708</text:p>
          </table:table-cell>
          <table:table-cell office:value-type="float" office:value="32.8752376856571" calcext:value-type="float">
            <text:p>32,87523768565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8.7867333891891" calcext:value-type="float">
            <text:p>78,7867333891891</text:p>
          </table:table-cell>
          <table:table-cell office:value-type="float" office:value="34.2612565777767" calcext:value-type="float">
            <text:p>34,26125657777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5.7726641829419" calcext:value-type="float">
            <text:p>15,7726641829419</text:p>
          </table:table-cell>
          <table:table-cell office:value-type="float" office:value="65.7085357936769" calcext:value-type="float">
            <text:p>65,708535793676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6.7809677684605" calcext:value-type="float">
            <text:p>26,7809677684605</text:p>
          </table:table-cell>
          <table:table-cell office:value-type="float" office:value="84.7926772601873" calcext:value-type="float">
            <text:p>84,792677260187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0.1375388853242" calcext:value-type="float">
            <text:p>50,1375388853242</text:p>
          </table:table-cell>
          <table:table-cell office:value-type="float" office:value="53.3274238088727" calcext:value-type="float">
            <text:p>53,32742380887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7.2571967665568" calcext:value-type="float">
            <text:p>17,2571967665568</text:p>
          </table:table-cell>
          <table:table-cell office:value-type="float" office:value="17.2170552644914" calcext:value-type="float">
            <text:p>17,217055264491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5.8954412409303" calcext:value-type="float">
            <text:p>15,8954412409303</text:p>
          </table:table-cell>
          <table:table-cell office:value-type="float" office:value="15.8251517959681" calcext:value-type="float">
            <text:p>15,825151795968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4595433317969" calcext:value-type="float">
            <text:p>22,4595433317969</text:p>
          </table:table-cell>
          <table:table-cell office:value-type="float" office:value="70.6637864489707" calcext:value-type="float">
            <text:p>70,66378644897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8.9614596316743" calcext:value-type="float">
            <text:p>78,9614596316743</text:p>
          </table:table-cell>
          <table:table-cell office:value-type="float" office:value="91.3578295086418" calcext:value-type="float">
            <text:p>91,357829508641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0.5462900112112" calcext:value-type="float">
            <text:p>70,5462900112112</text:p>
          </table:table-cell>
          <table:table-cell office:value-type="float" office:value="21.3312386530296" calcext:value-type="float">
            <text:p>21,33123865302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7.771388660854" calcext:value-type="float">
            <text:p>47,771388660854</text:p>
          </table:table-cell>
          <table:table-cell office:value-type="float" office:value="50.4765799568528" calcext:value-type="float">
            <text:p>50,476579956852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7585588081021" calcext:value-type="float">
            <text:p>81,7585588081021</text:p>
          </table:table-cell>
          <table:table-cell office:value-type="float" office:value="88.0266894486417" calcext:value-type="float">
            <text:p>88,026689448641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1.215525121011" calcext:value-type="float">
            <text:p>41,215525121011</text:p>
          </table:table-cell>
          <table:table-cell office:value-type="float" office:value="58.2983738197944" calcext:value-type="float">
            <text:p>58,29837381979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503229261896" calcext:value-type="float">
            <text:p>22,503229261896</text:p>
          </table:table-cell>
          <table:table-cell office:value-type="float" office:value="66.6493345804721" calcext:value-type="float">
            <text:p>66,64933458047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8.4475750795002" calcext:value-type="float">
            <text:p>68,4475750795002</text:p>
          </table:table-cell>
          <table:table-cell office:value-type="float" office:value="17.2063140643266" calcext:value-type="float">
            <text:p>17,206314064326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1.3582772335602" calcext:value-type="float">
            <text:p>51,3582772335602</text:p>
          </table:table-cell>
          <table:table-cell office:value-type="float" office:value="46.272340849586" calcext:value-type="float">
            <text:p>46,27234084958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4.2329592379138" calcext:value-type="float">
            <text:p>34,2329592379138</text:p>
          </table:table-cell>
          <table:table-cell office:value-type="float" office:value="65.6147021172934" calcext:value-type="float">
            <text:p>65,614702117293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7.0033096059638" calcext:value-type="float">
            <text:p>67,0033096059638</text:p>
          </table:table-cell>
          <table:table-cell office:value-type="float" office:value="27.1846943117514" calcext:value-type="float">
            <text:p>27,184694311751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8.8108344191731" calcext:value-type="float">
            <text:p>58,8108344191731</text:p>
          </table:table-cell>
          <table:table-cell office:value-type="float" office:value="47.4780473224247" calcext:value-type="float">
            <text:p>47,47804732242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2.5408028348017" calcext:value-type="float">
            <text:p>52,5408028348017</text:p>
          </table:table-cell>
          <table:table-cell office:value-type="float" office:value="50.9652311683749" calcext:value-type="float">
            <text:p>50,96523116837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1807612733531" calcext:value-type="float">
            <text:p>83,1807612733531</text:p>
          </table:table-cell>
          <table:table-cell office:value-type="float" office:value="29.4289553027289" calcext:value-type="float">
            <text:p>29,428955302728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3.5457524511114" calcext:value-type="float">
            <text:p>93,5457524511114</text:p>
          </table:table-cell>
          <table:table-cell office:value-type="float" office:value="77.0353967438458" calcext:value-type="float">
            <text:p>77,03539674384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9.917946076719" calcext:value-type="float">
            <text:p>59,917946076719</text:p>
          </table:table-cell>
          <table:table-cell office:value-type="float" office:value="40.0703249635701" calcext:value-type="float">
            <text:p>40,070324963570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.82323815633094" calcext:value-type="float">
            <text:p>7,82323815633094</text:p>
          </table:table-cell>
          <table:table-cell office:value-type="float" office:value="7.78905238638002" calcext:value-type="float">
            <text:p>7,789052386380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8.7026284099236" calcext:value-type="float">
            <text:p>68,7026284099236</text:p>
          </table:table-cell>
          <table:table-cell office:value-type="float" office:value="29.5589097254631" calcext:value-type="float">
            <text:p>29,558909725463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4.2207018734553" calcext:value-type="float">
            <text:p>14,2207018734553</text:p>
          </table:table-cell>
          <table:table-cell office:value-type="float" office:value="13.7559680830528" calcext:value-type="float">
            <text:p>13,755968083052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1.3634215135211" calcext:value-type="float">
            <text:p>71,3634215135211</text:p>
          </table:table-cell>
          <table:table-cell office:value-type="float" office:value="24.6842104767681" calcext:value-type="float">
            <text:p>24,684210476768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0.380608606545" calcext:value-type="float">
            <text:p>30,380608606545</text:p>
          </table:table-cell>
          <table:table-cell office:value-type="float" office:value="76.8753220795885" calcext:value-type="float">
            <text:p>76,875322079588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6.8033818206244" calcext:value-type="float">
            <text:p>56,8033818206244</text:p>
          </table:table-cell>
          <table:table-cell office:value-type="float" office:value="44.2512432925133" calcext:value-type="float">
            <text:p>44,25124329251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9.6725427775889" calcext:value-type="float">
            <text:p>49,6725427775889</text:p>
          </table:table-cell>
          <table:table-cell office:value-type="float" office:value="45.4051355272005" calcext:value-type="float">
            <text:p>45,40513552720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6.9707395881885" calcext:value-type="float">
            <text:p>76,9707395881885</text:p>
          </table:table-cell>
          <table:table-cell office:value-type="float" office:value="24.3062090992956" calcext:value-type="float">
            <text:p>24,30620909929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6.2258750710723" calcext:value-type="float">
            <text:p>56,2258750710723</text:p>
          </table:table-cell>
          <table:table-cell office:value-type="float" office:value="44.7855170784805" calcext:value-type="float">
            <text:p>44,78551707848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6.4623062222137" calcext:value-type="float">
            <text:p>16,4623062222137</text:p>
          </table:table-cell>
          <table:table-cell office:value-type="float" office:value="16.7002377992647" calcext:value-type="float">
            <text:p>16,70023779926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5.8496923332752" calcext:value-type="float">
            <text:p>75,8496923332752</text:p>
          </table:table-cell>
          <table:table-cell office:value-type="float" office:value="33.5895526786214" calcext:value-type="float">
            <text:p>33,589552678621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8.3122759610592" calcext:value-type="float">
            <text:p>78,3122759610592</text:p>
          </table:table-cell>
          <table:table-cell office:value-type="float" office:value="18.9869517418604" calcext:value-type="float">
            <text:p>18,98695174186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0.5303243523777" calcext:value-type="float">
            <text:p>20,5303243523777</text:p>
          </table:table-cell>
          <table:table-cell office:value-type="float" office:value="20.0977430032302" calcext:value-type="float">
            <text:p>20,09774300323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0.2041217459327" calcext:value-type="float">
            <text:p>10,2041217459327</text:p>
          </table:table-cell>
          <table:table-cell office:value-type="float" office:value="10.2642517648308" calcext:value-type="float">
            <text:p>10,26425176483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6.1524812048071" calcext:value-type="float">
            <text:p>46,1524812048071</text:p>
          </table:table-cell>
          <table:table-cell office:value-type="float" office:value="49.9843979667039" calcext:value-type="float">
            <text:p>49,98439796670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3.5876794114116" calcext:value-type="float">
            <text:p>33,5876794114116</text:p>
          </table:table-cell>
          <table:table-cell office:value-type="float" office:value="78.5384799771731" calcext:value-type="float">
            <text:p>78,538479977173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9.3526809955627" calcext:value-type="float">
            <text:p>89,3526809955627</text:p>
          </table:table-cell>
          <table:table-cell office:value-type="float" office:value="81.7260696772593" calcext:value-type="float">
            <text:p>81,726069677259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0.6802083432443" calcext:value-type="float">
            <text:p>90,6802083432443</text:p>
          </table:table-cell>
          <table:table-cell office:value-type="float" office:value="79.8605781211993" calcext:value-type="float">
            <text:p>79,860578121199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9.424446274292" calcext:value-type="float">
            <text:p>59,424446274292</text:p>
          </table:table-cell>
          <table:table-cell office:value-type="float" office:value="49.3282499013905" calcext:value-type="float">
            <text:p>49,32824990139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5938382430903" calcext:value-type="float">
            <text:p>84,5938382430903</text:p>
          </table:table-cell>
          <table:table-cell office:value-type="float" office:value="22.8968925360986" calcext:value-type="float">
            <text:p>22,896892536098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1.2571580937224" calcext:value-type="float">
            <text:p>31,2571580937224</text:p>
          </table:table-cell>
          <table:table-cell office:value-type="float" office:value="68.2307777566234" calcext:value-type="float">
            <text:p>68,230777756623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5.4395207657277" calcext:value-type="float">
            <text:p>65,4395207657277</text:p>
          </table:table-cell>
          <table:table-cell office:value-type="float" office:value="29.4037214806368" calcext:value-type="float">
            <text:p>29,40372148063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5.1651386488152" calcext:value-type="float">
            <text:p>25,1651386488152</text:p>
          </table:table-cell>
          <table:table-cell office:value-type="float" office:value="24.4714954073421" calcext:value-type="float">
            <text:p>24,47149540734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3.0586987901337" calcext:value-type="float">
            <text:p>13,0586987901337</text:p>
          </table:table-cell>
          <table:table-cell office:value-type="float" office:value="13.8944542259104" calcext:value-type="float">
            <text:p>13,89445422591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1.6110881190754" calcext:value-type="float">
            <text:p>21,6110881190754</text:p>
          </table:table-cell>
          <table:table-cell office:value-type="float" office:value="21.3918983604992" calcext:value-type="float">
            <text:p>21,39189836049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5.816481716148" calcext:value-type="float">
            <text:p>65,816481716148</text:p>
          </table:table-cell>
          <table:table-cell office:value-type="float" office:value="27.7393591881438" calcext:value-type="float">
            <text:p>27,739359188143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2.9435471106183" calcext:value-type="float">
            <text:p>52,9435471106183</text:p>
          </table:table-cell>
          <table:table-cell office:value-type="float" office:value="44.8794295228066" calcext:value-type="float">
            <text:p>44,879429522806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8.440690863109" calcext:value-type="float">
            <text:p>68,440690863109</text:p>
          </table:table-cell>
          <table:table-cell office:value-type="float" office:value="29.2313990019233" calcext:value-type="float">
            <text:p>29,23139900192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7.8493083455436" calcext:value-type="float">
            <text:p>27,8493083455436</text:p>
          </table:table-cell>
          <table:table-cell office:value-type="float" office:value="80.0317080773865" calcext:value-type="float">
            <text:p>80,03170807738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7.0915324784962" calcext:value-type="float">
            <text:p>57,0915324784962</text:p>
          </table:table-cell>
          <table:table-cell office:value-type="float" office:value="58.7611173089661" calcext:value-type="float">
            <text:p>58,761117308966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5.8221038775778" calcext:value-type="float">
            <text:p>65,8221038775778</text:p>
          </table:table-cell>
          <table:table-cell office:value-type="float" office:value="23.0709743400246" calcext:value-type="float">
            <text:p>23,070974340024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9.9744128237439" calcext:value-type="float">
            <text:p>69,9744128237439</text:p>
          </table:table-cell>
          <table:table-cell office:value-type="float" office:value="27.8086356656227" calcext:value-type="float">
            <text:p>27,80863566562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0.8697231056724" calcext:value-type="float">
            <text:p>30,8697231056724</text:p>
          </table:table-cell>
          <table:table-cell office:value-type="float" office:value="77.2461073199182" calcext:value-type="float">
            <text:p>77,24610731991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5.436220670277" calcext:value-type="float">
            <text:p>65,436220670277</text:p>
          </table:table-cell>
          <table:table-cell office:value-type="float" office:value="15.5759247388012" calcext:value-type="float">
            <text:p>15,57592473880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9.6479229108899" calcext:value-type="float">
            <text:p>19,6479229108899</text:p>
          </table:table-cell>
          <table:table-cell office:value-type="float" office:value="69.2894367333816" calcext:value-type="float">
            <text:p>69,289436733381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8.1687135487631" calcext:value-type="float">
            <text:p>18,1687135487631</text:p>
          </table:table-cell>
          <table:table-cell office:value-type="float" office:value="17.5536049894726" calcext:value-type="float">
            <text:p>17,55360498947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4.2591072377286" calcext:value-type="float">
            <text:p>44,2591072377286</text:p>
          </table:table-cell>
          <table:table-cell office:value-type="float" office:value="41.4431057493255" calcext:value-type="float">
            <text:p>41,44310574932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0789862902722" calcext:value-type="float">
            <text:p>81,0789862902722</text:p>
          </table:table-cell>
          <table:table-cell office:value-type="float" office:value="22.3755585197807" calcext:value-type="float">
            <text:p>22,37555851978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3.2992484671314" calcext:value-type="float">
            <text:p>53,2992484671314</text:p>
          </table:table-cell>
          <table:table-cell office:value-type="float" office:value="45.3323814011757" calcext:value-type="float">
            <text:p>45,332381401175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7.6539060934189" calcext:value-type="float">
            <text:p>27,6539060934189</text:p>
          </table:table-cell>
          <table:table-cell office:value-type="float" office:value="65.2434354252774" calcext:value-type="float">
            <text:p>65,243435425277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3.5033805425965" calcext:value-type="float">
            <text:p>23,5033805425965</text:p>
          </table:table-cell>
          <table:table-cell office:value-type="float" office:value="75.7711664868389" calcext:value-type="float">
            <text:p>75,771166486838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1.6187759373897" calcext:value-type="float">
            <text:p>21,6187759373897</text:p>
          </table:table-cell>
          <table:table-cell office:value-type="float" office:value="21.0632726056154" calcext:value-type="float">
            <text:p>21,06327260561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3.145666019182" calcext:value-type="float">
            <text:p>43,145666019182</text:p>
          </table:table-cell>
          <table:table-cell office:value-type="float" office:value="45.538653744376" calcext:value-type="float">
            <text:p>45,5386537443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1.3004888408857" calcext:value-type="float">
            <text:p>91,3004888408857</text:p>
          </table:table-cell>
          <table:table-cell office:value-type="float" office:value="79.1057638675954" calcext:value-type="float">
            <text:p>79,10576386759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5154656493658" calcext:value-type="float">
            <text:p>84,5154656493658</text:p>
          </table:table-cell>
          <table:table-cell office:value-type="float" office:value="85.3612604993049" calcext:value-type="float">
            <text:p>85,361260499304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.17188620871124" calcext:value-type="float">
            <text:p>9,17188620871124</text:p>
          </table:table-cell>
          <table:table-cell office:value-type="float" office:value="10.24923755151" calcext:value-type="float">
            <text:p>10,2492375515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7.651246498403" calcext:value-type="float">
            <text:p>47,651246498403</text:p>
          </table:table-cell>
          <table:table-cell office:value-type="float" office:value="43.4252492166556" calcext:value-type="float">
            <text:p>43,42524921665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8545487724273" calcext:value-type="float">
            <text:p>81,8545487724273</text:p>
          </table:table-cell>
          <table:table-cell office:value-type="float" office:value="88.3005731057963" calcext:value-type="float">
            <text:p>88,30057310579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4460013870215" calcext:value-type="float">
            <text:p>85,4460013870215</text:p>
          </table:table-cell>
          <table:table-cell office:value-type="float" office:value="84.45523955426" calcext:value-type="float">
            <text:p>84,4552395542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7.9701210698781" calcext:value-type="float">
            <text:p>67,9701210698781</text:p>
          </table:table-cell>
          <table:table-cell office:value-type="float" office:value="34.6216291609492" calcext:value-type="float">
            <text:p>34,62162916094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5.0929709582695" calcext:value-type="float">
            <text:p>75,0929709582695</text:p>
          </table:table-cell>
          <table:table-cell office:value-type="float" office:value="32.0340084418188" calcext:value-type="float">
            <text:p>32,03400844181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3973595499191" calcext:value-type="float">
            <text:p>85,3973595499191</text:p>
          </table:table-cell>
          <table:table-cell office:value-type="float" office:value="85.0515980202254" calcext:value-type="float">
            <text:p>85,051598020225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1.7644802940498" calcext:value-type="float">
            <text:p>21,7644802940498</text:p>
          </table:table-cell>
          <table:table-cell office:value-type="float" office:value="20.9823873489704" calcext:value-type="float">
            <text:p>20,98238734897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7.2428265221816" calcext:value-type="float">
            <text:p>87,2428265221816</text:p>
          </table:table-cell>
          <table:table-cell office:value-type="float" office:value="82.5901674574399" calcext:value-type="float">
            <text:p>82,59016745743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0.2160756921904" calcext:value-type="float">
            <text:p>10,2160756921904</text:p>
          </table:table-cell>
          <table:table-cell office:value-type="float" office:value="11.442799476633" calcext:value-type="float">
            <text:p>11,44279947663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6527677354317" calcext:value-type="float">
            <text:p>82,6527677354317</text:p>
          </table:table-cell>
          <table:table-cell office:value-type="float" office:value="21.3188987543182" calcext:value-type="float">
            <text:p>21,31889875431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9.49669579924" calcext:value-type="float">
            <text:p>69,49669579924</text:p>
          </table:table-cell>
          <table:table-cell office:value-type="float" office:value="19.4832724442168" calcext:value-type="float">
            <text:p>19,483272444216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9.6083562247034" calcext:value-type="float">
            <text:p>69,6083562247034</text:p>
          </table:table-cell>
          <table:table-cell office:value-type="float" office:value="19.6436269291204" calcext:value-type="float">
            <text:p>19,64362692912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3.107664360918" calcext:value-type="float">
            <text:p>13,107664360918</text:p>
          </table:table-cell>
          <table:table-cell office:value-type="float" office:value="13.7178074926847" calcext:value-type="float">
            <text:p>13,71780749268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5.2933383944398" calcext:value-type="float">
            <text:p>25,2933383944398</text:p>
          </table:table-cell>
          <table:table-cell office:value-type="float" office:value="83.5302411877157" calcext:value-type="float">
            <text:p>83,530241187715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9.9153560201782" calcext:value-type="float">
            <text:p>49,9153560201782</text:p>
          </table:table-cell>
          <table:table-cell office:value-type="float" office:value="48.2706933356476" calcext:value-type="float">
            <text:p>48,270693335647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5.1505739253721" calcext:value-type="float">
            <text:p>15,1505739253721</text:p>
          </table:table-cell>
          <table:table-cell office:value-type="float" office:value="65.3610324590247" calcext:value-type="float">
            <text:p>65,361032459024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.31777289658055" calcext:value-type="float">
            <text:p>9,31777289658055</text:p>
          </table:table-cell>
          <table:table-cell office:value-type="float" office:value="9.92820670732625" calcext:value-type="float">
            <text:p>9,9282067073262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1.5150120839395" calcext:value-type="float">
            <text:p>51,5150120839395</text:p>
          </table:table-cell>
          <table:table-cell office:value-type="float" office:value="55.976064449765" calcext:value-type="float">
            <text:p>55,97606444976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9.8935031210965" calcext:value-type="float">
            <text:p>29,8935031210965</text:p>
          </table:table-cell>
          <table:table-cell office:value-type="float" office:value="73.694419989566" calcext:value-type="float">
            <text:p>73,69441998956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0.3957836902794" calcext:value-type="float">
            <text:p>20,3957836902794</text:p>
          </table:table-cell>
          <table:table-cell office:value-type="float" office:value="20.3286030369108" calcext:value-type="float">
            <text:p>20,32860303691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4.9313609185389" calcext:value-type="float">
            <text:p>74,9313609185389</text:p>
          </table:table-cell>
          <table:table-cell office:value-type="float" office:value="29.3629084512436" calcext:value-type="float">
            <text:p>29,362908451243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7107228569268" calcext:value-type="float">
            <text:p>83,7107228569268</text:p>
          </table:table-cell>
          <table:table-cell office:value-type="float" office:value="86.3092992754051" calcext:value-type="float">
            <text:p>86,309299275405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8.7332342295531" calcext:value-type="float">
            <text:p>78,7332342295531</text:p>
          </table:table-cell>
          <table:table-cell office:value-type="float" office:value="19.9683807463221" calcext:value-type="float">
            <text:p>19,968380746322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6.3382542328805" calcext:value-type="float">
            <text:p>16,3382542328805</text:p>
          </table:table-cell>
          <table:table-cell office:value-type="float" office:value="16.300329484992" calcext:value-type="float">
            <text:p>16,3003294849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6.531762328255" calcext:value-type="float">
            <text:p>56,531762328255</text:p>
          </table:table-cell>
          <table:table-cell office:value-type="float" office:value="46.3398204891307" calcext:value-type="float">
            <text:p>46,339820489130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6.0564999088924" calcext:value-type="float">
            <text:p>86,0564999088924</text:p>
          </table:table-cell>
          <table:table-cell office:value-type="float" office:value="84.1619668684981" calcext:value-type="float">
            <text:p>84,161966868498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0477550630333" calcext:value-type="float">
            <text:p>81,0477550630333</text:p>
          </table:table-cell>
          <table:table-cell office:value-type="float" office:value="15.796814230928" calcext:value-type="float">
            <text:p>15,79681423092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1.6207175446304" calcext:value-type="float">
            <text:p>21,6207175446304</text:p>
          </table:table-cell>
          <table:table-cell office:value-type="float" office:value="21.1276917741708" calcext:value-type="float">
            <text:p>21,12769177417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8.678389046533" calcext:value-type="float">
            <text:p>48,678389046533</text:p>
          </table:table-cell>
          <table:table-cell office:value-type="float" office:value="45.8062647313705" calcext:value-type="float">
            <text:p>45,80626473137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2.9952871590322" calcext:value-type="float">
            <text:p>32,9952871590322</text:p>
          </table:table-cell>
          <table:table-cell office:value-type="float" office:value="68.1084578486978" calcext:value-type="float">
            <text:p>68,108457848697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9.8319997239114" calcext:value-type="float">
            <text:p>69,8319997239114</text:p>
          </table:table-cell>
          <table:table-cell office:value-type="float" office:value="34.426235141492" calcext:value-type="float">
            <text:p>34,4262351414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7.006007966931" calcext:value-type="float">
            <text:p>27,006007966931</text:p>
          </table:table-cell>
          <table:table-cell office:value-type="float" office:value="68.2016109152875" calcext:value-type="float">
            <text:p>68,201610915287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4.9704995293432" calcext:value-type="float">
            <text:p>34,9704995293432</text:p>
          </table:table-cell>
          <table:table-cell office:value-type="float" office:value="76.4169735644557" calcext:value-type="float">
            <text:p>76,416973564455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8.7220048534542" calcext:value-type="float">
            <text:p>18,7220048534542</text:p>
          </table:table-cell>
          <table:table-cell office:value-type="float" office:value="18.9638264115244" calcext:value-type="float">
            <text:p>18,963826411524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1.3872723980986" calcext:value-type="float">
            <text:p>91,3872723980986</text:p>
          </table:table-cell>
          <table:table-cell office:value-type="float" office:value="78.8546362336706" calcext:value-type="float">
            <text:p>78,85463623367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0.3828618712988" calcext:value-type="float">
            <text:p>10,3828618712988</text:p>
          </table:table-cell>
          <table:table-cell office:value-type="float" office:value="10.1559954878148" calcext:value-type="float">
            <text:p>10,15599548781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2.263454544264" calcext:value-type="float">
            <text:p>32,263454544264</text:p>
          </table:table-cell>
          <table:table-cell office:value-type="float" office:value="84.8222847467324" calcext:value-type="float">
            <text:p>84,822284746732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7.9926342198138" calcext:value-type="float">
            <text:p>77,9926342198138</text:p>
          </table:table-cell>
          <table:table-cell office:value-type="float" office:value="32.763233589282" calcext:value-type="float">
            <text:p>32,7632335892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0.3824051365792" calcext:value-type="float">
            <text:p>70,3824051365792</text:p>
          </table:table-cell>
          <table:table-cell office:value-type="float" office:value="23.5244285120275" calcext:value-type="float">
            <text:p>23,524428512027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4.1375789701975" calcext:value-type="float">
            <text:p>74,1375789701975</text:p>
          </table:table-cell>
          <table:table-cell office:value-type="float" office:value="31.7252659337096" calcext:value-type="float">
            <text:p>31,72526593370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2.6421362923121" calcext:value-type="float">
            <text:p>32,6421362923121</text:p>
          </table:table-cell>
          <table:table-cell office:value-type="float" office:value="68.2471474072039" calcext:value-type="float">
            <text:p>68,247147407203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7.7919465490236" calcext:value-type="float">
            <text:p>57,7919465490236</text:p>
          </table:table-cell>
          <table:table-cell office:value-type="float" office:value="56.0779453435271" calcext:value-type="float">
            <text:p>56,077945343527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5.7021847638477" calcext:value-type="float">
            <text:p>75,7021847638477</text:p>
          </table:table-cell>
          <table:table-cell office:value-type="float" office:value="24.7631548390956" calcext:value-type="float">
            <text:p>24,76315483909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9.5512884511948" calcext:value-type="float">
            <text:p>69,5512884511948</text:p>
          </table:table-cell>
          <table:table-cell office:value-type="float" office:value="33.6444710610258" calcext:value-type="float">
            <text:p>33,644471061025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7.9184573932475" calcext:value-type="float">
            <text:p>17,9184573932475</text:p>
          </table:table-cell>
          <table:table-cell office:value-type="float" office:value="77.8944995510632" calcext:value-type="float">
            <text:p>77,894499551063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3.3474605040851" calcext:value-type="float">
            <text:p>33,3474605040851</text:p>
          </table:table-cell>
          <table:table-cell office:value-type="float" office:value="70.6443118846037" calcext:value-type="float">
            <text:p>70,644311884603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4.1317490845745" calcext:value-type="float">
            <text:p>34,1317490845745</text:p>
          </table:table-cell>
          <table:table-cell office:value-type="float" office:value="72.6876804017967" calcext:value-type="float">
            <text:p>72,68768040179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3245758707233" calcext:value-type="float">
            <text:p>85,3245758707233</text:p>
          </table:table-cell>
          <table:table-cell office:value-type="float" office:value="84.6332580280814" calcext:value-type="float">
            <text:p>84,633258028081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7.4348405618808" calcext:value-type="float">
            <text:p>17,4348405618808</text:p>
          </table:table-cell>
          <table:table-cell office:value-type="float" office:value="74.1501457583225" calcext:value-type="float">
            <text:p>74,150145758322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6.5640347492809" calcext:value-type="float">
            <text:p>86,5640347492809</text:p>
          </table:table-cell>
          <table:table-cell office:value-type="float" office:value="83.619268577483" calcext:value-type="float">
            <text:p>83,6192685774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8.1091830860126" calcext:value-type="float">
            <text:p>58,1091830860126</text:p>
          </table:table-cell>
          <table:table-cell office:value-type="float" office:value="40.2026190799355" calcext:value-type="float">
            <text:p>40,202619079935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.74000680565992" calcext:value-type="float">
            <text:p>9,74000680565992</text:p>
          </table:table-cell>
          <table:table-cell office:value-type="float" office:value="10.4953491257523" calcext:value-type="float">
            <text:p>10,495349125752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2.0363128001608" calcext:value-type="float">
            <text:p>12,0363128001608</text:p>
          </table:table-cell>
          <table:table-cell office:value-type="float" office:value="11.8934383483142" calcext:value-type="float">
            <text:p>11,893438348314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4.4865140176417" calcext:value-type="float">
            <text:p>24,4865140176417</text:p>
          </table:table-cell>
          <table:table-cell office:value-type="float" office:value="70.7292685525574" calcext:value-type="float">
            <text:p>70,729268552557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6.3970155947914" calcext:value-type="float">
            <text:p>16,3970155947914</text:p>
          </table:table-cell>
          <table:table-cell office:value-type="float" office:value="81.2540532424174" calcext:value-type="float">
            <text:p>81,254053242417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7.5068722521663" calcext:value-type="float">
            <text:p>87,5068722521663</text:p>
          </table:table-cell>
          <table:table-cell office:value-type="float" office:value="82.6583648776927" calcext:value-type="float">
            <text:p>82,65836487769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3980138050324" calcext:value-type="float">
            <text:p>84,3980138050324</text:p>
          </table:table-cell>
          <table:table-cell office:value-type="float" office:value="85.4696825553196" calcext:value-type="float">
            <text:p>85,469682555319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4.5311633689655" calcext:value-type="float">
            <text:p>34,5311633689655</text:p>
          </table:table-cell>
          <table:table-cell office:value-type="float" office:value="84.2474060828318" calcext:value-type="float">
            <text:p>84,247406082831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9.8095859215057" calcext:value-type="float">
            <text:p>49,8095859215057</text:p>
          </table:table-cell>
          <table:table-cell office:value-type="float" office:value="50.2150586501174" calcext:value-type="float">
            <text:p>50,215058650117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31.9338089590053" calcext:value-type="float">
            <text:p>31,9338089590053</text:p>
          </table:table-cell>
          <table:table-cell office:value-type="float" office:value="68.1702387971795" calcext:value-type="float">
            <text:p>68,170238797179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2.2937146776546" calcext:value-type="float">
            <text:p>92,2937146776546</text:p>
          </table:table-cell>
          <table:table-cell office:value-type="float" office:value="78.9274554094399" calcext:value-type="float">
            <text:p>78,92745540943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5.1320779417014" calcext:value-type="float">
            <text:p>45,1320779417014</text:p>
          </table:table-cell>
          <table:table-cell office:value-type="float" office:value="41.0453078135288" calcext:value-type="float">
            <text:p>41,045307813528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3.6785495845712" calcext:value-type="float">
            <text:p>83,6785495845712</text:p>
          </table:table-cell>
          <table:table-cell office:value-type="float" office:value="86.9451531996764" calcext:value-type="float">
            <text:p>86,945153199676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1.6056639714943" calcext:value-type="float">
            <text:p>51,6056639714943</text:p>
          </table:table-cell>
          <table:table-cell office:value-type="float" office:value="51.625592315543" calcext:value-type="float">
            <text:p>51,62559231554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7.8543413518588" calcext:value-type="float">
            <text:p>87,8543413518588</text:p>
          </table:table-cell>
          <table:table-cell office:value-type="float" office:value="82.2536169654431" calcext:value-type="float">
            <text:p>82,253616965443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6.6086820453477" calcext:value-type="float">
            <text:p>46,6086820453477</text:p>
          </table:table-cell>
          <table:table-cell office:value-type="float" office:value="47.894219861505" calcext:value-type="float">
            <text:p>47,89421986150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6398972113766" calcext:value-type="float">
            <text:p>85,6398972113766</text:p>
          </table:table-cell>
          <table:table-cell office:value-type="float" office:value="83.9362282665434" calcext:value-type="float">
            <text:p>83,936228266543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5.1364317691848" calcext:value-type="float">
            <text:p>45,1364317691848</text:p>
          </table:table-cell>
          <table:table-cell office:value-type="float" office:value="50.5611776987382" calcext:value-type="float">
            <text:p>50,561177698738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7.893738597831" calcext:value-type="float">
            <text:p>27,893738597831</text:p>
          </table:table-cell>
          <table:table-cell office:value-type="float" office:value="65.6283469800209" calcext:value-type="float">
            <text:p>65,628346980020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567140891553" calcext:value-type="float">
            <text:p>84,567140891553</text:p>
          </table:table-cell>
          <table:table-cell office:value-type="float" office:value="84.9461718095722" calcext:value-type="float">
            <text:p>84,946171809572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5.5838139727775" calcext:value-type="float">
            <text:p>65,5838139727775</text:p>
          </table:table-cell>
          <table:table-cell office:value-type="float" office:value="28.9388628631908" calcext:value-type="float">
            <text:p>28,938862863190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2287189982299" calcext:value-type="float">
            <text:p>85,2287189982299</text:p>
          </table:table-cell>
          <table:table-cell office:value-type="float" office:value="84.4847642347334" calcext:value-type="float">
            <text:p>84,484764234733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6.7797971677585" calcext:value-type="float">
            <text:p>66,7797971677585</text:p>
          </table:table-cell>
          <table:table-cell office:value-type="float" office:value="19.651133313263" calcext:value-type="float">
            <text:p>19,65113331326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5.006917600582" calcext:value-type="float">
            <text:p>65,006917600582</text:p>
          </table:table-cell>
          <table:table-cell office:value-type="float" office:value="16.9214540446327" calcext:value-type="float">
            <text:p>16,921454044632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8.1534520138085" calcext:value-type="float">
            <text:p>88,1534520138085</text:p>
          </table:table-cell>
          <table:table-cell office:value-type="float" office:value="82.1476303779806" calcext:value-type="float">
            <text:p>82,147630377980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9.1531437208111" calcext:value-type="float">
            <text:p>19,1531437208111</text:p>
          </table:table-cell>
          <table:table-cell office:value-type="float" office:value="77.7890015893803" calcext:value-type="float">
            <text:p>77,789001589380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1.1269376340984" calcext:value-type="float">
            <text:p>81,1269376340984</text:p>
          </table:table-cell>
          <table:table-cell office:value-type="float" office:value="88.8239587791913" calcext:value-type="float">
            <text:p>88,823958779191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6.6316151300821" calcext:value-type="float">
            <text:p>66,6316151300821</text:p>
          </table:table-cell>
          <table:table-cell office:value-type="float" office:value="26.0746278799151" calcext:value-type="float">
            <text:p>26,0746278799151</text:p>
          </table:table-cell>
          <table:table-cell table:style-name="Default" table:number-columns-repeated="16382"/>
        </table:table-row>
        <table:table-row table:style-name="ro1">
          <table:table-cell office:value-type="float" office:value="54.240157153939" calcext:value-type="float">
            <text:p>54,240157153939</text:p>
          </table:table-cell>
          <table:table-cell office:value-type="float" office:value="55.9965743437256" calcext:value-type="float">
            <text:p>55,996574343725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2.0768190939629" calcext:value-type="float">
            <text:p>42,0768190939629</text:p>
          </table:table-cell>
          <table:table-cell office:value-type="float" office:value="57.4467503549602" calcext:value-type="float">
            <text:p>57,446750354960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5.5515492576381" calcext:value-type="float">
            <text:p>15,5515492576381</text:p>
          </table:table-cell>
          <table:table-cell office:value-type="float" office:value="14.8040035156393" calcext:value-type="float">
            <text:p>14,804003515639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659499445048" calcext:value-type="float">
            <text:p>84,659499445048</text:p>
          </table:table-cell>
          <table:table-cell office:value-type="float" office:value="85.5864002806774" calcext:value-type="float">
            <text:p>85,586400280677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2.0732469264026" calcext:value-type="float">
            <text:p>82,0732469264026</text:p>
          </table:table-cell>
          <table:table-cell office:value-type="float" office:value="88.3364227934646" calcext:value-type="float">
            <text:p>88,3364227934646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0.8606894136263" calcext:value-type="float">
            <text:p>90,8606894136263</text:p>
          </table:table-cell>
          <table:table-cell office:value-type="float" office:value="79.4699631240312" calcext:value-type="float">
            <text:p>79,469963124031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6.3341821587406" calcext:value-type="float">
            <text:p>86,3341821587406</text:p>
          </table:table-cell>
          <table:table-cell office:value-type="float" office:value="83.7267843352674" calcext:value-type="float">
            <text:p>83,726784335267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6.246798154214" calcext:value-type="float">
            <text:p>26,246798154214</text:p>
          </table:table-cell>
          <table:table-cell office:value-type="float" office:value="83.6015351538335" calcext:value-type="float">
            <text:p>83,6015351538335</text:p>
          </table:table-cell>
          <table:table-cell table:style-name="Default" table:number-columns-repeated="16382"/>
        </table:table-row>
        <table:table-row table:style-name="ro1">
          <table:table-cell office:value-type="float" office:value="16.2698785894291" calcext:value-type="float">
            <text:p>16,2698785894291</text:p>
          </table:table-cell>
          <table:table-cell office:value-type="float" office:value="74.9594287472848" calcext:value-type="float">
            <text:p>74,959428747284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76.2292261100296" calcext:value-type="float">
            <text:p>76,2292261100296</text:p>
          </table:table-cell>
          <table:table-cell office:value-type="float" office:value="16.2790833299367" calcext:value-type="float">
            <text:p>16,279083329936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4.3346042850817" calcext:value-type="float">
            <text:p>84,3346042850817</text:p>
          </table:table-cell>
          <table:table-cell office:value-type="float" office:value="85.9143237773859" calcext:value-type="float">
            <text:p>85,914323777385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5.69411549186" calcext:value-type="float">
            <text:p>65,69411549186</text:p>
          </table:table-cell>
          <table:table-cell office:value-type="float" office:value="20.3659185029787" calcext:value-type="float">
            <text:p>20,365918502978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.86726783632545" calcext:value-type="float">
            <text:p>9,86726783632545</text:p>
          </table:table-cell>
          <table:table-cell office:value-type="float" office:value="10.0959412644018" calcext:value-type="float">
            <text:p>10,0959412644018</text:p>
          </table:table-cell>
          <table:table-cell table:style-name="Default" table:number-columns-repeated="16382"/>
        </table:table-row>
        <table:table-row table:style-name="ro1">
          <table:table-cell office:value-type="float" office:value="22.4614920119494" calcext:value-type="float">
            <text:p>22,4614920119494</text:p>
          </table:table-cell>
          <table:table-cell office:value-type="float" office:value="22.7122781470432" calcext:value-type="float">
            <text:p>22,712278147043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6.9241909112257" calcext:value-type="float">
            <text:p>96,9241909112257</text:p>
          </table:table-cell>
          <table:table-cell office:value-type="float" office:value="74.4840623809304" calcext:value-type="float">
            <text:p>74,4840623809304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4.7930684348469" calcext:value-type="float">
            <text:p>94,7930684348469</text:p>
          </table:table-cell>
          <table:table-cell office:value-type="float" office:value="76.236251208883" calcext:value-type="float">
            <text:p>76,236251208883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5.2220218834313" calcext:value-type="float">
            <text:p>45,2220218834313</text:p>
          </table:table-cell>
          <table:table-cell office:value-type="float" office:value="57.9285864361452" calcext:value-type="float">
            <text:p>57,928586436145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4.0491247836626" calcext:value-type="float">
            <text:p>44,0491247836626</text:p>
          </table:table-cell>
          <table:table-cell office:value-type="float" office:value="56.1190680278037" calcext:value-type="float">
            <text:p>56,1190680278037</text:p>
          </table:table-cell>
          <table:table-cell table:style-name="Default" table:number-columns-repeated="16382"/>
        </table:table-row>
        <table:table-row table:style-name="ro1">
          <table:table-cell office:value-type="float" office:value="85.0536613933295" calcext:value-type="float">
            <text:p>85,0536613933295</text:p>
          </table:table-cell>
          <table:table-cell office:value-type="float" office:value="85.5463426282792" calcext:value-type="float">
            <text:p>85,5463426282792</text:p>
          </table:table-cell>
          <table:table-cell table:style-name="Default" table:number-columns-repeated="16382"/>
        </table:table-row>
        <table:table-row table:style-name="ro1">
          <table:table-cell office:value-type="float" office:value="42.9402552345666" calcext:value-type="float">
            <text:p>42,9402552345666</text:p>
          </table:table-cell>
          <table:table-cell office:value-type="float" office:value="46.8102574331899" calcext:value-type="float">
            <text:p>46,810257433189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68.3673498488685" calcext:value-type="float">
            <text:p>68,3673498488685</text:p>
          </table:table-cell>
          <table:table-cell office:value-type="float" office:value="20.3056848513879" calcext:value-type="float">
            <text:p>20,3056848513879</text:p>
          </table:table-cell>
          <table:table-cell table:style-name="Default" table:number-columns-repeated="16382"/>
        </table:table-row>
        <table:table-row table:style-name="ro1">
          <table:table-cell office:value-type="float" office:value="90.6145841369808" calcext:value-type="float">
            <text:p>90,6145841369808</text:p>
          </table:table-cell>
          <table:table-cell office:value-type="float" office:value="79.6693590405972" calcext:value-type="float">
            <text:p>79,6693590405972</text:p>
          </table:table-cell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set_5f_A" style:display-name="PageStyle_Dataset_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4-11-18T11:44:45</meta:creation-date>
    <dc:date>2025-11-24T13:42:32.853178700</dc:date>
    <meta:generator>LibreOffice/25.8.3.2$Windows_X86_64 LibreOffice_project/8ca8d55c161d602844f5428fa4b58097424e324e</meta:generator>
    <meta:editing-duration>PT1M48S</meta:editing-duration>
    <meta:editing-cycles>1</meta:editing-cycles>
    <meta:document-statistic meta:table-count="1" meta:cell-count="1344" meta:object-count="1"/>
    <meta:user-defined meta:name="AppVersion">3.1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3.198cm" svg:height="24.431cm" xlink:href=".." xlink:type="simple" chart:class="chart:scatter" chart:style-name="ch1">
        <chart:legend chart:legend-position="end" svg:x="40.691cm" svg:y="11.92cm" style:legend-expansion="high" chart:style-name="ch2"/>
        <chart:plot-area chart:style-name="ch3" svg:x="0.863cm" svg:y="0.488cm" svg:width="38.965cm" svg:height="23.455cm">
          <chart:coordinate-region svg:x="1.703cm" svg:y="0.683cm" svg:width="38.125cm" svg:height="22.31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set_A.B1:Dataset_A.B672" chart:class="chart:scatter">
            <chart:domain table:cell-range-address="Dataset_A.A1:Dataset_A.A672"/>
            <chart:data-point chart:repeated="6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.4427529297942">
                <text:p>71.4427529297942</text:p>
                <draw:g>
                  <svg:desc>Dataset_A.A1:Dataset_A.A672</svg:desc>
                </draw:g>
              </table:table-cell>
              <table:table-cell office:value-type="float" office:value="26.246954105588">
                <text:p>26.246954105588</text:p>
                <draw:g>
                  <svg:desc>Dataset_A.B1:Dataset_A.B6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0172973324391">
                <text:p>77.0172973324391</text:p>
              </table:table-cell>
              <table:table-cell office:value-type="float" office:value="29.7431669557434">
                <text:p>29.7431669557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4187851014905">
                <text:p>15.4187851014905</text:p>
              </table:table-cell>
              <table:table-cell office:value-type="float" office:value="15.7603571985773">
                <text:p>15.7603571985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9995764367361">
                <text:p>65.9995764367361</text:p>
              </table:table-cell>
              <table:table-cell office:value-type="float" office:value="22.307917724368">
                <text:p>22.307917724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.7153823738329">
                <text:p>76.7153823738329</text:p>
              </table:table-cell>
              <table:table-cell office:value-type="float" office:value="21.8228511575617">
                <text:p>21.8228511575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.6286991223539">
                <text:p>82.6286991223539</text:p>
              </table:table-cell>
              <table:table-cell office:value-type="float" office:value="26.2218393829958">
                <text:p>26.2218393829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2291129379773">
                <text:p>68.2291129379773</text:p>
              </table:table-cell>
              <table:table-cell office:value-type="float" office:value="20.544920251286">
                <text:p>20.544920251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2644622763367">
                <text:p>86.2644622763367</text:p>
              </table:table-cell>
              <table:table-cell office:value-type="float" office:value="83.7850417541978">
                <text:p>83.78504175419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9921562867016">
                <text:p>43.9921562867016</text:p>
              </table:table-cell>
              <table:table-cell office:value-type="float" office:value="59.3283378673912">
                <text:p>59.3283378673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8710489178646">
                <text:p>15.8710489178646</text:p>
              </table:table-cell>
              <table:table-cell office:value-type="float" office:value="73.2659562316979">
                <text:p>73.2659562316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.7337221106783">
                <text:p>84.7337221106783</text:p>
              </table:table-cell>
              <table:table-cell office:value-type="float" office:value="85.5484473356954">
                <text:p>85.5484473356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0280361483421">
                <text:p>22.0280361483421</text:p>
              </table:table-cell>
              <table:table-cell office:value-type="float" office:value="70.4967104951362">
                <text:p>70.4967104951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5317531747132">
                <text:p>91.5317531747132</text:p>
              </table:table-cell>
              <table:table-cell office:value-type="float" office:value="78.3323977102399">
                <text:p>78.3323977102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.5801506016697">
                <text:p>84.5801506016697</text:p>
              </table:table-cell>
              <table:table-cell office:value-type="float" office:value="85.3824549001105">
                <text:p>85.3824549001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2326056350852">
                <text:p>85.2326056350852</text:p>
              </table:table-cell>
              <table:table-cell office:value-type="float" office:value="84.5321262739717">
                <text:p>84.5321262739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891041038146">
                <text:p>6.891041038146</text:p>
              </table:table-cell>
              <table:table-cell office:value-type="float" office:value="7.12077223011963">
                <text:p>7.120772230119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.6604926645457">
                <text:p>69.6604926645457</text:p>
              </table:table-cell>
              <table:table-cell office:value-type="float" office:value="25.37622613958">
                <text:p>25.37622613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5173249228324">
                <text:p>16.5173249228324</text:p>
              </table:table-cell>
              <table:table-cell office:value-type="float" office:value="77.5543966697535">
                <text:p>77.5543966697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5402279918492">
                <text:p>78.5402279918492</text:p>
              </table:table-cell>
              <table:table-cell office:value-type="float" office:value="29.8631947590191">
                <text:p>29.8631947590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.254483337956">
                <text:p>85.254483337956</text:p>
              </table:table-cell>
              <table:table-cell office:value-type="float" office:value="84.2706411817155">
                <text:p>84.2706411817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13515039267015">
                <text:p>6.13515039267015</text:p>
              </table:table-cell>
              <table:table-cell office:value-type="float" office:value="6.05450550309762">
                <text:p>6.05450550309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.8135636697533">
                <text:p>58.8135636697533</text:p>
              </table:table-cell>
              <table:table-cell office:value-type="float" office:value="43.3510566855564">
                <text:p>43.35105668555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.6770737766112">
                <text:p>81.6770737766112</text:p>
              </table:table-cell>
              <table:table-cell office:value-type="float" office:value="28.6469957269737">
                <text:p>28.64699572697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.3393408363718">
                <text:p>92.3393408363718</text:p>
              </table:table-cell>
              <table:table-cell office:value-type="float" office:value="78.6431917611889">
                <text:p>78.6431917611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3345392324793">
                <text:p>12.3345392324793</text:p>
              </table:table-cell>
              <table:table-cell office:value-type="float" office:value="12.6026098317933">
                <text:p>12.60260983179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0788469899955">
                <text:p>24.0788469899955</text:p>
              </table:table-cell>
              <table:table-cell office:value-type="float" office:value="23.5073240861401">
                <text:p>23.50732408614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3561077249">
                <text:p>18.3561077249</text:p>
              </table:table-cell>
              <table:table-cell office:value-type="float" office:value="73.9736523482927">
                <text:p>73.9736523482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0604981139526">
                <text:p>27.0604981139526</text:p>
              </table:table-cell>
              <table:table-cell office:value-type="float" office:value="72.6211244342341">
                <text:p>72.6211244342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.4665424989615">
                <text:p>54.4665424989615</text:p>
              </table:table-cell>
              <table:table-cell office:value-type="float" office:value="41.0187905773039">
                <text:p>41.0187905773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.9807464319752">
                <text:p>45.9807464319752</text:p>
              </table:table-cell>
              <table:table-cell office:value-type="float" office:value="46.8333951577563">
                <text:p>46.8333951577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3805681089981">
                <text:p>28.3805681089981</text:p>
              </table:table-cell>
              <table:table-cell office:value-type="float" office:value="78.3787712466461">
                <text:p>78.3787712466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.5010109668549">
                <text:p>82.5010109668549</text:p>
              </table:table-cell>
              <table:table-cell office:value-type="float" office:value="87.3956493862158">
                <text:p>87.3956493862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9463329587712">
                <text:p>20.9463329587712</text:p>
              </table:table-cell>
              <table:table-cell office:value-type="float" office:value="78.5073253256664">
                <text:p>78.50732532566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.7481678003761">
                <text:p>85.7481678003761</text:p>
              </table:table-cell>
              <table:table-cell office:value-type="float" office:value="84.4326233472047">
                <text:p>84.43262334720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9853259319639">
                <text:p>10.9853259319639</text:p>
              </table:table-cell>
              <table:table-cell office:value-type="float" office:value="10.5752690275125">
                <text:p>10.5752690275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3771529366786">
                <text:p>21.3771529366786</text:p>
              </table:table-cell>
              <table:table-cell office:value-type="float" office:value="78.5574203273258">
                <text:p>78.55742032732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3944999488561">
                <text:p>18.3944999488561</text:p>
              </table:table-cell>
              <table:table-cell office:value-type="float" office:value="82.8879998211018">
                <text:p>82.88799982110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3.5381253635659">
                <text:p>83.5381253635659</text:p>
              </table:table-cell>
              <table:table-cell office:value-type="float" office:value="25.0276725662151">
                <text:p>25.027672566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3.9531605529034">
                <text:p>83.9531605529034</text:p>
              </table:table-cell>
              <table:table-cell office:value-type="float" office:value="86.7869157292669">
                <text:p>86.78691572926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.6464486133766">
                <text:p>88.6464486133766</text:p>
              </table:table-cell>
              <table:table-cell office:value-type="float" office:value="81.4181089765355">
                <text:p>81.41810897653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.9058497532612">
                <text:p>74.9058497532612</text:p>
              </table:table-cell>
              <table:table-cell office:value-type="float" office:value="22.7178421880861">
                <text:p>22.71784218808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.8794948368528">
                <text:p>52.8794948368528</text:p>
              </table:table-cell>
              <table:table-cell office:value-type="float" office:value="43.1794435011465">
                <text:p>43.17944350114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559260801783">
                <text:p>16.559260801783</text:p>
              </table:table-cell>
              <table:table-cell office:value-type="float" office:value="16.270448126822">
                <text:p>16.270448126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500567453615">
                <text:p>65.500567453615</text:p>
              </table:table-cell>
              <table:table-cell office:value-type="float" office:value="23.9345858192655">
                <text:p>23.93458581926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.139442354623">
                <text:p>24.139442354623</text:p>
              </table:table-cell>
              <table:table-cell office:value-type="float" office:value="23.6390512498882">
                <text:p>23.63905124988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.6699817276285">
                <text:p>71.6699817276285</text:p>
              </table:table-cell>
              <table:table-cell office:value-type="float" office:value="30.4327021632806">
                <text:p>30.43270216328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.740178251995">
                <text:p>86.740178251995</text:p>
              </table:table-cell>
              <table:table-cell office:value-type="float" office:value="82.8772860751721">
                <text:p>82.87728607517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6.1640559255235">
                <text:p>86.1640559255235</text:p>
              </table:table-cell>
              <table:table-cell office:value-type="float" office:value="83.6752316398206">
                <text:p>83.67523163982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5.0909246430187">
                <text:p>85.0909246430187</text:p>
              </table:table-cell>
              <table:table-cell office:value-type="float" office:value="84.5553246901677">
                <text:p>84.55532469016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.3868341075409">
                <text:p>82.3868341075409</text:p>
              </table:table-cell>
              <table:table-cell office:value-type="float" office:value="87.1288267105367">
                <text:p>87.12882671053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3979605707845">
                <text:p>21.3979605707845</text:p>
              </table:table-cell>
              <table:table-cell office:value-type="float" office:value="20.4311352754951">
                <text:p>20.43113527549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6161866366417">
                <text:p>14.6161866366417</text:p>
              </table:table-cell>
              <table:table-cell office:value-type="float" office:value="15.3648547027468">
                <text:p>15.36485470274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.8933389727474">
                <text:p>90.8933389727474</text:p>
              </table:table-cell>
              <table:table-cell office:value-type="float" office:value="79.299565870741">
                <text:p>79.2995658707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292482473385">
                <text:p>18.1292482473385</text:p>
              </table:table-cell>
              <table:table-cell office:value-type="float" office:value="77.3993910087975">
                <text:p>77.3993910087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4245893509005">
                <text:p>14.4245893509005</text:p>
              </table:table-cell>
              <table:table-cell office:value-type="float" office:value="14.6419966149077">
                <text:p>14.64199661490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.1150139642197">
                <text:p>76.1150139642197</text:p>
              </table:table-cell>
              <table:table-cell office:value-type="float" office:value="26.4064973263129">
                <text:p>26.4064973263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.7964639293395">
                <text:p>84.7964639293395</text:p>
              </table:table-cell>
              <table:table-cell office:value-type="float" office:value="24.7012537769925">
                <text:p>24.7012537769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.1140676380385">
                <text:p>75.1140676380385</text:p>
              </table:table-cell>
              <table:table-cell office:value-type="float" office:value="32.4066903910776">
                <text:p>32.40669039107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9576689546313">
                <text:p>78.9576689546313</text:p>
              </table:table-cell>
              <table:table-cell office:value-type="float" office:value="24.4112399740903">
                <text:p>24.4112399740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9608947973081">
                <text:p>12.9608947973081</text:p>
              </table:table-cell>
              <table:table-cell office:value-type="float" office:value="12.5329554526449">
                <text:p>12.53295545264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3024271207925">
                <text:p>12.3024271207925</text:p>
              </table:table-cell>
              <table:table-cell office:value-type="float" office:value="12.3524927210723">
                <text:p>12.3524927210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.3955255187994">
                <text:p>34.3955255187994</text:p>
              </table:table-cell>
              <table:table-cell office:value-type="float" office:value="70.241882138912">
                <text:p>70.2418821389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.7544601569692">
                <text:p>23.7544601569692</text:p>
              </table:table-cell>
              <table:table-cell office:value-type="float" office:value="84.5334137693211">
                <text:p>84.5334137693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.2318303388356">
                <text:p>47.2318303388356</text:p>
              </table:table-cell>
              <table:table-cell office:value-type="float" office:value="58.6931655072125">
                <text:p>58.6931655072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.4485416532027">
                <text:p>34.4485416532027</text:p>
              </table:table-cell>
              <table:table-cell office:value-type="float" office:value="73.0527897164099">
                <text:p>73.05278971640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2439247099577">
                <text:p>20.2439247099577</text:p>
              </table:table-cell>
              <table:table-cell office:value-type="float" office:value="66.1726928439578">
                <text:p>66.17269284395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0612808699625">
                <text:p>25.0612808699625</text:p>
              </table:table-cell>
              <table:table-cell office:value-type="float" office:value="70.3082281577473">
                <text:p>70.30822815774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.2507365758119">
                <text:p>81.2507365758119</text:p>
              </table:table-cell>
              <table:table-cell office:value-type="float" office:value="27.1701786793045">
                <text:p>27.17017867930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.6350773871172">
                <text:p>83.6350773871172</text:p>
              </table:table-cell>
              <table:table-cell office:value-type="float" office:value="17.3602241940488">
                <text:p>17.36022419404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.3518973702901">
                <text:p>90.3518973702901</text:p>
              </table:table-cell>
              <table:table-cell office:value-type="float" office:value="79.9771975767331">
                <text:p>79.97719757673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.5518841559641">
                <text:p>80.5518841559641</text:p>
              </table:table-cell>
              <table:table-cell office:value-type="float" office:value="89.5581759619537">
                <text:p>89.55817596195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8726869059508">
                <text:p>22.8726869059508</text:p>
              </table:table-cell>
              <table:table-cell office:value-type="float" office:value="78.5200683856913">
                <text:p>78.52006838569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75704313845391">
                <text:p>9.75704313845391</text:p>
              </table:table-cell>
              <table:table-cell office:value-type="float" office:value="9.49699798791724">
                <text:p>9.496997987917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3696620766541">
                <text:p>22.3696620766541</text:p>
              </table:table-cell>
              <table:table-cell office:value-type="float" office:value="82.0864701378109">
                <text:p>82.0864701378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.4339040354986">
                <text:p>28.4339040354986</text:p>
              </table:table-cell>
              <table:table-cell office:value-type="float" office:value="78.5784448616651">
                <text:p>78.57844486166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.3737945204987">
                <text:p>58.3737945204987</text:p>
              </table:table-cell>
              <table:table-cell office:value-type="float" office:value="59.4947213543553">
                <text:p>59.49472135435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.3372064613285">
                <text:p>42.3372064613285</text:p>
              </table:table-cell>
              <table:table-cell office:value-type="float" office:value="46.5200044574879">
                <text:p>46.52000445748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.893563636008">
                <text:p>81.893563636008</text:p>
              </table:table-cell>
              <table:table-cell office:value-type="float" office:value="87.9441804316128">
                <text:p>87.94418043161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.7236448888611">
                <text:p>86.7236448888611</text:p>
              </table:table-cell>
              <table:table-cell office:value-type="float" office:value="83.0380158424832">
                <text:p>83.03801584248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8013804473271">
                <text:p>19.8013804473271</text:p>
              </table:table-cell>
              <table:table-cell office:value-type="float" office:value="19.6763914953703">
                <text:p>19.67639149537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.0165526810561">
                <text:p>72.0165526810561</text:p>
              </table:table-cell>
              <table:table-cell office:value-type="float" office:value="28.2298879872382">
                <text:p>28.22988798723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.1371788402706">
                <text:p>81.1371788402706</text:p>
              </table:table-cell>
              <table:table-cell office:value-type="float" office:value="25.002714179022">
                <text:p>25.0027141790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.1965493363247">
                <text:p>54.1965493363247</text:p>
              </table:table-cell>
              <table:table-cell office:value-type="float" office:value="47.9909317827101">
                <text:p>47.99093178271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.9043975387553">
                <text:p>86.9043975387553</text:p>
              </table:table-cell>
              <table:table-cell office:value-type="float" office:value="83.7123788909132">
                <text:p>83.71237889091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.4269836312283">
                <text:p>73.4269836312283</text:p>
              </table:table-cell>
              <table:table-cell office:value-type="float" office:value="17.0646751236175">
                <text:p>17.06467512361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.9308561790921">
                <text:p>34.9308561790921</text:p>
              </table:table-cell>
              <table:table-cell office:value-type="float" office:value="79.8114102870131">
                <text:p>79.81141028701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.385360717951">
                <text:p>28.385360717951</text:p>
              </table:table-cell>
              <table:table-cell office:value-type="float" office:value="69.7212305575259">
                <text:p>69.72123055752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.8101887925303">
                <text:p>88.8101887925303</text:p>
              </table:table-cell>
              <table:table-cell office:value-type="float" office:value="81.2062448466739">
                <text:p>81.20624484667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.2170029273144">
                <text:p>89.2170029273144</text:p>
              </table:table-cell>
              <table:table-cell office:value-type="float" office:value="80.8773151497398">
                <text:p>80.87731514973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.5748785963897">
                <text:p>58.5748785963897</text:p>
              </table:table-cell>
              <table:table-cell office:value-type="float" office:value="53.3546511870377">
                <text:p>53.35465118703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.758100293734">
                <text:p>34.758100293734</text:p>
              </table:table-cell>
              <table:table-cell office:value-type="float" office:value="77.8352367729421">
                <text:p>77.83523677294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1478014981361">
                <text:p>22.1478014981361</text:p>
              </table:table-cell>
              <table:table-cell office:value-type="float" office:value="83.3775097082371">
                <text:p>83.3775097082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.0442041901201">
                <text:p>86.0442041901201</text:p>
              </table:table-cell>
              <table:table-cell office:value-type="float" office:value="84.6736389089656">
                <text:p>84.6736389089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.9438411588922">
                <text:p>40.9438411588922</text:p>
              </table:table-cell>
              <table:table-cell office:value-type="float" office:value="46.5613848114363">
                <text:p>46.56138481143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.8027506676722">
                <text:p>73.8027506676722</text:p>
              </table:table-cell>
              <table:table-cell office:value-type="float" office:value="32.8270475048341">
                <text:p>32.82704750483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0436276775267">
                <text:p>18.0436276775267</text:p>
              </table:table-cell>
              <table:table-cell office:value-type="float" office:value="79.0494186711232">
                <text:p>79.04941867112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1.1128413032306">
                <text:p>81.1128413032306</text:p>
              </table:table-cell>
              <table:table-cell office:value-type="float" office:value="88.4292589877709">
                <text:p>88.42925898777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9817629324387">
                <text:p>13.9817629324387</text:p>
              </table:table-cell>
              <table:table-cell office:value-type="float" office:value="14.1859515423285">
                <text:p>14.18595154232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4495138573428">
                <text:p>11.4495138573428</text:p>
              </table:table-cell>
              <table:table-cell office:value-type="float" office:value="12.38250054238">
                <text:p>12.382500542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.5786081223983">
                <text:p>70.5786081223983</text:p>
              </table:table-cell>
              <table:table-cell office:value-type="float" office:value="24.941711608244">
                <text:p>24.9417116082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7262523937992">
                <text:p>66.7262523937992</text:p>
              </table:table-cell>
              <table:table-cell office:value-type="float" office:value="23.7302955456416">
                <text:p>23.73029554564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.5843038109525">
                <text:p>22.5843038109525</text:p>
              </table:table-cell>
              <table:table-cell office:value-type="float" office:value="21.6648119972816">
                <text:p>21.66481199728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.0598754387926">
                <text:p>45.0598754387926</text:p>
              </table:table-cell>
              <table:table-cell office:value-type="float" office:value="59.5307669676542">
                <text:p>59.53076696765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.4364560677398">
                <text:p>40.4364560677398</text:p>
              </table:table-cell>
              <table:table-cell office:value-type="float" office:value="58.1248321068519">
                <text:p>58.12483210685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.0771812209366">
                <text:p>81.0771812209366</text:p>
              </table:table-cell>
              <table:table-cell office:value-type="float" office:value="22.8107221029292">
                <text:p>22.81072210292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.5522847570032">
                <text:p>90.5522847570032</text:p>
              </table:table-cell>
              <table:table-cell office:value-type="float" office:value="79.7165878688779">
                <text:p>79.71658786887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6930951223402">
                <text:p>26.6930951223402</text:p>
              </table:table-cell>
              <table:table-cell office:value-type="float" office:value="25.9232073994465">
                <text:p>25.92320739944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5.8155792741739">
                <text:p>75.8155792741739</text:p>
              </table:table-cell>
              <table:table-cell office:value-type="float" office:value="22.01211928676">
                <text:p>22.012119286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7014265546498">
                <text:p>32.7014265546498</text:p>
              </table:table-cell>
              <table:table-cell office:value-type="float" office:value="79.259066041883">
                <text:p>79.2590660418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.1973380682339">
                <text:p>34.1973380682339</text:p>
              </table:table-cell>
              <table:table-cell office:value-type="float" office:value="79.2957692189079">
                <text:p>79.29576921890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7968531172154">
                <text:p>22.7968531172154</text:p>
              </table:table-cell>
              <table:table-cell office:value-type="float" office:value="67.8647417132219">
                <text:p>67.86474171322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.5974706699927">
                <text:p>79.5974706699927</text:p>
              </table:table-cell>
              <table:table-cell office:value-type="float" office:value="25.543967941706">
                <text:p>25.5439679417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45255076452298">
                <text:p>9.45255076452298</text:p>
              </table:table-cell>
              <table:table-cell office:value-type="float" office:value="9.80834665262219">
                <text:p>9.808346652622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33945416889">
                <text:p>11.333945416889</text:p>
              </table:table-cell>
              <table:table-cell office:value-type="float" office:value="10.2123323957138">
                <text:p>10.21233239571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3220818023449">
                <text:p>24.3220818023449</text:p>
              </table:table-cell>
              <table:table-cell office:value-type="float" office:value="24.1518075709429">
                <text:p>24.15180757094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.6215819513826">
                <text:p>70.6215819513826</text:p>
              </table:table-cell>
              <table:table-cell office:value-type="float" office:value="20.6379152623123">
                <text:p>20.63791526231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0111529499548">
                <text:p>25.0111529499548</text:p>
              </table:table-cell>
              <table:table-cell office:value-type="float" office:value="79.1468893753246">
                <text:p>79.14688937532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0589749852373">
                <text:p>15.0589749852373</text:p>
              </table:table-cell>
              <table:table-cell office:value-type="float" office:value="14.8719469598598">
                <text:p>14.87194695985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6.7848661249956">
                <text:p>76.7848661249956</text:p>
              </table:table-cell>
              <table:table-cell office:value-type="float" office:value="92.2179063210787">
                <text:p>92.21790632107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0930983718922">
                <text:p>19.0930983718922</text:p>
              </table:table-cell>
              <table:table-cell office:value-type="float" office:value="81.521065283755">
                <text:p>81.5210652837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.4256142338108">
                <text:p>51.4256142338108</text:p>
              </table:table-cell>
              <table:table-cell office:value-type="float" office:value="56.653973720096">
                <text:p>56.6539737200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4801180392712">
                <text:p>23.4801180392712</text:p>
              </table:table-cell>
              <table:table-cell office:value-type="float" office:value="70.14748931075">
                <text:p>70.147489310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3158990791995">
                <text:p>15.3158990791995</text:p>
              </table:table-cell>
              <table:table-cell office:value-type="float" office:value="15.702082891816">
                <text:p>15.702082891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9819699438736">
                <text:p>20.9819699438736</text:p>
              </table:table-cell>
              <table:table-cell office:value-type="float" office:value="84.9620777215248">
                <text:p>84.96207772152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9300511603798">
                <text:p>11.9300511603798</text:p>
              </table:table-cell>
              <table:table-cell office:value-type="float" office:value="11.8312224922006">
                <text:p>11.83122249220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.2166197480552">
                <text:p>80.2166197480552</text:p>
              </table:table-cell>
              <table:table-cell office:value-type="float" office:value="88.8422972300217">
                <text:p>88.84229723002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.693255080106">
                <text:p>57.693255080106</text:p>
              </table:table-cell>
              <table:table-cell office:value-type="float" office:value="43.9320100741591">
                <text:p>43.93201007415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42410975194174">
                <text:p>8.42410975194174</text:p>
              </table:table-cell>
              <table:table-cell office:value-type="float" office:value="8.97838062171819">
                <text:p>8.978380621718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2.5706593362108">
                <text:p>72.5706593362108</text:p>
              </table:table-cell>
              <table:table-cell office:value-type="float" office:value="18.465043188649">
                <text:p>18.4650431886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.8305141838354">
                <text:p>80.8305141838354</text:p>
              </table:table-cell>
              <table:table-cell office:value-type="float" office:value="89.1833082593234">
                <text:p>89.18330825932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8.9908646402363">
                <text:p>88.9908646402363</text:p>
              </table:table-cell>
              <table:table-cell office:value-type="float" office:value="81.0582920370681">
                <text:p>81.05829203706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.5511985479621">
                <text:p>50.5511985479621</text:p>
              </table:table-cell>
              <table:table-cell office:value-type="float" office:value="43.0267975628832">
                <text:p>43.02679756288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9131464883083">
                <text:p>28.9131464883083</text:p>
              </table:table-cell>
              <table:table-cell office:value-type="float" office:value="75.2042936576306">
                <text:p>75.20429365763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665312637814">
                <text:p>10.665312637814</text:p>
              </table:table-cell>
              <table:table-cell office:value-type="float" office:value="10.8049073646964">
                <text:p>10.80490736469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9.4906654081364">
                <text:p>79.4906654081364</text:p>
              </table:table-cell>
              <table:table-cell office:value-type="float" office:value="89.6911310961768">
                <text:p>89.6911310961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1.9003249170637">
                <text:p>81.9003249170637</text:p>
              </table:table-cell>
              <table:table-cell office:value-type="float" office:value="87.9420045287692">
                <text:p>87.9420045287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.7934541532299">
                <text:p>86.7934541532299</text:p>
              </table:table-cell>
              <table:table-cell office:value-type="float" office:value="83.8323450569511">
                <text:p>83.83234505695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8.5920182616598">
                <text:p>88.5920182616598</text:p>
              </table:table-cell>
              <table:table-cell office:value-type="float" office:value="82.0986402762127">
                <text:p>82.09864027621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.2980847411143">
                <text:p>71.2980847411143</text:p>
              </table:table-cell>
              <table:table-cell office:value-type="float" office:value="18.5416431381988">
                <text:p>18.54164313819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.635074835828">
                <text:p>85.635074835828</text:p>
              </table:table-cell>
              <table:table-cell office:value-type="float" office:value="84.4977494950006">
                <text:p>84.49774949500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.8098226490956">
                <text:p>21.8098226490956</text:p>
              </table:table-cell>
              <table:table-cell office:value-type="float" office:value="69.2173672408205">
                <text:p>69.2173672408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3.3844357492725">
                <text:p>83.3844357492725</text:p>
              </table:table-cell>
              <table:table-cell office:value-type="float" office:value="86.560402802469">
                <text:p>86.5604028024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6159016324881">
                <text:p>16.6159016324881</text:p>
              </table:table-cell>
              <table:table-cell office:value-type="float" office:value="16.6430598314329">
                <text:p>16.64305983143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803947403476">
                <text:p>15.803947403476</text:p>
              </table:table-cell>
              <table:table-cell office:value-type="float" office:value="15.8356422844844">
                <text:p>15.83564228448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383252736867">
                <text:p>18.383252736867</text:p>
              </table:table-cell>
              <table:table-cell office:value-type="float" office:value="18.4964790713369">
                <text:p>18.49647907133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1654438924134">
                <text:p>13.1654438924134</text:p>
              </table:table-cell>
              <table:table-cell office:value-type="float" office:value="13.0643203384921">
                <text:p>13.06432033849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4.5449284959545">
                <text:p>84.5449284959545</text:p>
              </table:table-cell>
              <table:table-cell office:value-type="float" office:value="85.7900426994235">
                <text:p>85.79004269942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.3730893915372">
                <text:p>59.3730893915372</text:p>
              </table:table-cell>
              <table:table-cell office:value-type="float" office:value="51.8154059528992">
                <text:p>51.81540595289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.715980852302">
                <text:p>26.715980852302</text:p>
              </table:table-cell>
              <table:table-cell office:value-type="float" office:value="69.695959702699">
                <text:p>69.6959597026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.7793541045405">
                <text:p>22.7793541045405</text:p>
              </table:table-cell>
              <table:table-cell office:value-type="float" office:value="83.22530409081">
                <text:p>83.225304090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.8916548049743">
                <text:p>54.8916548049743</text:p>
              </table:table-cell>
              <table:table-cell office:value-type="float" office:value="45.0134390105861">
                <text:p>45.01343901058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8.487440470596">
                <text:p>58.487440470596</text:p>
              </table:table-cell>
              <table:table-cell office:value-type="float" office:value="46.3627980763713">
                <text:p>46.36279807637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.1239864594014">
                <text:p>53.1239864594014</text:p>
              </table:table-cell>
              <table:table-cell office:value-type="float" office:value="55.6988264307449">
                <text:p>55.69882643074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8.1775555936111">
                <text:p>78.1775555936111</text:p>
              </table:table-cell>
              <table:table-cell office:value-type="float" office:value="30.3647923546761">
                <text:p>30.36479235467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5.6399386973255">
                <text:p>65.6399386973255</text:p>
              </table:table-cell>
              <table:table-cell office:value-type="float" office:value="20.8945221891059">
                <text:p>20.89452218910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3253443342878">
                <text:p>9.3253443342878</text:p>
              </table:table-cell>
              <table:table-cell office:value-type="float" office:value="9.63062638779456">
                <text:p>9.63062638779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.6624623244335">
                <text:p>83.6624623244335</text:p>
              </table:table-cell>
              <table:table-cell office:value-type="float" office:value="86.462095515122">
                <text:p>86.4620955151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.1636332735923">
                <text:p>22.1636332735923</text:p>
              </table:table-cell>
              <table:table-cell office:value-type="float" office:value="21.4847094624595">
                <text:p>21.48470946245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08099261976139">
                <text:p>9.08099261976139</text:p>
              </table:table-cell>
              <table:table-cell office:value-type="float" office:value="9.65395878559624">
                <text:p>9.653958785596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.3784387692116">
                <text:p>53.3784387692116</text:p>
              </table:table-cell>
              <table:table-cell office:value-type="float" office:value="50.5343345478973">
                <text:p>50.53433454789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4.2003758797947">
                <text:p>84.2003758797947</text:p>
              </table:table-cell>
              <table:table-cell office:value-type="float" office:value="27.3638135165725">
                <text:p>27.36381351657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.1712185009719">
                <text:p>81.1712185009719</text:p>
              </table:table-cell>
              <table:table-cell office:value-type="float" office:value="88.5837301677204">
                <text:p>88.58373016772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.4515952784579">
                <text:p>22.4515952784579</text:p>
              </table:table-cell>
              <table:table-cell office:value-type="float" office:value="22.1173695978588">
                <text:p>22.11736959785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.4853472434684">
                <text:p>55.4853472434684</text:p>
              </table:table-cell>
              <table:table-cell office:value-type="float" office:value="53.4247240810101">
                <text:p>53.42472408101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.6715894384375">
                <text:p>90.6715894384375</text:p>
              </table:table-cell>
              <table:table-cell office:value-type="float" office:value="79.5954820922094">
                <text:p>79.59548209220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.1895967425268">
                <text:p>81.1895967425268</text:p>
              </table:table-cell>
              <table:table-cell office:value-type="float" office:value="88.8493751218372">
                <text:p>88.84937512183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.9718265181406">
                <text:p>66.9718265181406</text:p>
              </table:table-cell>
              <table:table-cell office:value-type="float" office:value="22.4342826192009">
                <text:p>22.43428261920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.2499921224395">
                <text:p>53.2499921224395</text:p>
              </table:table-cell>
              <table:table-cell office:value-type="float" office:value="52.1069322502677">
                <text:p>52.10693225026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8255877715258">
                <text:p>11.8255877715258</text:p>
              </table:table-cell>
              <table:table-cell office:value-type="float" office:value="11.6958714315087">
                <text:p>11.69587143150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9777929108751">
                <text:p>8.9777929108751</text:p>
              </table:table-cell>
              <table:table-cell office:value-type="float" office:value="10.0836018844604">
                <text:p>10.08360188446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.8958533591547">
                <text:p>31.8958533591547</text:p>
              </table:table-cell>
              <table:table-cell office:value-type="float" office:value="72.4824772144665">
                <text:p>72.48247721446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2.1406359999295">
                <text:p>82.1406359999295</text:p>
              </table:table-cell>
              <table:table-cell office:value-type="float" office:value="87.9180440035895">
                <text:p>87.91804400358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.7830043652043">
                <text:p>41.7830043652043</text:p>
              </table:table-cell>
              <table:table-cell office:value-type="float" office:value="50.1781985425837">
                <text:p>50.17819854258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.4831763273687">
                <text:p>22.4831763273687</text:p>
              </table:table-cell>
              <table:table-cell office:value-type="float" office:value="69.3245389080016">
                <text:p>69.32453890800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0.8378977393737">
                <text:p>80.8378977393737</text:p>
              </table:table-cell>
              <table:table-cell office:value-type="float" office:value="89.0027274083238">
                <text:p>89.00272740832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.291076836274">
                <text:p>82.291076836274</text:p>
              </table:table-cell>
              <table:table-cell office:value-type="float" office:value="87.3753985736895">
                <text:p>87.37539857368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.6912616940999">
                <text:p>33.6912616940999</text:p>
              </table:table-cell>
              <table:table-cell office:value-type="float" office:value="74.1905112197139">
                <text:p>74.19051121971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.2484848999973">
                <text:p>43.2484848999973</text:p>
              </table:table-cell>
              <table:table-cell office:value-type="float" office:value="52.7816455928683">
                <text:p>52.78164559286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8.9095967687981">
                <text:p>58.9095967687981</text:p>
              </table:table-cell>
              <table:table-cell office:value-type="float" office:value="43.576657931497">
                <text:p>43.5766579314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61427301313">
                <text:p>18.61427301313</text:p>
              </table:table-cell>
              <table:table-cell office:value-type="float" office:value="18.8182633595175">
                <text:p>18.81826335951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.7566020947092">
                <text:p>26.7566020947092</text:p>
              </table:table-cell>
              <table:table-cell office:value-type="float" office:value="73.2652887097133">
                <text:p>73.26528870971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.6931507971049">
                <text:p>81.6931507971049</text:p>
              </table:table-cell>
              <table:table-cell office:value-type="float" office:value="88.1317575162079">
                <text:p>88.13175751620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.7481165569942">
                <text:p>80.7481165569942</text:p>
              </table:table-cell>
              <table:table-cell office:value-type="float" office:value="88.3372114241434">
                <text:p>88.33721142414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2.5279369921615">
                <text:p>82.5279369921615</text:p>
              </table:table-cell>
              <table:table-cell office:value-type="float" office:value="87.367448976496">
                <text:p>87.3674489764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.7965140001427">
                <text:p>84.7965140001427</text:p>
              </table:table-cell>
              <table:table-cell office:value-type="float" office:value="84.7047801904327">
                <text:p>84.70478019043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3287468930926">
                <text:p>21.3287468930926</text:p>
              </table:table-cell>
              <table:table-cell office:value-type="float" office:value="77.410206664779">
                <text:p>77.4102066647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.4594429625905">
                <text:p>78.4594429625905</text:p>
              </table:table-cell>
              <table:table-cell office:value-type="float" office:value="91.494106490595">
                <text:p>91.4941064905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.4407581218081">
                <text:p>75.4407581218081</text:p>
              </table:table-cell>
              <table:table-cell office:value-type="float" office:value="32.4830068387046">
                <text:p>32.48300683870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.7543527064051">
                <text:p>72.7543527064051</text:p>
              </table:table-cell>
              <table:table-cell office:value-type="float" office:value="23.0460907688923">
                <text:p>23.04609076889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.1966952240727">
                <text:p>12.1966952240727</text:p>
              </table:table-cell>
              <table:table-cell office:value-type="float" office:value="11.9436054110831">
                <text:p>11.94360541108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.2702264475365">
                <text:p>44.2702264475365</text:p>
              </table:table-cell>
              <table:table-cell office:value-type="float" office:value="56.7783623036644">
                <text:p>56.77836230366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.2164567236583">
                <text:p>52.2164567236583</text:p>
              </table:table-cell>
              <table:table-cell office:value-type="float" office:value="46.566205824414">
                <text:p>46.5662058244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7.9475920893446">
                <text:p>87.9475920893446</text:p>
              </table:table-cell>
              <table:table-cell office:value-type="float" office:value="81.9512770935683">
                <text:p>81.95127709356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.188525830879">
                <text:p>74.188525830879</text:p>
              </table:table-cell>
              <table:table-cell office:value-type="float" office:value="20.8361322775549">
                <text:p>20.83613227755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248628528457">
                <text:p>19.248628528457</text:p>
              </table:table-cell>
              <table:table-cell office:value-type="float" office:value="72.7639536659136">
                <text:p>72.76395366591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1.9141634894333">
                <text:p>81.9141634894333</text:p>
              </table:table-cell>
              <table:table-cell office:value-type="float" office:value="88.4014126518158">
                <text:p>88.40141265181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7865512977394">
                <text:p>19.7865512977394</text:p>
              </table:table-cell>
              <table:table-cell office:value-type="float" office:value="19.8242075043228">
                <text:p>19.82420750432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7050576826347">
                <text:p>22.7050576826347</text:p>
              </table:table-cell>
              <table:table-cell office:value-type="float" office:value="80.5578475671593">
                <text:p>80.55784756715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6733833332703">
                <text:p>17.6733833332703</text:p>
              </table:table-cell>
              <table:table-cell office:value-type="float" office:value="17.2574598174363">
                <text:p>17.25745981743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5432315814972">
                <text:p>43.5432315814972</text:p>
              </table:table-cell>
              <table:table-cell office:value-type="float" office:value="43.8656058389962">
                <text:p>43.86560583899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0465451076362">
                <text:p>17.0465451076362</text:p>
              </table:table-cell>
              <table:table-cell office:value-type="float" office:value="67.8591742457077">
                <text:p>67.85917424570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3.7447346932059">
                <text:p>53.7447346932059</text:p>
              </table:table-cell>
              <table:table-cell office:value-type="float" office:value="59.8348039581472">
                <text:p>59.83480395814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0102057278221">
                <text:p>40.0102057278221</text:p>
              </table:table-cell>
              <table:table-cell office:value-type="float" office:value="55.8588425442587">
                <text:p>55.85884254425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54688676557355">
                <text:p>6.54688676557355</text:p>
              </table:table-cell>
              <table:table-cell office:value-type="float" office:value="6.87474460393863">
                <text:p>6.874744603938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3.9520809837096">
                <text:p>83.9520809837096</text:p>
              </table:table-cell>
              <table:table-cell office:value-type="float" office:value="86.2345977610183">
                <text:p>86.23459776101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.4174746865654">
                <text:p>85.4174746865654</text:p>
              </table:table-cell>
              <table:table-cell office:value-type="float" office:value="85.0780877394249">
                <text:p>85.07808773942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.6806374591015">
                <text:p>72.6806374591015</text:p>
              </table:table-cell>
              <table:table-cell office:value-type="float" office:value="30.853073881553">
                <text:p>30.8530738815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8.4617432470273">
                <text:p>58.4617432470273</text:p>
              </table:table-cell>
              <table:table-cell office:value-type="float" office:value="41.2214235357327">
                <text:p>41.22142353573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.1781854961277">
                <text:p>13.1781854961277</text:p>
              </table:table-cell>
              <table:table-cell office:value-type="float" office:value="13.4735835696033">
                <text:p>13.47358356960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.9954564590601">
                <text:p>25.9954564590601</text:p>
              </table:table-cell>
              <table:table-cell office:value-type="float" office:value="74.9757703574464">
                <text:p>74.97577035744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5278475631258">
                <text:p>11.5278475631258</text:p>
              </table:table-cell>
              <table:table-cell office:value-type="float" office:value="11.5174684994571">
                <text:p>11.51746849945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9623408763784">
                <text:p>11.9623408763784</text:p>
              </table:table-cell>
              <table:table-cell office:value-type="float" office:value="11.7710167750584">
                <text:p>11.77101677505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0954190807751">
                <text:p>11.0954190807751</text:p>
              </table:table-cell>
              <table:table-cell office:value-type="float" office:value="12.155826044765">
                <text:p>12.1558260447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.1709284600993">
                <text:p>34.1709284600993</text:p>
              </table:table-cell>
              <table:table-cell office:value-type="float" office:value="76.1443777661093">
                <text:p>76.14437776610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2.487070215245">
                <text:p>82.487070215245</text:p>
              </table:table-cell>
              <table:table-cell office:value-type="float" office:value="25.5086337666515">
                <text:p>25.50863376665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4.8125223803359">
                <text:p>84.8125223803359</text:p>
              </table:table-cell>
              <table:table-cell office:value-type="float" office:value="20.7822485032072">
                <text:p>20.78224850320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.6052916194316">
                <text:p>17.6052916194316</text:p>
              </table:table-cell>
              <table:table-cell office:value-type="float" office:value="73.4832147261049">
                <text:p>73.48321472610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9.8321705420782">
                <text:p>59.8321705420782</text:p>
              </table:table-cell>
              <table:table-cell office:value-type="float" office:value="40.0577457417319">
                <text:p>40.05774574173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.8075203232024">
                <text:p>13.8075203232024</text:p>
              </table:table-cell>
              <table:table-cell office:value-type="float" office:value="13.7685119927059">
                <text:p>13.76851199270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01207614047569">
                <text:p>8.01207614047569</text:p>
              </table:table-cell>
              <table:table-cell office:value-type="float" office:value="7.9464167318582">
                <text:p>7.94641673185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.3093345973522">
                <text:p>18.3093345973522</text:p>
              </table:table-cell>
              <table:table-cell office:value-type="float" office:value="77.7390649766564">
                <text:p>77.73906497665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.3840460091903">
                <text:p>57.3840460091903</text:p>
              </table:table-cell>
              <table:table-cell office:value-type="float" office:value="47.5898494418417">
                <text:p>47.58984944184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.3813764687876">
                <text:p>33.3813764687876</text:p>
              </table:table-cell>
              <table:table-cell office:value-type="float" office:value="71.3503489940648">
                <text:p>71.35034899406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.6333547271108">
                <text:p>78.6333547271108</text:p>
              </table:table-cell>
              <table:table-cell office:value-type="float" office:value="90.8889483075791">
                <text:p>90.88894830757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.8113532271242">
                <text:p>32.8113532271242</text:p>
              </table:table-cell>
              <table:table-cell office:value-type="float" office:value="84.4444109578598">
                <text:p>84.44441095785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7209077234049">
                <text:p>12.7209077234049</text:p>
              </table:table-cell>
              <table:table-cell office:value-type="float" office:value="12.1927080639739">
                <text:p>12.19270806397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4552913250979">
                <text:p>21.4552913250979</text:p>
              </table:table-cell>
              <table:table-cell office:value-type="float" office:value="70.7460196190709">
                <text:p>70.74601961907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5.1311896791701">
                <text:p>75.1311896791701</text:p>
              </table:table-cell>
              <table:table-cell office:value-type="float" office:value="27.8420528972417">
                <text:p>27.84205289724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.636053668802">
                <text:p>16.636053668802</text:p>
              </table:table-cell>
              <table:table-cell office:value-type="float" office:value="15.6364676814567">
                <text:p>15.63646768145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.2151773927565">
                <text:p>90.2151773927565</text:p>
              </table:table-cell>
              <table:table-cell office:value-type="float" office:value="80.6274789901007">
                <text:p>80.62747899010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7.0081782917509">
                <text:p>87.0081782917509</text:p>
              </table:table-cell>
              <table:table-cell office:value-type="float" office:value="82.8208690385051">
                <text:p>82.82086903850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63440790925324">
                <text:p>6.63440790925324</text:p>
              </table:table-cell>
              <table:table-cell office:value-type="float" office:value="7.54886992303148">
                <text:p>7.548869923031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.9154638944751">
                <text:p>12.9154638944751</text:p>
              </table:table-cell>
              <table:table-cell office:value-type="float" office:value="12.7791902666872">
                <text:p>12.77919026668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0271954664017">
                <text:p>11.0271954664017</text:p>
              </table:table-cell>
              <table:table-cell office:value-type="float" office:value="11.313435871495">
                <text:p>11.3134358714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7.5539084672675">
                <text:p>67.5539084672675</text:p>
              </table:table-cell>
              <table:table-cell office:value-type="float" office:value="22.5910257921023">
                <text:p>22.59102579210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4.0614151006867">
                <text:p>84.0614151006867</text:p>
              </table:table-cell>
              <table:table-cell office:value-type="float" office:value="17.8795953734454">
                <text:p>17.87959537344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3944453109654">
                <text:p>11.3944453109654</text:p>
              </table:table-cell>
              <table:table-cell office:value-type="float" office:value="11.8510171660704">
                <text:p>11.85101716607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.2656160511178">
                <text:p>30.2656160511178</text:p>
              </table:table-cell>
              <table:table-cell office:value-type="float" office:value="83.1054845533024">
                <text:p>83.10548455330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.2588458412671">
                <text:p>73.2588458412671</text:p>
              </table:table-cell>
              <table:table-cell office:value-type="float" office:value="18.0327676369272">
                <text:p>18.03276763692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.9390706523132">
                <text:p>42.9390706523132</text:p>
              </table:table-cell>
              <table:table-cell office:value-type="float" office:value="40.1881354862009">
                <text:p>40.18813548620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5.912093344078">
                <text:p>45.912093344078</text:p>
              </table:table-cell>
              <table:table-cell office:value-type="float" office:value="51.2499747765833">
                <text:p>51.24997477658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.7438088128627">
                <text:p>26.7438088128627</text:p>
              </table:table-cell>
              <table:table-cell office:value-type="float" office:value="80.784681448792">
                <text:p>80.7846814487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.246280796678">
                <text:p>50.246280796678</text:p>
              </table:table-cell>
              <table:table-cell office:value-type="float" office:value="56.9355884202989">
                <text:p>56.93558842029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3.0106446845538">
                <text:p>83.0106446845538</text:p>
              </table:table-cell>
              <table:table-cell office:value-type="float" office:value="86.5229051052786">
                <text:p>86.52290510527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9339901416779">
                <text:p>26.9339901416779</text:p>
              </table:table-cell>
              <table:table-cell office:value-type="float" office:value="71.6892171006154">
                <text:p>71.68921710061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13071128799533">
                <text:p>7.13071128799533</text:p>
              </table:table-cell>
              <table:table-cell office:value-type="float" office:value="8.41549731378953">
                <text:p>8.415497313789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9083632197032">
                <text:p>24.9083632197032</text:p>
              </table:table-cell>
              <table:table-cell office:value-type="float" office:value="23.803400967652">
                <text:p>23.8034009676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6.0676671391548">
                <text:p>56.0676671391548</text:p>
              </table:table-cell>
              <table:table-cell office:value-type="float" office:value="46.9607433723992">
                <text:p>46.96074337239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2.1783555817606">
                <text:p>82.1783555817606</text:p>
              </table:table-cell>
              <table:table-cell office:value-type="float" office:value="87.9803439945929">
                <text:p>87.98034399459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5.1773756249776">
                <text:p>45.1773756249776</text:p>
              </table:table-cell>
              <table:table-cell office:value-type="float" office:value="43.6219214253182">
                <text:p>43.62192142531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7.1487499536443">
                <text:p>87.1487499536443</text:p>
              </table:table-cell>
              <table:table-cell office:value-type="float" office:value="82.6456630622468">
                <text:p>82.64566306224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4.3646960487302">
                <text:p>54.3646960487302</text:p>
              </table:table-cell>
              <table:table-cell office:value-type="float" office:value="52.8496147371088">
                <text:p>52.84961473710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.871383954546">
                <text:p>18.871383954546</text:p>
              </table:table-cell>
              <table:table-cell office:value-type="float" office:value="18.7703332073941">
                <text:p>18.77033320739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8289276699729">
                <text:p>14.8289276699729</text:p>
              </table:table-cell>
              <table:table-cell office:value-type="float" office:value="15.7778010029655">
                <text:p>15.77780100296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.1570681406453">
                <text:p>80.1570681406453</text:p>
              </table:table-cell>
              <table:table-cell office:value-type="float" office:value="88.9493701183593">
                <text:p>88.94937011835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6.2627083177833">
                <text:p>76.2627083177833</text:p>
              </table:table-cell>
              <table:table-cell office:value-type="float" office:value="23.5642037786642">
                <text:p>23.56420377866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.0927314907749">
                <text:p>85.0927314907749</text:p>
              </table:table-cell>
              <table:table-cell office:value-type="float" office:value="85.2294688766231">
                <text:p>85.22946887662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2.8544632827517">
                <text:p>82.8544632827517</text:p>
              </table:table-cell>
              <table:table-cell office:value-type="float" office:value="87.0467892541687">
                <text:p>87.04678925416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4.3885208279085">
                <text:p>84.3885208279085</text:p>
              </table:table-cell>
              <table:table-cell office:value-type="float" office:value="85.476476341102">
                <text:p>85.4764763411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9.3876495753244">
                <text:p>49.3876495753244</text:p>
              </table:table-cell>
              <table:table-cell office:value-type="float" office:value="48.2164897560081">
                <text:p>48.21648975600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1.89030632325">
                <text:p>91.89030632325</text:p>
              </table:table-cell>
              <table:table-cell office:value-type="float" office:value="78.0344212825684">
                <text:p>78.03442128256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.5961088242607">
                <text:p>21.5961088242607</text:p>
              </table:table-cell>
              <table:table-cell office:value-type="float" office:value="83.0483285260134">
                <text:p>83.04832852601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.2567908420478">
                <text:p>53.2567908420478</text:p>
              </table:table-cell>
              <table:table-cell office:value-type="float" office:value="52.9971352010509">
                <text:p>52.99713520105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0.1959759197331">
                <text:p>70.1959759197331</text:p>
              </table:table-cell>
              <table:table-cell office:value-type="float" office:value="34.5722775508822">
                <text:p>34.57227755088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3.9308651114245">
                <text:p>83.9308651114245</text:p>
              </table:table-cell>
              <table:table-cell office:value-type="float" office:value="24.5033867042622">
                <text:p>24.50338670426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3.9704903471857">
                <text:p>83.9704903471857</text:p>
              </table:table-cell>
              <table:table-cell office:value-type="float" office:value="86.38286189448">
                <text:p>86.382861894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.2466977462916">
                <text:p>23.2466977462916</text:p>
              </table:table-cell>
              <table:table-cell office:value-type="float" office:value="22.602180130862">
                <text:p>22.6021801308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.3245354359436">
                <text:p>40.3245354359436</text:p>
              </table:table-cell>
              <table:table-cell office:value-type="float" office:value="49.2360557014101">
                <text:p>49.23605570141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.6959976306578">
                <text:p>31.6959976306578</text:p>
              </table:table-cell>
              <table:table-cell office:value-type="float" office:value="81.5831068498766">
                <text:p>81.58310684987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.6700936132671">
                <text:p>53.6700936132671</text:p>
              </table:table-cell>
              <table:table-cell office:value-type="float" office:value="58.465644101575">
                <text:p>58.4656441015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1.8317751881875">
                <text:p>41.8317751881875</text:p>
              </table:table-cell>
              <table:table-cell office:value-type="float" office:value="49.6792561953075">
                <text:p>49.67925619530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6.418669335978">
                <text:p>56.418669335978</text:p>
              </table:table-cell>
              <table:table-cell office:value-type="float" office:value="55.0245827707921">
                <text:p>55.02458277079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6.9099737876271">
                <text:p>86.9099737876271</text:p>
              </table:table-cell>
              <table:table-cell office:value-type="float" office:value="82.8505271280335">
                <text:p>82.85052712803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2940018939383">
                <text:p>17.2940018939383</text:p>
              </table:table-cell>
              <table:table-cell office:value-type="float" office:value="17.4731998547249">
                <text:p>17.47319985472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7.6452438246941">
                <text:p>87.6452438246941</text:p>
              </table:table-cell>
              <table:table-cell office:value-type="float" office:value="82.3058367966601">
                <text:p>82.30583679666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.5164184271138">
                <text:p>29.5164184271138</text:p>
              </table:table-cell>
              <table:table-cell office:value-type="float" office:value="66.2161831651306">
                <text:p>66.21618316513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1495836254707">
                <text:p>55.1495836254707</text:p>
              </table:table-cell>
              <table:table-cell office:value-type="float" office:value="59.9623360765729">
                <text:p>59.96233607657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3.4927237731625">
                <text:p>83.4927237731625</text:p>
              </table:table-cell>
              <table:table-cell office:value-type="float" office:value="86.1086869916998">
                <text:p>86.10868699169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.661213398007">
                <text:p>18.661213398007</text:p>
              </table:table-cell>
              <table:table-cell office:value-type="float" office:value="82.2185322690236">
                <text:p>82.21853226902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1.248437836002">
                <text:p>71.248437836002</text:p>
              </table:table-cell>
              <table:table-cell office:value-type="float" office:value="15.6348414957844">
                <text:p>15.63484149578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4.2017344520715">
                <text:p>84.2017344520715</text:p>
              </table:table-cell>
              <table:table-cell office:value-type="float" office:value="15.0467338057054">
                <text:p>15.04673380570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2.0204143207685">
                <text:p>82.0204143207685</text:p>
              </table:table-cell>
              <table:table-cell office:value-type="float" office:value="26.1822424034858">
                <text:p>26.18224240348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.2966700138614">
                <text:p>44.2966700138614</text:p>
              </table:table-cell>
              <table:table-cell office:value-type="float" office:value="45.3454225230207">
                <text:p>45.34542252302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.4069567750291">
                <text:p>65.4069567750291</text:p>
              </table:table-cell>
              <table:table-cell office:value-type="float" office:value="31.324085114897">
                <text:p>31.3240851148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.5521594043427">
                <text:p>31.5521594043427</text:p>
              </table:table-cell>
              <table:table-cell office:value-type="float" office:value="81.0175939578116">
                <text:p>81.01759395781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.3472632170549">
                <text:p>34.3472632170549</text:p>
              </table:table-cell>
              <table:table-cell office:value-type="float" office:value="76.6440995614901">
                <text:p>76.64409956149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.2796237466976">
                <text:p>15.2796237466976</text:p>
              </table:table-cell>
              <table:table-cell office:value-type="float" office:value="14.9247860528794">
                <text:p>14.92478605287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6.4418592299617">
                <text:p>86.4418592299617</text:p>
              </table:table-cell>
              <table:table-cell office:value-type="float" office:value="83.665366335484">
                <text:p>83.6653663354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.1337068609853">
                <text:p>22.1337068609853</text:p>
              </table:table-cell>
              <table:table-cell office:value-type="float" office:value="21.6710509208402">
                <text:p>21.67105092084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.4156282223609">
                <text:p>25.4156282223609</text:p>
              </table:table-cell>
              <table:table-cell office:value-type="float" office:value="79.152846804399">
                <text:p>79.1528468043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4.397145663113">
                <text:p>84.397145663113</text:p>
              </table:table-cell>
              <table:table-cell office:value-type="float" office:value="85.2792956393289">
                <text:p>85.27929563932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6.7355893540861">
                <text:p>76.7355893540861</text:p>
              </table:table-cell>
              <table:table-cell office:value-type="float" office:value="28.838647579222">
                <text:p>28.8386475792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.1736695444714">
                <text:p>22.1736695444714</text:p>
              </table:table-cell>
              <table:table-cell office:value-type="float" office:value="81.7983791137911">
                <text:p>81.79837911379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1.3061550129686">
                <text:p>71.3061550129686</text:p>
              </table:table-cell>
              <table:table-cell office:value-type="float" office:value="28.9034175926743">
                <text:p>28.90341759267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3.8968955221178">
                <text:p>53.8968955221178</text:p>
              </table:table-cell>
              <table:table-cell office:value-type="float" office:value="41.92757100349">
                <text:p>41.927571003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.2349343466959">
                <text:p>83.2349343466959</text:p>
              </table:table-cell>
              <table:table-cell office:value-type="float" office:value="86.3983011986492">
                <text:p>86.39830119864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5.4543633539497">
                <text:p>65.4543633539497</text:p>
              </table:table-cell>
              <table:table-cell office:value-type="float" office:value="21.8876084714762">
                <text:p>21.88760847147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0057640688042">
                <text:p>26.0057640688042</text:p>
              </table:table-cell>
              <table:table-cell office:value-type="float" office:value="83.661852697647">
                <text:p>83.6618526976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5.6974436605714">
                <text:p>25.6974436605714</text:p>
              </table:table-cell>
              <table:table-cell office:value-type="float" office:value="65.805218905988">
                <text:p>65.8052189059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7.6034656865008">
                <text:p>67.6034656865008</text:p>
              </table:table-cell>
              <table:table-cell office:value-type="float" office:value="23.051042968751">
                <text:p>23.0510429687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5.928850666387">
                <text:p>65.928850666387</text:p>
              </table:table-cell>
              <table:table-cell office:value-type="float" office:value="25.2273621672978">
                <text:p>25.22736216729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.6480068678467">
                <text:p>85.6480068678467</text:p>
              </table:table-cell>
              <table:table-cell office:value-type="float" office:value="84.7212413600403">
                <text:p>84.72124136004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6.2140080012509">
                <text:p>86.2140080012509</text:p>
              </table:table-cell>
              <table:table-cell office:value-type="float" office:value="83.6407004669194">
                <text:p>83.64070046691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9417639286299">
                <text:p>30.9417639286299</text:p>
              </table:table-cell>
              <table:table-cell office:value-type="float" office:value="83.1744712779661">
                <text:p>83.17447127796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.60198030202">
                <text:p>18.60198030202</text:p>
              </table:table-cell>
              <table:table-cell office:value-type="float" office:value="18.4706320607853">
                <text:p>18.47063206078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6.5116082943589">
                <text:p>46.5116082943589</text:p>
              </table:table-cell>
              <table:table-cell office:value-type="float" office:value="50.6228461585593">
                <text:p>50.62284615855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6085950280627">
                <text:p>12.6085950280627</text:p>
              </table:table-cell>
              <table:table-cell office:value-type="float" office:value="12.0276409764504">
                <text:p>12.02764097645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4.1192705223084">
                <text:p>44.1192705223084</text:p>
              </table:table-cell>
              <table:table-cell office:value-type="float" office:value="40.2551655995145">
                <text:p>40.25516559951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.6131373920235">
                <text:p>17.6131373920235</text:p>
              </table:table-cell>
              <table:table-cell office:value-type="float" office:value="81.9258920086868">
                <text:p>81.92589200868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.812748926293">
                <text:p>16.812748926293</text:p>
              </table:table-cell>
              <table:table-cell office:value-type="float" office:value="79.1578728560335">
                <text:p>79.15787285603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.8514689776627">
                <text:p>17.8514689776627</text:p>
              </table:table-cell>
              <table:table-cell office:value-type="float" office:value="16.9158415714797">
                <text:p>16.91584157147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.7602809735752">
                <text:p>65.7602809735752</text:p>
              </table:table-cell>
              <table:table-cell office:value-type="float" office:value="25.0636076788224">
                <text:p>25.06360767882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9.0860801144379">
                <text:p>89.0860801144379</text:p>
              </table:table-cell>
              <table:table-cell office:value-type="float" office:value="81.0825858356905">
                <text:p>81.08258583569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4357984964809">
                <text:p>10.4357984964809</text:p>
              </table:table-cell>
              <table:table-cell office:value-type="float" office:value="10.1537992491625">
                <text:p>10.1537992491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.5432748972298">
                <text:p>32.5432748972298</text:p>
              </table:table-cell>
              <table:table-cell office:value-type="float" office:value="73.2279407881124">
                <text:p>73.22794078811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0993026078317">
                <text:p>15.0993026078317</text:p>
              </table:table-cell>
              <table:table-cell office:value-type="float" office:value="15.124363905668">
                <text:p>15.1243639056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5.5288018958879">
                <text:p>45.5288018958879</text:p>
              </table:table-cell>
              <table:table-cell office:value-type="float" office:value="58.8864184925892">
                <text:p>58.88641849258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.3177820549709">
                <text:p>22.3177820549709</text:p>
              </table:table-cell>
              <table:table-cell office:value-type="float" office:value="22.1096383517162">
                <text:p>22.10963835171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1.3541798919728">
                <text:p>81.3541798919728</text:p>
              </table:table-cell>
              <table:table-cell office:value-type="float" office:value="87.9058232709186">
                <text:p>87.90582327091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9.3000516835174">
                <text:p>59.3000516835174</text:p>
              </table:table-cell>
              <table:table-cell office:value-type="float" office:value="58.1265222824633">
                <text:p>58.12652228246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6.5448944644673">
                <text:p>46.5448944644673</text:p>
              </table:table-cell>
              <table:table-cell office:value-type="float" office:value="45.3159152216316">
                <text:p>45.31591522163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.0105529550423">
                <text:p>15.0105529550423</text:p>
              </table:table-cell>
              <table:table-cell office:value-type="float" office:value="84.97803945079">
                <text:p>84.978039450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4.321056112178">
                <text:p>94.321056112178</text:p>
              </table:table-cell>
              <table:table-cell office:value-type="float" office:value="76.0096772313817">
                <text:p>76.00967723138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8.3438611910347">
                <text:p>88.3438611910347</text:p>
              </table:table-cell>
              <table:table-cell office:value-type="float" office:value="81.8948087628875">
                <text:p>81.89480876288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.9722864533997">
                <text:p>20.9722864533997</text:p>
              </table:table-cell>
              <table:table-cell office:value-type="float" office:value="75.7790892170719">
                <text:p>75.77908921707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.3236035512232">
                <text:p>17.3236035512232</text:p>
              </table:table-cell>
              <table:table-cell office:value-type="float" office:value="17.0520927795313">
                <text:p>17.05209277953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7.5736702061772">
                <text:p>47.5736702061772</text:p>
              </table:table-cell>
              <table:table-cell office:value-type="float" office:value="42.3200397101572">
                <text:p>42.32003971015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.8500311318012">
                <text:p>45.8500311318012</text:p>
              </table:table-cell>
              <table:table-cell office:value-type="float" office:value="54.3733578144278">
                <text:p>54.37335781442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.8983706696332">
                <text:p>33.8983706696332</text:p>
              </table:table-cell>
              <table:table-cell office:value-type="float" office:value="83.8210774392202">
                <text:p>83.82107743922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0.6472382141529">
                <text:p>80.6472382141529</text:p>
              </table:table-cell>
              <table:table-cell office:value-type="float" office:value="88.5856423539293">
                <text:p>88.58564235392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8.304120272061">
                <text:p>68.304120272061</text:p>
              </table:table-cell>
              <table:table-cell office:value-type="float" office:value="28.5942275034534">
                <text:p>28.59422750345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.6304468430181">
                <text:p>21.6304468430181</text:p>
              </table:table-cell>
              <table:table-cell office:value-type="float" office:value="76.9417337972742">
                <text:p>76.94173379727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.8033943725994">
                <text:p>12.8033943725994</text:p>
              </table:table-cell>
              <table:table-cell office:value-type="float" office:value="13.9421797765355">
                <text:p>13.94217977653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5.9182566497023">
                <text:p>45.9182566497023</text:p>
              </table:table-cell>
              <table:table-cell office:value-type="float" office:value="55.605889444274">
                <text:p>55.6058894442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.1876071429745">
                <text:p>17.1876071429745</text:p>
              </table:table-cell>
              <table:table-cell office:value-type="float" office:value="16.2489014323165">
                <text:p>16.24890143231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.8054122703174">
                <text:p>21.8054122703174</text:p>
              </table:table-cell>
              <table:table-cell office:value-type="float" office:value="79.7045499820683">
                <text:p>79.70454998206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5.7781007331627">
                <text:p>55.7781007331627</text:p>
              </table:table-cell>
              <table:table-cell office:value-type="float" office:value="54.9956483033866">
                <text:p>54.99564830338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7.4203777322607">
                <text:p>57.4203777322607</text:p>
              </table:table-cell>
              <table:table-cell office:value-type="float" office:value="53.2824068919718">
                <text:p>53.28240689197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.6779444935802">
                <text:p>90.6779444935802</text:p>
              </table:table-cell>
              <table:table-cell office:value-type="float" office:value="79.8321932377968">
                <text:p>79.83219323779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8.6102352726096">
                <text:p>58.6102352726096</text:p>
              </table:table-cell>
              <table:table-cell office:value-type="float" office:value="59.1636189463076">
                <text:p>59.16361894630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1.9191386897564">
                <text:p>71.9191386897564</text:p>
              </table:table-cell>
              <table:table-cell office:value-type="float" office:value="28.1936521138239">
                <text:p>28.19365211382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3.5547524868844">
                <text:p>83.5547524868844</text:p>
              </table:table-cell>
              <table:table-cell office:value-type="float" office:value="85.9004392720126">
                <text:p>85.90043927201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6.6475146458505">
                <text:p>86.6475146458505</text:p>
              </table:table-cell>
              <table:table-cell office:value-type="float" office:value="83.2336967943127">
                <text:p>83.23369679431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.7956923018025">
                <text:p>44.7956923018025</text:p>
              </table:table-cell>
              <table:table-cell office:value-type="float" office:value="48.1298977288841">
                <text:p>48.12989772888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.8375649156742">
                <text:p>69.8375649156742</text:p>
              </table:table-cell>
              <table:table-cell office:value-type="float" office:value="18.4273740608313">
                <text:p>18.42737406083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5.437772687429">
                <text:p>55.437772687429</text:p>
              </table:table-cell>
              <table:table-cell office:value-type="float" office:value="59.1425725856754">
                <text:p>59.14257258567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5529154156751">
                <text:p>11.5529154156751</text:p>
              </table:table-cell>
              <table:table-cell office:value-type="float" office:value="12.133873163468">
                <text:p>12.1338731634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6.2628883458672">
                <text:p>66.2628883458672</text:p>
              </table:table-cell>
              <table:table-cell office:value-type="float" office:value="17.4759507605377">
                <text:p>17.47595076053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5.8247199688001">
                <text:p>85.8247199688001</text:p>
              </table:table-cell>
              <table:table-cell office:value-type="float" office:value="84.2866594506971">
                <text:p>84.28665945069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9.3535811136281">
                <text:p>79.3535811136281</text:p>
              </table:table-cell>
              <table:table-cell office:value-type="float" office:value="90.140504767855">
                <text:p>90.1405047678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8.1530255646157">
                <text:p>58.1530255646157</text:p>
              </table:table-cell>
              <table:table-cell office:value-type="float" office:value="59.1249339170067">
                <text:p>59.12493391700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3.0741075402307">
                <text:p>83.0741075402307</text:p>
              </table:table-cell>
              <table:table-cell office:value-type="float" office:value="25.682981610603">
                <text:p>25.6829816106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.8159841411588">
                <text:p>22.8159841411588</text:p>
              </table:table-cell>
              <table:table-cell office:value-type="float" office:value="66.6675883619215">
                <text:p>66.66758836192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2514911414313">
                <text:p>20.2514911414313</text:p>
              </table:table-cell>
              <table:table-cell office:value-type="float" office:value="66.8103106674873">
                <text:p>66.81031066748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.3156055314148">
                <text:p>16.3156055314148</text:p>
              </table:table-cell>
              <table:table-cell office:value-type="float" office:value="15.0584998546626">
                <text:p>15.05849985466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.8700529062293">
                <text:p>14.8700529062293</text:p>
              </table:table-cell>
              <table:table-cell office:value-type="float" office:value="15.1422262718389">
                <text:p>15.142226271838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4.0728191035991">
                <text:p>54.0728191035991</text:p>
              </table:table-cell>
              <table:table-cell office:value-type="float" office:value="42.7519312865243">
                <text:p>42.75193128652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.7423103644014">
                <text:p>16.7423103644014</text:p>
              </table:table-cell>
              <table:table-cell office:value-type="float" office:value="16.9487942096742">
                <text:p>16.94879420967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7.9685947096378">
                <text:p>67.9685947096378</text:p>
              </table:table-cell>
              <table:table-cell office:value-type="float" office:value="23.8838336473311">
                <text:p>23.88383364733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4.3249257710793">
                <text:p>84.3249257710793</text:p>
              </table:table-cell>
              <table:table-cell office:value-type="float" office:value="15.882341203986">
                <text:p>15.8823412039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5.3458317917986">
                <text:p>55.3458317917986</text:p>
              </table:table-cell>
              <table:table-cell office:value-type="float" office:value="55.3233953197194">
                <text:p>55.32339531971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5.6022287130755">
                <text:p>85.6022287130755</text:p>
              </table:table-cell>
              <table:table-cell office:value-type="float" office:value="83.9968993804276">
                <text:p>83.99689938042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2.6320501635747">
                <text:p>22.6320501635747</text:p>
              </table:table-cell>
              <table:table-cell office:value-type="float" office:value="22.8475028736211">
                <text:p>22.84750287362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3.16697725112">
                <text:p>83.16697725112</text:p>
              </table:table-cell>
              <table:table-cell office:value-type="float" office:value="23.4468732046821">
                <text:p>23.44687320468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.4907179134948">
                <text:p>17.4907179134948</text:p>
              </table:table-cell>
              <table:table-cell office:value-type="float" office:value="17.1826479662997">
                <text:p>17.18264796629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.1312472817109">
                <text:p>49.1312472817109</text:p>
              </table:table-cell>
              <table:table-cell office:value-type="float" office:value="51.3476791292023">
                <text:p>51.34767912920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0.838174887646">
                <text:p>70.838174887646</text:p>
              </table:table-cell>
              <table:table-cell office:value-type="float" office:value="17.2093430120167">
                <text:p>17.20934301201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4.2615921072919">
                <text:p>84.2615921072919</text:p>
              </table:table-cell>
              <table:table-cell office:value-type="float" office:value="85.6642882028913">
                <text:p>85.66428820289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44510617715249">
                <text:p>2.44510617715249</text:p>
              </table:table-cell>
              <table:table-cell office:value-type="float" office:value="2.43431493502966">
                <text:p>2.434314935029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8.354565561771">
                <text:p>58.354565561771</text:p>
              </table:table-cell>
              <table:table-cell office:value-type="float" office:value="40.9318016140586">
                <text:p>40.93180161405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7.6950491304537">
                <text:p>87.6950491304537</text:p>
              </table:table-cell>
              <table:table-cell office:value-type="float" office:value="82.1416027506594">
                <text:p>82.14160275065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.8148113697482">
                <text:p>13.8148113697482</text:p>
              </table:table-cell>
              <table:table-cell office:value-type="float" office:value="13.9475539231815">
                <text:p>13.94755392318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0.331793245014">
                <text:p>100.331793245014</text:p>
              </table:table-cell>
              <table:table-cell office:value-type="float" office:value="70.7987112752415">
                <text:p>70.79871127524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2.3782904169053">
                <text:p>82.3782904169053</text:p>
              </table:table-cell>
              <table:table-cell office:value-type="float" office:value="87.7388430490746">
                <text:p>87.73884304907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2.4388319217636">
                <text:p>22.4388319217636</text:p>
              </table:table-cell>
              <table:table-cell office:value-type="float" office:value="21.3847632836176">
                <text:p>21.38476328361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7.9723615646902">
                <text:p>77.9723615646902</text:p>
              </table:table-cell>
              <table:table-cell office:value-type="float" office:value="25.9999916736685">
                <text:p>25.99999167366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5.6874872309386">
                <text:p>85.6874872309386</text:p>
              </table:table-cell>
              <table:table-cell office:value-type="float" office:value="84.1369213827876">
                <text:p>84.13692138278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1.8273942035974">
                <text:p>81.8273942035974</text:p>
              </table:table-cell>
              <table:table-cell office:value-type="float" office:value="22.5639434677489">
                <text:p>22.56394346774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.9814142715393">
                <text:p>45.9814142715393</text:p>
              </table:table-cell>
              <table:table-cell office:value-type="float" office:value="51.5260154239515">
                <text:p>51.52601542395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7.1603671283313">
                <text:p>87.1603671283313</text:p>
              </table:table-cell>
              <table:table-cell office:value-type="float" office:value="83.7634867767255">
                <text:p>83.76348677672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3.3148540481777">
                <text:p>83.3148540481777</text:p>
              </table:table-cell>
              <table:table-cell office:value-type="float" office:value="24.9402082806075">
                <text:p>24.94020828060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.8479135037572">
                <text:p>10.8479135037572</text:p>
              </table:table-cell>
              <table:table-cell office:value-type="float" office:value="11.5154481756025">
                <text:p>11.51544817560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.3892313277746">
                <text:p>79.3892313277746</text:p>
              </table:table-cell>
              <table:table-cell office:value-type="float" office:value="15.6381782661812">
                <text:p>15.63817826618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9.7201475882466">
                <text:p>59.7201475882466</text:p>
              </table:table-cell>
              <table:table-cell office:value-type="float" office:value="46.0206117721297">
                <text:p>46.02061177212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0.5371092389965">
                <text:p>70.5371092389965</text:p>
              </table:table-cell>
              <table:table-cell office:value-type="float" office:value="23.4054708099192">
                <text:p>23.40547080991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.4016941716512">
                <text:p>15.4016941716512</text:p>
              </table:table-cell>
              <table:table-cell office:value-type="float" office:value="15.3219433143021">
                <text:p>15.32194331430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6.582841480282">
                <text:p>56.582841480282</text:p>
              </table:table-cell>
              <table:table-cell office:value-type="float" office:value="44.9411810439263">
                <text:p>44.94118104392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7.7715358151648">
                <text:p>87.7715358151648</text:p>
              </table:table-cell>
              <table:table-cell office:value-type="float" office:value="81.9055288865957">
                <text:p>81.90552888659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4.561935533097">
                <text:p>84.561935533097</text:p>
              </table:table-cell>
              <table:table-cell office:value-type="float" office:value="17.5928874096103">
                <text:p>17.59288740961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68697375466655">
                <text:p>5.68697375466655</text:p>
              </table:table-cell>
              <table:table-cell office:value-type="float" office:value="6.51677817893905">
                <text:p>6.516778178939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.0639861646735">
                <text:p>25.0639861646735</text:p>
              </table:table-cell>
              <table:table-cell office:value-type="float" office:value="77.5839613765334">
                <text:p>77.58396137653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9.5877224288096">
                <text:p>69.5877224288096</text:p>
              </table:table-cell>
              <table:table-cell office:value-type="float" office:value="30.7465529443262">
                <text:p>30.74655294432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6.4122411037262">
                <text:p>86.4122411037262</text:p>
              </table:table-cell>
              <table:table-cell office:value-type="float" office:value="83.9047024226851">
                <text:p>83.90470242268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.7166189834485">
                <text:p>16.7166189834485</text:p>
              </table:table-cell>
              <table:table-cell office:value-type="float" office:value="16.3306139270246">
                <text:p>16.33061392702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2.8975589838405">
                <text:p>82.8975589838405</text:p>
              </table:table-cell>
              <table:table-cell office:value-type="float" office:value="86.7928051946604">
                <text:p>86.79280519466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2.1698325567903">
                <text:p>82.1698325567903</text:p>
              </table:table-cell>
              <table:table-cell office:value-type="float" office:value="87.4839907850399">
                <text:p>87.48399078503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5.4004274210475">
                <text:p>85.4004274210475</text:p>
              </table:table-cell>
              <table:table-cell office:value-type="float" office:value="84.795587215583">
                <text:p>84.7955872155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4.4094079484347">
                <text:p>54.4094079484347</text:p>
              </table:table-cell>
              <table:table-cell office:value-type="float" office:value="50.6442234627807">
                <text:p>50.64422346278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.2158337539531">
                <text:p>40.2158337539531</text:p>
              </table:table-cell>
              <table:table-cell office:value-type="float" office:value="55.9415494439712">
                <text:p>55.94154944397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.7489361470222">
                <text:p>14.7489361470222</text:p>
              </table:table-cell>
              <table:table-cell office:value-type="float" office:value="14.4252244102829">
                <text:p>14.42522441028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4.6599045876342">
                <text:p>54.6599045876342</text:p>
              </table:table-cell>
              <table:table-cell office:value-type="float" office:value="56.5036729696219">
                <text:p>56.50367296962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1.4091899079746">
                <text:p>81.4091899079746</text:p>
              </table:table-cell>
              <table:table-cell office:value-type="float" office:value="88.4497077278971">
                <text:p>88.44970772789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.4944013152437">
                <text:p>41.4944013152437</text:p>
              </table:table-cell>
              <table:table-cell office:value-type="float" office:value="45.3787416669402">
                <text:p>45.37874166694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.6550220413373">
                <text:p>17.6550220413373</text:p>
              </table:table-cell>
              <table:table-cell office:value-type="float" office:value="17.7534313527392">
                <text:p>17.75343135273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7.9646254998392">
                <text:p>57.9646254998392</text:p>
              </table:table-cell>
              <table:table-cell office:value-type="float" office:value="58.3694328320561">
                <text:p>58.36943283205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6.0757823834679">
                <text:p>56.0757823834679</text:p>
              </table:table-cell>
              <table:table-cell office:value-type="float" office:value="57.2503203556808">
                <text:p>57.25032035568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2.2221662732486">
                <text:p>82.2221662732486</text:p>
              </table:table-cell>
              <table:table-cell office:value-type="float" office:value="27.991962792709">
                <text:p>27.9919627927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2.3456776271394">
                <text:p>82.3456776271394</text:p>
              </table:table-cell>
              <table:table-cell office:value-type="float" office:value="87.2369072931037">
                <text:p>87.236907293103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7540213420317">
                <text:p>13.7540213420317</text:p>
              </table:table-cell>
              <table:table-cell office:value-type="float" office:value="14.3802907382782">
                <text:p>14.380290738278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.3196869980686">
                <text:p>14.3196869980686</text:p>
              </table:table-cell>
              <table:table-cell office:value-type="float" office:value="14.0886669267315">
                <text:p>14.08866692673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.885559431326">
                <text:p>31.885559431326</text:p>
              </table:table-cell>
              <table:table-cell office:value-type="float" office:value="69.100748512057">
                <text:p>69.10074851205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.1089368508999">
                <text:p>53.1089368508999</text:p>
              </table:table-cell>
              <table:table-cell office:value-type="float" office:value="59.6351979777136">
                <text:p>59.63519797771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9.3460566852336">
                <text:p>89.3460566852336</text:p>
              </table:table-cell>
              <table:table-cell office:value-type="float" office:value="81.4340815930593">
                <text:p>81.43408159305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7.3330419968617">
                <text:p>57.3330419968617</text:p>
              </table:table-cell>
              <table:table-cell office:value-type="float" office:value="54.9184034389996">
                <text:p>54.91840343899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.136347734288">
                <text:p>17.136347734288</text:p>
              </table:table-cell>
              <table:table-cell office:value-type="float" office:value="73.1033859921791">
                <text:p>73.10338599217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8.889376263872">
                <text:p>58.889376263872</text:p>
              </table:table-cell>
              <table:table-cell office:value-type="float" office:value="52.8099511353275">
                <text:p>52.80995113532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.3166928409846">
                <text:p>20.3166928409846</text:p>
              </table:table-cell>
              <table:table-cell office:value-type="float" office:value="71.2778536809813">
                <text:p>71.27785368098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.1861391068618">
                <text:p>22.1861391068618</text:p>
              </table:table-cell>
              <table:table-cell office:value-type="float" office:value="83.4852672387296">
                <text:p>83.48526723872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4.742271080272">
                <text:p>84.742271080272</text:p>
              </table:table-cell>
              <table:table-cell office:value-type="float" office:value="85.389779704588">
                <text:p>85.3897797045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.0576476539358">
                <text:p>16.0576476539358</text:p>
              </table:table-cell>
              <table:table-cell office:value-type="float" office:value="15.7215271077797">
                <text:p>15.72152710777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1.7006963592414">
                <text:p>81.7006963592414</text:p>
              </table:table-cell>
              <table:table-cell office:value-type="float" office:value="28.1167638446196">
                <text:p>28.11676384461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.7384757679286">
                <text:p>14.7384757679286</text:p>
              </table:table-cell>
              <table:table-cell office:value-type="float" office:value="13.8795965382096">
                <text:p>13.87959653820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1.2324996163439">
                <text:p>81.2324996163439</text:p>
              </table:table-cell>
              <table:table-cell office:value-type="float" office:value="18.4992860353867">
                <text:p>18.49928603538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.7790311127423">
                <text:p>12.7790311127423</text:p>
              </table:table-cell>
              <table:table-cell office:value-type="float" office:value="13.6317567736297">
                <text:p>13.63175677362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8.9620717762555">
                <text:p>18.9620717762555</text:p>
              </table:table-cell>
              <table:table-cell office:value-type="float" office:value="76.3272508393287">
                <text:p>76.32725083932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1.1871790325371">
                <text:p>71.1871790325371</text:p>
              </table:table-cell>
              <table:table-cell office:value-type="float" office:value="29.9042145367273">
                <text:p>29.90421453672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.6577294046">
                <text:p>26.6577294046</text:p>
              </table:table-cell>
              <table:table-cell office:value-type="float" office:value="75.7529005503889">
                <text:p>75.752900550388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3.3276392102016">
                <text:p>33.3276392102016</text:p>
              </table:table-cell>
              <table:table-cell office:value-type="float" office:value="82.0235403777636">
                <text:p>82.02354037776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.1189013532064">
                <text:p>29.1189013532064</text:p>
              </table:table-cell>
              <table:table-cell office:value-type="float" office:value="65.5282365647535">
                <text:p>65.52823656475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.4810233112429">
                <text:p>48.4810233112429</text:p>
              </table:table-cell>
              <table:table-cell office:value-type="float" office:value="54.9306566896295">
                <text:p>54.93065668962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3.1252342548037">
                <text:p>83.1252342548037</text:p>
              </table:table-cell>
              <table:table-cell office:value-type="float" office:value="87.130423072333">
                <text:p>87.1304230723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.17309309090814">
                <text:p>9.17309309090814</text:p>
              </table:table-cell>
              <table:table-cell office:value-type="float" office:value="10.1116078825028">
                <text:p>10.11160788250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.8965819889277">
                <text:p>24.8965819889277</text:p>
              </table:table-cell>
              <table:table-cell office:value-type="float" office:value="74.2309076973184">
                <text:p>74.23090769731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9716548964446">
                <text:p>43.9716548964446</text:p>
              </table:table-cell>
              <table:table-cell office:value-type="float" office:value="51.1074647098131">
                <text:p>51.10746470981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4.2224729869784">
                <text:p>84.2224729869784</text:p>
              </table:table-cell>
              <table:table-cell office:value-type="float" office:value="85.6873674794642">
                <text:p>85.68736747946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5.6670832035577">
                <text:p>75.6670832035577</text:p>
              </table:table-cell>
              <table:table-cell office:value-type="float" office:value="19.4109474581047">
                <text:p>19.41094745810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.785215686368">
                <text:p>10.785215686368</text:p>
              </table:table-cell>
              <table:table-cell office:value-type="float" office:value="11.6640514609893">
                <text:p>11.66405146098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4.945983208619">
                <text:p>84.945983208619</text:p>
              </table:table-cell>
              <table:table-cell office:value-type="float" office:value="29.0587178531534">
                <text:p>29.05871785315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.5251841599232">
                <text:p>23.5251841599232</text:p>
              </table:table-cell>
              <table:table-cell office:value-type="float" office:value="76.2596264843617">
                <text:p>76.25962648436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3.2444002993223">
                <text:p>53.2444002993223</text:p>
              </table:table-cell>
              <table:table-cell office:value-type="float" office:value="44.4630034400434">
                <text:p>44.46300344004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1.7628060884134">
                <text:p>81.7628060884134</text:p>
              </table:table-cell>
              <table:table-cell office:value-type="float" office:value="87.2473575424697">
                <text:p>87.24735754246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4.2120347619834">
                <text:p>34.2120347619834</text:p>
              </table:table-cell>
              <table:table-cell office:value-type="float" office:value="84.4213440329455">
                <text:p>84.42134403294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1.9336995383206">
                <text:p>81.9336995383206</text:p>
              </table:table-cell>
              <table:table-cell office:value-type="float" office:value="87.5165024961938">
                <text:p>87.51650249619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2.4786905541192">
                <text:p>82.4786905541192</text:p>
              </table:table-cell>
              <table:table-cell office:value-type="float" office:value="21.1602592657918">
                <text:p>21.16025926579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8.6195369433019">
                <text:p>48.6195369433019</text:p>
              </table:table-cell>
              <table:table-cell office:value-type="float" office:value="50.5778416858087">
                <text:p>50.57784168580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.5699168286573">
                <text:p>11.5699168286573</text:p>
              </table:table-cell>
              <table:table-cell office:value-type="float" office:value="11.8764612231912">
                <text:p>11.87646122319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.7625445068655">
                <text:p>19.7625445068655</text:p>
              </table:table-cell>
              <table:table-cell office:value-type="float" office:value="75.0240765235807">
                <text:p>75.02407652358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.3575627077039">
                <text:p>20.3575627077039</text:p>
              </table:table-cell>
              <table:table-cell office:value-type="float" office:value="20.4559463777015">
                <text:p>20.45594637770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3.313280983244">
                <text:p>83.313280983244</text:p>
              </table:table-cell>
              <table:table-cell office:value-type="float" office:value="86.4769797716577">
                <text:p>86.47697977165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3.0421648019857">
                <text:p>73.0421648019857</text:p>
              </table:table-cell>
              <table:table-cell office:value-type="float" office:value="32.9093510353825">
                <text:p>32.90935103538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7600569667417">
                <text:p>45.7600569667417</text:p>
              </table:table-cell>
              <table:table-cell office:value-type="float" office:value="56.4996010950436">
                <text:p>56.49960109504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.6851054132919">
                <text:p>12.6851054132919</text:p>
              </table:table-cell>
              <table:table-cell office:value-type="float" office:value="12.4613132224003">
                <text:p>12.46131322240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14571945562855">
                <text:p>7.14571945562855</text:p>
              </table:table-cell>
              <table:table-cell office:value-type="float" office:value="7.66576136752726">
                <text:p>7.665761367527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.9683329003817">
                <text:p>17.9683329003817</text:p>
              </table:table-cell>
              <table:table-cell office:value-type="float" office:value="18.5990068238452">
                <text:p>18.59900682384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8.2038310158284">
                <text:p>78.2038310158284</text:p>
              </table:table-cell>
              <table:table-cell office:value-type="float" office:value="24.432419466602">
                <text:p>24.4324194666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8.9728491699775">
                <text:p>58.9728491699775</text:p>
              </table:table-cell>
              <table:table-cell office:value-type="float" office:value="46.7069847001508">
                <text:p>46.70698470015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0.9840476417044">
                <text:p>30.9840476417044</text:p>
              </table:table-cell>
              <table:table-cell office:value-type="float" office:value="70.1574945303054">
                <text:p>70.15749453030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3.1568634869179">
                <text:p>33.1568634869179</text:p>
              </table:table-cell>
              <table:table-cell office:value-type="float" office:value="72.0801292049465">
                <text:p>72.08012920494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7.6741109646468">
                <text:p>27.6741109646468</text:p>
              </table:table-cell>
              <table:table-cell office:value-type="float" office:value="78.2103241736026">
                <text:p>78.21032417360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1.0175168696431">
                <text:p>81.0175168696431</text:p>
              </table:table-cell>
              <table:table-cell office:value-type="float" office:value="88.5165995018655">
                <text:p>88.51659950186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5.3226364247971">
                <text:p>75.3226364247971</text:p>
              </table:table-cell>
              <table:table-cell office:value-type="float" office:value="24.6032827009348">
                <text:p>24.60328270093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1.9649008412559">
                <text:p>41.9649008412559</text:p>
              </table:table-cell>
              <table:table-cell office:value-type="float" office:value="42.0031656075465">
                <text:p>42.00316560754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.9591271219013">
                <text:p>12.9591271219013</text:p>
              </table:table-cell>
              <table:table-cell office:value-type="float" office:value="13.2796867774169">
                <text:p>13.27968677741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2.9146046493981">
                <text:p>82.9146046493981</text:p>
              </table:table-cell>
              <table:table-cell office:value-type="float" office:value="87.1132712425353">
                <text:p>87.11327124253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2.4287784661377">
                <text:p>82.4287784661377</text:p>
              </table:table-cell>
              <table:table-cell office:value-type="float" office:value="18.7399040544807">
                <text:p>18.73990405448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7.3880732166831">
                <text:p>57.3880732166831</text:p>
              </table:table-cell>
              <table:table-cell office:value-type="float" office:value="40.3536249777646">
                <text:p>40.35362497776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7.2018336349711">
                <text:p>87.2018336349711</text:p>
              </table:table-cell>
              <table:table-cell office:value-type="float" office:value="82.8518194414141">
                <text:p>82.85181944141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4.9486471750418">
                <text:p>84.9486471750418</text:p>
              </table:table-cell>
              <table:table-cell office:value-type="float" office:value="85.3710179902473">
                <text:p>85.371017990247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9.8708150691612">
                <text:p>69.8708150691612</text:p>
              </table:table-cell>
              <table:table-cell office:value-type="float" office:value="29.3247817147065">
                <text:p>29.32478171470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5.696451487237">
                <text:p>85.696451487237</text:p>
              </table:table-cell>
              <table:table-cell office:value-type="float" office:value="85.0616609628383">
                <text:p>85.06166096283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.3886399706122">
                <text:p>14.3886399706122</text:p>
              </table:table-cell>
              <table:table-cell office:value-type="float" office:value="14.7812666878502">
                <text:p>14.78126668785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.5276287299155">
                <text:p>27.5276287299155</text:p>
              </table:table-cell>
              <table:table-cell office:value-type="float" office:value="73.6517761867311">
                <text:p>73.65177618673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.8112148374539">
                <text:p>40.8112148374539</text:p>
              </table:table-cell>
              <table:table-cell office:value-type="float" office:value="58.7736748601438">
                <text:p>58.77367486014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0.4847528856179">
                <text:p>70.4847528856179</text:p>
              </table:table-cell>
              <table:table-cell office:value-type="float" office:value="28.5339158756242">
                <text:p>28.53391587562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.406576549819">
                <text:p>40.406576549819</text:p>
              </table:table-cell>
              <table:table-cell office:value-type="float" office:value="55.3906175125254">
                <text:p>55.39061751252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3.1802034744699">
                <text:p>53.1802034744699</text:p>
              </table:table-cell>
              <table:table-cell office:value-type="float" office:value="51.8374011503347">
                <text:p>51.837401150334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.6132495746982">
                <text:p>28.6132495746982</text:p>
              </table:table-cell>
              <table:table-cell office:value-type="float" office:value="67.4699738387154">
                <text:p>67.46997383871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3.9837303900342">
                <text:p>83.9837303900342</text:p>
              </table:table-cell>
              <table:table-cell office:value-type="float" office:value="85.4833620528309">
                <text:p>85.48336205283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6.4083200532057">
                <text:p>86.4083200532057</text:p>
              </table:table-cell>
              <table:table-cell office:value-type="float" office:value="83.8294884955446">
                <text:p>83.82948849554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7.7660870033128">
                <text:p>87.7660870033128</text:p>
              </table:table-cell>
              <table:table-cell office:value-type="float" office:value="82.3081156912523">
                <text:p>82.30811569125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4.477241505423">
                <text:p>84.477241505423</text:p>
              </table:table-cell>
              <table:table-cell office:value-type="float" office:value="21.3598894824297">
                <text:p>21.35988948242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4.789191366208">
                <text:p>84.789191366208</text:p>
              </table:table-cell>
              <table:table-cell office:value-type="float" office:value="85.0871884778626">
                <text:p>85.08718847786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4.3104590260525">
                <text:p>84.3104590260525</text:p>
              </table:table-cell>
              <table:table-cell office:value-type="float" office:value="85.5759206345338">
                <text:p>85.57592063453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.6348113317898">
                <text:p>15.6348113317898</text:p>
              </table:table-cell>
              <table:table-cell office:value-type="float" office:value="15.185135520617">
                <text:p>15.1851355206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6.2438910824688">
                <text:p>66.2438910824688</text:p>
              </table:table-cell>
              <table:table-cell office:value-type="float" office:value="32.4742124532386">
                <text:p>32.47421245323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4.842711171443">
                <text:p>74.842711171443</text:p>
              </table:table-cell>
              <table:table-cell office:value-type="float" office:value="32.9453869608879">
                <text:p>32.94538696088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7.9457603051326">
                <text:p>77.9457603051326</text:p>
              </table:table-cell>
              <table:table-cell office:value-type="float" office:value="91.2676726489341">
                <text:p>91.26767264893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5.8358874738252">
                <text:p>85.8358874738252</text:p>
              </table:table-cell>
              <table:table-cell office:value-type="float" office:value="84.3512400433523">
                <text:p>84.35124004335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97551867862195">
                <text:p>5.97551867862195</text:p>
              </table:table-cell>
              <table:table-cell office:value-type="float" office:value="7.25390411998703">
                <text:p>7.253904119987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.6541213817676">
                <text:p>26.6541213817676</text:p>
              </table:table-cell>
              <table:table-cell office:value-type="float" office:value="67.3970983472911">
                <text:p>67.39709834729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8.1035556717242">
                <text:p>78.1035556717242</text:p>
              </table:table-cell>
              <table:table-cell office:value-type="float" office:value="23.0088544864124">
                <text:p>23.00885448641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9.0058186966026">
                <text:p>29.0058186966026</text:p>
              </table:table-cell>
              <table:table-cell office:value-type="float" office:value="84.8870752765343">
                <text:p>84.88707527653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.0202480539472">
                <text:p>26.0202480539472</text:p>
              </table:table-cell>
              <table:table-cell office:value-type="float" office:value="75.0914855341176">
                <text:p>75.09148553411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9.8863649749824">
                <text:p>59.8863649749824</text:p>
              </table:table-cell>
              <table:table-cell office:value-type="float" office:value="46.5487523351467">
                <text:p>46.54875233514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.5492236097531">
                <text:p>59.5492236097531</text:p>
              </table:table-cell>
              <table:table-cell office:value-type="float" office:value="47.3486917500192">
                <text:p>47.34869175001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4.2967392188723">
                <text:p>84.2967392188723</text:p>
              </table:table-cell>
              <table:table-cell office:value-type="float" office:value="85.5865677487172">
                <text:p>85.58656774871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1.896359465195">
                <text:p>81.896359465195</text:p>
              </table:table-cell>
              <table:table-cell office:value-type="float" office:value="88.0841345650264">
                <text:p>88.08413456502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1.8773248783266">
                <text:p>81.8773248783266</text:p>
              </table:table-cell>
              <table:table-cell office:value-type="float" office:value="22.9615194838086">
                <text:p>22.96151948380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3.1770991891293">
                <text:p>83.1770991891293</text:p>
              </table:table-cell>
              <table:table-cell office:value-type="float" office:value="86.4593960384187">
                <text:p>86.45939603841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.9239998600932">
                <text:p>17.9239998600932</text:p>
              </table:table-cell>
              <table:table-cell office:value-type="float" office:value="17.8399827092083">
                <text:p>17.839982709208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0.430471534881">
                <text:p>90.430471534881</text:p>
              </table:table-cell>
              <table:table-cell office:value-type="float" office:value="80.4898508871188">
                <text:p>80.48985088711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.8787311079239">
                <text:p>27.8787311079239</text:p>
              </table:table-cell>
              <table:table-cell office:value-type="float" office:value="79.8934653510077">
                <text:p>79.89346535100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.6194363537429">
                <text:p>40.6194363537429</text:p>
              </table:table-cell>
              <table:table-cell office:value-type="float" office:value="41.4326480462385">
                <text:p>41.432648046238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0.5300265060708">
                <text:p>80.5300265060708</text:p>
              </table:table-cell>
              <table:table-cell office:value-type="float" office:value="32.8752376856571">
                <text:p>32.87523768565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8.7867333891891">
                <text:p>78.7867333891891</text:p>
              </table:table-cell>
              <table:table-cell office:value-type="float" office:value="34.2612565777767">
                <text:p>34.26125657777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.7726641829419">
                <text:p>15.7726641829419</text:p>
              </table:table-cell>
              <table:table-cell office:value-type="float" office:value="65.7085357936769">
                <text:p>65.708535793676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6.7809677684605">
                <text:p>26.7809677684605</text:p>
              </table:table-cell>
              <table:table-cell office:value-type="float" office:value="84.7926772601873">
                <text:p>84.79267726018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1375388853242">
                <text:p>50.1375388853242</text:p>
              </table:table-cell>
              <table:table-cell office:value-type="float" office:value="53.3274238088727">
                <text:p>53.32742380887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.2571967665568">
                <text:p>17.2571967665568</text:p>
              </table:table-cell>
              <table:table-cell office:value-type="float" office:value="17.2170552644914">
                <text:p>17.21705526449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.8954412409303">
                <text:p>15.8954412409303</text:p>
              </table:table-cell>
              <table:table-cell office:value-type="float" office:value="15.8251517959681">
                <text:p>15.825151795968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2.4595433317969">
                <text:p>22.4595433317969</text:p>
              </table:table-cell>
              <table:table-cell office:value-type="float" office:value="70.6637864489707">
                <text:p>70.66378644897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8.9614596316743">
                <text:p>78.9614596316743</text:p>
              </table:table-cell>
              <table:table-cell office:value-type="float" office:value="91.3578295086418">
                <text:p>91.35782950864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0.5462900112112">
                <text:p>70.5462900112112</text:p>
              </table:table-cell>
              <table:table-cell office:value-type="float" office:value="21.3312386530296">
                <text:p>21.33123865302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7.771388660854">
                <text:p>47.771388660854</text:p>
              </table:table-cell>
              <table:table-cell office:value-type="float" office:value="50.4765799568528">
                <text:p>50.47657995685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1.7585588081021">
                <text:p>81.7585588081021</text:p>
              </table:table-cell>
              <table:table-cell office:value-type="float" office:value="88.0266894486417">
                <text:p>88.02668944864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1.215525121011">
                <text:p>41.215525121011</text:p>
              </table:table-cell>
              <table:table-cell office:value-type="float" office:value="58.2983738197944">
                <text:p>58.29837381979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2.503229261896">
                <text:p>22.503229261896</text:p>
              </table:table-cell>
              <table:table-cell office:value-type="float" office:value="66.6493345804721">
                <text:p>66.64933458047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8.4475750795002">
                <text:p>68.4475750795002</text:p>
              </table:table-cell>
              <table:table-cell office:value-type="float" office:value="17.2063140643266">
                <text:p>17.206314064326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3582772335602">
                <text:p>51.3582772335602</text:p>
              </table:table-cell>
              <table:table-cell office:value-type="float" office:value="46.272340849586">
                <text:p>46.2723408495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4.2329592379138">
                <text:p>34.2329592379138</text:p>
              </table:table-cell>
              <table:table-cell office:value-type="float" office:value="65.6147021172934">
                <text:p>65.61470211729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7.0033096059638">
                <text:p>67.0033096059638</text:p>
              </table:table-cell>
              <table:table-cell office:value-type="float" office:value="27.1846943117514">
                <text:p>27.18469431175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8.8108344191731">
                <text:p>58.8108344191731</text:p>
              </table:table-cell>
              <table:table-cell office:value-type="float" office:value="47.4780473224247">
                <text:p>47.478047322424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5408028348017">
                <text:p>52.5408028348017</text:p>
              </table:table-cell>
              <table:table-cell office:value-type="float" office:value="50.9652311683749">
                <text:p>50.965231168374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.1807612733531">
                <text:p>83.1807612733531</text:p>
              </table:table-cell>
              <table:table-cell office:value-type="float" office:value="29.4289553027289">
                <text:p>29.428955302728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3.5457524511114">
                <text:p>93.5457524511114</text:p>
              </table:table-cell>
              <table:table-cell office:value-type="float" office:value="77.0353967438458">
                <text:p>77.03539674384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9.917946076719">
                <text:p>59.917946076719</text:p>
              </table:table-cell>
              <table:table-cell office:value-type="float" office:value="40.0703249635701">
                <text:p>40.07032496357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.82323815633094">
                <text:p>7.82323815633094</text:p>
              </table:table-cell>
              <table:table-cell office:value-type="float" office:value="7.78905238638002">
                <text:p>7.789052386380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8.7026284099236">
                <text:p>68.7026284099236</text:p>
              </table:table-cell>
              <table:table-cell office:value-type="float" office:value="29.5589097254631">
                <text:p>29.55890972546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.2207018734553">
                <text:p>14.2207018734553</text:p>
              </table:table-cell>
              <table:table-cell office:value-type="float" office:value="13.7559680830528">
                <text:p>13.75596808305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1.3634215135211">
                <text:p>71.3634215135211</text:p>
              </table:table-cell>
              <table:table-cell office:value-type="float" office:value="24.6842104767681">
                <text:p>24.684210476768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0.380608606545">
                <text:p>30.380608606545</text:p>
              </table:table-cell>
              <table:table-cell office:value-type="float" office:value="76.8753220795885">
                <text:p>76.87532207958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6.8033818206244">
                <text:p>56.8033818206244</text:p>
              </table:table-cell>
              <table:table-cell office:value-type="float" office:value="44.2512432925133">
                <text:p>44.25124329251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9.6725427775889">
                <text:p>49.6725427775889</text:p>
              </table:table-cell>
              <table:table-cell office:value-type="float" office:value="45.4051355272005">
                <text:p>45.40513552720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6.9707395881885">
                <text:p>76.9707395881885</text:p>
              </table:table-cell>
              <table:table-cell office:value-type="float" office:value="24.3062090992956">
                <text:p>24.30620909929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6.2258750710723">
                <text:p>56.2258750710723</text:p>
              </table:table-cell>
              <table:table-cell office:value-type="float" office:value="44.7855170784805">
                <text:p>44.78551707848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.4623062222137">
                <text:p>16.4623062222137</text:p>
              </table:table-cell>
              <table:table-cell office:value-type="float" office:value="16.7002377992647">
                <text:p>16.700237799264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5.8496923332752">
                <text:p>75.8496923332752</text:p>
              </table:table-cell>
              <table:table-cell office:value-type="float" office:value="33.5895526786214">
                <text:p>33.58955267862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8.3122759610592">
                <text:p>78.3122759610592</text:p>
              </table:table-cell>
              <table:table-cell office:value-type="float" office:value="18.9869517418604">
                <text:p>18.98695174186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.5303243523777">
                <text:p>20.5303243523777</text:p>
              </table:table-cell>
              <table:table-cell office:value-type="float" office:value="20.0977430032302">
                <text:p>20.09774300323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.2041217459327">
                <text:p>10.2041217459327</text:p>
              </table:table-cell>
              <table:table-cell office:value-type="float" office:value="10.2642517648308">
                <text:p>10.26425176483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6.1524812048071">
                <text:p>46.1524812048071</text:p>
              </table:table-cell>
              <table:table-cell office:value-type="float" office:value="49.9843979667039">
                <text:p>49.984397966703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3.5876794114116">
                <text:p>33.5876794114116</text:p>
              </table:table-cell>
              <table:table-cell office:value-type="float" office:value="78.5384799771731">
                <text:p>78.53847997717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9.3526809955627">
                <text:p>89.3526809955627</text:p>
              </table:table-cell>
              <table:table-cell office:value-type="float" office:value="81.7260696772593">
                <text:p>81.726069677259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0.6802083432443">
                <text:p>90.6802083432443</text:p>
              </table:table-cell>
              <table:table-cell office:value-type="float" office:value="79.8605781211993">
                <text:p>79.86057812119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9.424446274292">
                <text:p>59.424446274292</text:p>
              </table:table-cell>
              <table:table-cell office:value-type="float" office:value="49.3282499013905">
                <text:p>49.32824990139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4.5938382430903">
                <text:p>84.5938382430903</text:p>
              </table:table-cell>
              <table:table-cell office:value-type="float" office:value="22.8968925360986">
                <text:p>22.896892536098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1.2571580937224">
                <text:p>31.2571580937224</text:p>
              </table:table-cell>
              <table:table-cell office:value-type="float" office:value="68.2307777566234">
                <text:p>68.230777756623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5.4395207657277">
                <text:p>65.4395207657277</text:p>
              </table:table-cell>
              <table:table-cell office:value-type="float" office:value="29.4037214806368">
                <text:p>29.403721480636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.1651386488152">
                <text:p>25.1651386488152</text:p>
              </table:table-cell>
              <table:table-cell office:value-type="float" office:value="24.4714954073421">
                <text:p>24.47149540734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.0586987901337">
                <text:p>13.0586987901337</text:p>
              </table:table-cell>
              <table:table-cell office:value-type="float" office:value="13.8944542259104">
                <text:p>13.89445422591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1.6110881190754">
                <text:p>21.6110881190754</text:p>
              </table:table-cell>
              <table:table-cell office:value-type="float" office:value="21.3918983604992">
                <text:p>21.391898360499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5.816481716148">
                <text:p>65.816481716148</text:p>
              </table:table-cell>
              <table:table-cell office:value-type="float" office:value="27.7393591881438">
                <text:p>27.739359188143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2.9435471106183">
                <text:p>52.9435471106183</text:p>
              </table:table-cell>
              <table:table-cell office:value-type="float" office:value="44.8794295228066">
                <text:p>44.87942952280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8.440690863109">
                <text:p>68.440690863109</text:p>
              </table:table-cell>
              <table:table-cell office:value-type="float" office:value="29.2313990019233">
                <text:p>29.231399001923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.8493083455436">
                <text:p>27.8493083455436</text:p>
              </table:table-cell>
              <table:table-cell office:value-type="float" office:value="80.0317080773865">
                <text:p>80.031708077386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7.0915324784962">
                <text:p>57.0915324784962</text:p>
              </table:table-cell>
              <table:table-cell office:value-type="float" office:value="58.7611173089661">
                <text:p>58.761117308966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5.8221038775778">
                <text:p>65.8221038775778</text:p>
              </table:table-cell>
              <table:table-cell office:value-type="float" office:value="23.0709743400246">
                <text:p>23.07097434002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9.9744128237439">
                <text:p>69.9744128237439</text:p>
              </table:table-cell>
              <table:table-cell office:value-type="float" office:value="27.8086356656227">
                <text:p>27.80863566562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0.8697231056724">
                <text:p>30.8697231056724</text:p>
              </table:table-cell>
              <table:table-cell office:value-type="float" office:value="77.2461073199182">
                <text:p>77.246107319918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5.436220670277">
                <text:p>65.436220670277</text:p>
              </table:table-cell>
              <table:table-cell office:value-type="float" office:value="15.5759247388012">
                <text:p>15.57592473880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.6479229108899">
                <text:p>19.6479229108899</text:p>
              </table:table-cell>
              <table:table-cell office:value-type="float" office:value="69.2894367333816">
                <text:p>69.28943673338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1687135487631">
                <text:p>18.1687135487631</text:p>
              </table:table-cell>
              <table:table-cell office:value-type="float" office:value="17.5536049894726">
                <text:p>17.55360498947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4.2591072377286">
                <text:p>44.2591072377286</text:p>
              </table:table-cell>
              <table:table-cell office:value-type="float" office:value="41.4431057493255">
                <text:p>41.44310574932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1.0789862902722">
                <text:p>81.0789862902722</text:p>
              </table:table-cell>
              <table:table-cell office:value-type="float" office:value="22.3755585197807">
                <text:p>22.37555851978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3.2992484671314">
                <text:p>53.2992484671314</text:p>
              </table:table-cell>
              <table:table-cell office:value-type="float" office:value="45.3323814011757">
                <text:p>45.33238140117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.6539060934189">
                <text:p>27.6539060934189</text:p>
              </table:table-cell>
              <table:table-cell office:value-type="float" office:value="65.2434354252774">
                <text:p>65.243435425277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3.5033805425965">
                <text:p>23.5033805425965</text:p>
              </table:table-cell>
              <table:table-cell office:value-type="float" office:value="75.7711664868389">
                <text:p>75.771166486838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.6187759373897">
                <text:p>21.6187759373897</text:p>
              </table:table-cell>
              <table:table-cell office:value-type="float" office:value="21.0632726056154">
                <text:p>21.06327260561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3.145666019182">
                <text:p>43.145666019182</text:p>
              </table:table-cell>
              <table:table-cell office:value-type="float" office:value="45.538653744376">
                <text:p>45.5386537443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1.3004888408857">
                <text:p>91.3004888408857</text:p>
              </table:table-cell>
              <table:table-cell office:value-type="float" office:value="79.1057638675954">
                <text:p>79.10576386759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4.5154656493658">
                <text:p>84.5154656493658</text:p>
              </table:table-cell>
              <table:table-cell office:value-type="float" office:value="85.3612604993049">
                <text:p>85.361260499304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.17188620871124">
                <text:p>9.17188620871124</text:p>
              </table:table-cell>
              <table:table-cell office:value-type="float" office:value="10.24923755151">
                <text:p>10.2492375515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7.651246498403">
                <text:p>47.651246498403</text:p>
              </table:table-cell>
              <table:table-cell office:value-type="float" office:value="43.4252492166556">
                <text:p>43.42524921665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1.8545487724273">
                <text:p>81.8545487724273</text:p>
              </table:table-cell>
              <table:table-cell office:value-type="float" office:value="88.3005731057963">
                <text:p>88.30057310579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5.4460013870215">
                <text:p>85.4460013870215</text:p>
              </table:table-cell>
              <table:table-cell office:value-type="float" office:value="84.45523955426">
                <text:p>84.4552395542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7.9701210698781">
                <text:p>67.9701210698781</text:p>
              </table:table-cell>
              <table:table-cell office:value-type="float" office:value="34.6216291609492">
                <text:p>34.62162916094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5.0929709582695">
                <text:p>75.0929709582695</text:p>
              </table:table-cell>
              <table:table-cell office:value-type="float" office:value="32.0340084418188">
                <text:p>32.03400844181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5.3973595499191">
                <text:p>85.3973595499191</text:p>
              </table:table-cell>
              <table:table-cell office:value-type="float" office:value="85.0515980202254">
                <text:p>85.05159802022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.7644802940498">
                <text:p>21.7644802940498</text:p>
              </table:table-cell>
              <table:table-cell office:value-type="float" office:value="20.9823873489704">
                <text:p>20.98238734897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7.2428265221816">
                <text:p>87.2428265221816</text:p>
              </table:table-cell>
              <table:table-cell office:value-type="float" office:value="82.5901674574399">
                <text:p>82.590167457439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.2160756921904">
                <text:p>10.2160756921904</text:p>
              </table:table-cell>
              <table:table-cell office:value-type="float" office:value="11.442799476633">
                <text:p>11.4427994766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2.6527677354317">
                <text:p>82.6527677354317</text:p>
              </table:table-cell>
              <table:table-cell office:value-type="float" office:value="21.3188987543182">
                <text:p>21.318898754318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.49669579924">
                <text:p>69.49669579924</text:p>
              </table:table-cell>
              <table:table-cell office:value-type="float" office:value="19.4832724442168">
                <text:p>19.48327244421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.6083562247034">
                <text:p>69.6083562247034</text:p>
              </table:table-cell>
              <table:table-cell office:value-type="float" office:value="19.6436269291204">
                <text:p>19.64362692912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.107664360918">
                <text:p>13.107664360918</text:p>
              </table:table-cell>
              <table:table-cell office:value-type="float" office:value="13.7178074926847">
                <text:p>13.717807492684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.2933383944398">
                <text:p>25.2933383944398</text:p>
              </table:table-cell>
              <table:table-cell office:value-type="float" office:value="83.5302411877157">
                <text:p>83.53024118771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9.9153560201782">
                <text:p>49.9153560201782</text:p>
              </table:table-cell>
              <table:table-cell office:value-type="float" office:value="48.2706933356476">
                <text:p>48.27069333564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.1505739253721">
                <text:p>15.1505739253721</text:p>
              </table:table-cell>
              <table:table-cell office:value-type="float" office:value="65.3610324590247">
                <text:p>65.361032459024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31777289658055">
                <text:p>9.31777289658055</text:p>
              </table:table-cell>
              <table:table-cell office:value-type="float" office:value="9.92820670732625">
                <text:p>9.928206707326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1.5150120839395">
                <text:p>51.5150120839395</text:p>
              </table:table-cell>
              <table:table-cell office:value-type="float" office:value="55.976064449765">
                <text:p>55.9760644497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.8935031210965">
                <text:p>29.8935031210965</text:p>
              </table:table-cell>
              <table:table-cell office:value-type="float" office:value="73.694419989566">
                <text:p>73.69441998956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.3957836902794">
                <text:p>20.3957836902794</text:p>
              </table:table-cell>
              <table:table-cell office:value-type="float" office:value="20.3286030369108">
                <text:p>20.328603036910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4.9313609185389">
                <text:p>74.9313609185389</text:p>
              </table:table-cell>
              <table:table-cell office:value-type="float" office:value="29.3629084512436">
                <text:p>29.36290845124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3.7107228569268">
                <text:p>83.7107228569268</text:p>
              </table:table-cell>
              <table:table-cell office:value-type="float" office:value="86.3092992754051">
                <text:p>86.30929927540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8.7332342295531">
                <text:p>78.7332342295531</text:p>
              </table:table-cell>
              <table:table-cell office:value-type="float" office:value="19.9683807463221">
                <text:p>19.96838074632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.3382542328805">
                <text:p>16.3382542328805</text:p>
              </table:table-cell>
              <table:table-cell office:value-type="float" office:value="16.300329484992">
                <text:p>16.30032948499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6.531762328255">
                <text:p>56.531762328255</text:p>
              </table:table-cell>
              <table:table-cell office:value-type="float" office:value="46.3398204891307">
                <text:p>46.339820489130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6.0564999088924">
                <text:p>86.0564999088924</text:p>
              </table:table-cell>
              <table:table-cell office:value-type="float" office:value="84.1619668684981">
                <text:p>84.161966868498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1.0477550630333">
                <text:p>81.0477550630333</text:p>
              </table:table-cell>
              <table:table-cell office:value-type="float" office:value="15.796814230928">
                <text:p>15.7968142309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1.6207175446304">
                <text:p>21.6207175446304</text:p>
              </table:table-cell>
              <table:table-cell office:value-type="float" office:value="21.1276917741708">
                <text:p>21.127691774170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8.678389046533">
                <text:p>48.678389046533</text:p>
              </table:table-cell>
              <table:table-cell office:value-type="float" office:value="45.8062647313705">
                <text:p>45.80626473137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2.9952871590322">
                <text:p>32.9952871590322</text:p>
              </table:table-cell>
              <table:table-cell office:value-type="float" office:value="68.1084578486978">
                <text:p>68.10845784869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9.8319997239114">
                <text:p>69.8319997239114</text:p>
              </table:table-cell>
              <table:table-cell office:value-type="float" office:value="34.426235141492">
                <text:p>34.42623514149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7.006007966931">
                <text:p>27.006007966931</text:p>
              </table:table-cell>
              <table:table-cell office:value-type="float" office:value="68.2016109152875">
                <text:p>68.20161091528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4.9704995293432">
                <text:p>34.9704995293432</text:p>
              </table:table-cell>
              <table:table-cell office:value-type="float" office:value="76.4169735644557">
                <text:p>76.416973564455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.7220048534542">
                <text:p>18.7220048534542</text:p>
              </table:table-cell>
              <table:table-cell office:value-type="float" office:value="18.9638264115244">
                <text:p>18.96382641152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1.3872723980986">
                <text:p>91.3872723980986</text:p>
              </table:table-cell>
              <table:table-cell office:value-type="float" office:value="78.8546362336706">
                <text:p>78.85463623367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.3828618712988">
                <text:p>10.3828618712988</text:p>
              </table:table-cell>
              <table:table-cell office:value-type="float" office:value="10.1559954878148">
                <text:p>10.15599548781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2.263454544264">
                <text:p>32.263454544264</text:p>
              </table:table-cell>
              <table:table-cell office:value-type="float" office:value="84.8222847467324">
                <text:p>84.82228474673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7.9926342198138">
                <text:p>77.9926342198138</text:p>
              </table:table-cell>
              <table:table-cell office:value-type="float" office:value="32.763233589282">
                <text:p>32.76323358928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.3824051365792">
                <text:p>70.3824051365792</text:p>
              </table:table-cell>
              <table:table-cell office:value-type="float" office:value="23.5244285120275">
                <text:p>23.52442851202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4.1375789701975">
                <text:p>74.1375789701975</text:p>
              </table:table-cell>
              <table:table-cell office:value-type="float" office:value="31.7252659337096">
                <text:p>31.725265933709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2.6421362923121">
                <text:p>32.6421362923121</text:p>
              </table:table-cell>
              <table:table-cell office:value-type="float" office:value="68.2471474072039">
                <text:p>68.24714740720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7.7919465490236">
                <text:p>57.7919465490236</text:p>
              </table:table-cell>
              <table:table-cell office:value-type="float" office:value="56.0779453435271">
                <text:p>56.07794534352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5.7021847638477">
                <text:p>75.7021847638477</text:p>
              </table:table-cell>
              <table:table-cell office:value-type="float" office:value="24.7631548390956">
                <text:p>24.76315483909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9.5512884511948">
                <text:p>69.5512884511948</text:p>
              </table:table-cell>
              <table:table-cell office:value-type="float" office:value="33.6444710610258">
                <text:p>33.64447106102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.9184573932475">
                <text:p>17.9184573932475</text:p>
              </table:table-cell>
              <table:table-cell office:value-type="float" office:value="77.8944995510632">
                <text:p>77.89449955106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3.3474605040851">
                <text:p>33.3474605040851</text:p>
              </table:table-cell>
              <table:table-cell office:value-type="float" office:value="70.6443118846037">
                <text:p>70.644311884603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4.1317490845745">
                <text:p>34.1317490845745</text:p>
              </table:table-cell>
              <table:table-cell office:value-type="float" office:value="72.6876804017967">
                <text:p>72.687680401796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5.3245758707233">
                <text:p>85.3245758707233</text:p>
              </table:table-cell>
              <table:table-cell office:value-type="float" office:value="84.6332580280814">
                <text:p>84.63325802808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.4348405618808">
                <text:p>17.4348405618808</text:p>
              </table:table-cell>
              <table:table-cell office:value-type="float" office:value="74.1501457583225">
                <text:p>74.15014575832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6.5640347492809">
                <text:p>86.5640347492809</text:p>
              </table:table-cell>
              <table:table-cell office:value-type="float" office:value="83.619268577483">
                <text:p>83.61926857748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8.1091830860126">
                <text:p>58.1091830860126</text:p>
              </table:table-cell>
              <table:table-cell office:value-type="float" office:value="40.2026190799355">
                <text:p>40.20261907993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.74000680565992">
                <text:p>9.74000680565992</text:p>
              </table:table-cell>
              <table:table-cell office:value-type="float" office:value="10.4953491257523">
                <text:p>10.495349125752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0363128001608">
                <text:p>12.0363128001608</text:p>
              </table:table-cell>
              <table:table-cell office:value-type="float" office:value="11.8934383483142">
                <text:p>11.89343834831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4.4865140176417">
                <text:p>24.4865140176417</text:p>
              </table:table-cell>
              <table:table-cell office:value-type="float" office:value="70.7292685525574">
                <text:p>70.729268552557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.3970155947914">
                <text:p>16.3970155947914</text:p>
              </table:table-cell>
              <table:table-cell office:value-type="float" office:value="81.2540532424174">
                <text:p>81.25405324241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7.5068722521663">
                <text:p>87.5068722521663</text:p>
              </table:table-cell>
              <table:table-cell office:value-type="float" office:value="82.6583648776927">
                <text:p>82.65836487769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4.3980138050324">
                <text:p>84.3980138050324</text:p>
              </table:table-cell>
              <table:table-cell office:value-type="float" office:value="85.4696825553196">
                <text:p>85.469682555319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4.5311633689655">
                <text:p>34.5311633689655</text:p>
              </table:table-cell>
              <table:table-cell office:value-type="float" office:value="84.2474060828318">
                <text:p>84.24740608283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9.8095859215057">
                <text:p>49.8095859215057</text:p>
              </table:table-cell>
              <table:table-cell office:value-type="float" office:value="50.2150586501174">
                <text:p>50.215058650117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.9338089590053">
                <text:p>31.9338089590053</text:p>
              </table:table-cell>
              <table:table-cell office:value-type="float" office:value="68.1702387971795">
                <text:p>68.170238797179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2.2937146776546">
                <text:p>92.2937146776546</text:p>
              </table:table-cell>
              <table:table-cell office:value-type="float" office:value="78.9274554094399">
                <text:p>78.927455409439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5.1320779417014">
                <text:p>45.1320779417014</text:p>
              </table:table-cell>
              <table:table-cell office:value-type="float" office:value="41.0453078135288">
                <text:p>41.045307813528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3.6785495845712">
                <text:p>83.6785495845712</text:p>
              </table:table-cell>
              <table:table-cell office:value-type="float" office:value="86.9451531996764">
                <text:p>86.94515319967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1.6056639714943">
                <text:p>51.6056639714943</text:p>
              </table:table-cell>
              <table:table-cell office:value-type="float" office:value="51.625592315543">
                <text:p>51.62559231554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7.8543413518588">
                <text:p>87.8543413518588</text:p>
              </table:table-cell>
              <table:table-cell office:value-type="float" office:value="82.2536169654431">
                <text:p>82.25361696544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6.6086820453477">
                <text:p>46.6086820453477</text:p>
              </table:table-cell>
              <table:table-cell office:value-type="float" office:value="47.894219861505">
                <text:p>47.8942198615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5.6398972113766">
                <text:p>85.6398972113766</text:p>
              </table:table-cell>
              <table:table-cell office:value-type="float" office:value="83.9362282665434">
                <text:p>83.936228266543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5.1364317691848">
                <text:p>45.1364317691848</text:p>
              </table:table-cell>
              <table:table-cell office:value-type="float" office:value="50.5611776987382">
                <text:p>50.561177698738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7.893738597831">
                <text:p>27.893738597831</text:p>
              </table:table-cell>
              <table:table-cell office:value-type="float" office:value="65.6283469800209">
                <text:p>65.628346980020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4.567140891553">
                <text:p>84.567140891553</text:p>
              </table:table-cell>
              <table:table-cell office:value-type="float" office:value="84.9461718095722">
                <text:p>84.94617180957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5.5838139727775">
                <text:p>65.5838139727775</text:p>
              </table:table-cell>
              <table:table-cell office:value-type="float" office:value="28.9388628631908">
                <text:p>28.938862863190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5.2287189982299">
                <text:p>85.2287189982299</text:p>
              </table:table-cell>
              <table:table-cell office:value-type="float" office:value="84.4847642347334">
                <text:p>84.484764234733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6.7797971677585">
                <text:p>66.7797971677585</text:p>
              </table:table-cell>
              <table:table-cell office:value-type="float" office:value="19.651133313263">
                <text:p>19.6511333132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5.006917600582">
                <text:p>65.006917600582</text:p>
              </table:table-cell>
              <table:table-cell office:value-type="float" office:value="16.9214540446327">
                <text:p>16.92145404463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8.1534520138085">
                <text:p>88.1534520138085</text:p>
              </table:table-cell>
              <table:table-cell office:value-type="float" office:value="82.1476303779806">
                <text:p>82.147630377980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.1531437208111">
                <text:p>19.1531437208111</text:p>
              </table:table-cell>
              <table:table-cell office:value-type="float" office:value="77.7890015893803">
                <text:p>77.78900158938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1.1269376340984">
                <text:p>81.1269376340984</text:p>
              </table:table-cell>
              <table:table-cell office:value-type="float" office:value="88.8239587791913">
                <text:p>88.82395877919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6.6316151300821">
                <text:p>66.6316151300821</text:p>
              </table:table-cell>
              <table:table-cell office:value-type="float" office:value="26.0746278799151">
                <text:p>26.074627879915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4.240157153939">
                <text:p>54.240157153939</text:p>
              </table:table-cell>
              <table:table-cell office:value-type="float" office:value="55.9965743437256">
                <text:p>55.99657434372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2.0768190939629">
                <text:p>42.0768190939629</text:p>
              </table:table-cell>
              <table:table-cell office:value-type="float" office:value="57.4467503549602">
                <text:p>57.446750354960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.5515492576381">
                <text:p>15.5515492576381</text:p>
              </table:table-cell>
              <table:table-cell office:value-type="float" office:value="14.8040035156393">
                <text:p>14.804003515639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4.659499445048">
                <text:p>84.659499445048</text:p>
              </table:table-cell>
              <table:table-cell office:value-type="float" office:value="85.5864002806774">
                <text:p>85.586400280677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2.0732469264026">
                <text:p>82.0732469264026</text:p>
              </table:table-cell>
              <table:table-cell office:value-type="float" office:value="88.3364227934646">
                <text:p>88.336422793464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0.8606894136263">
                <text:p>90.8606894136263</text:p>
              </table:table-cell>
              <table:table-cell office:value-type="float" office:value="79.4699631240312">
                <text:p>79.46996312403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6.3341821587406">
                <text:p>86.3341821587406</text:p>
              </table:table-cell>
              <table:table-cell office:value-type="float" office:value="83.7267843352674">
                <text:p>83.72678433526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6.246798154214">
                <text:p>26.246798154214</text:p>
              </table:table-cell>
              <table:table-cell office:value-type="float" office:value="83.6015351538335">
                <text:p>83.60153515383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.2698785894291">
                <text:p>16.2698785894291</text:p>
              </table:table-cell>
              <table:table-cell office:value-type="float" office:value="74.9594287472848">
                <text:p>74.95942874728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6.2292261100296">
                <text:p>76.2292261100296</text:p>
              </table:table-cell>
              <table:table-cell office:value-type="float" office:value="16.2790833299367">
                <text:p>16.27908332993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4.3346042850817">
                <text:p>84.3346042850817</text:p>
              </table:table-cell>
              <table:table-cell office:value-type="float" office:value="85.9143237773859">
                <text:p>85.91432377738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5.69411549186">
                <text:p>65.69411549186</text:p>
              </table:table-cell>
              <table:table-cell office:value-type="float" office:value="20.3659185029787">
                <text:p>20.36591850297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.86726783632545">
                <text:p>9.86726783632545</text:p>
              </table:table-cell>
              <table:table-cell office:value-type="float" office:value="10.0959412644018">
                <text:p>10.095941264401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.4614920119494">
                <text:p>22.4614920119494</text:p>
              </table:table-cell>
              <table:table-cell office:value-type="float" office:value="22.7122781470432">
                <text:p>22.71227814704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6.9241909112257">
                <text:p>96.9241909112257</text:p>
              </table:table-cell>
              <table:table-cell office:value-type="float" office:value="74.4840623809304">
                <text:p>74.48406238093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4.7930684348469">
                <text:p>94.7930684348469</text:p>
              </table:table-cell>
              <table:table-cell office:value-type="float" office:value="76.236251208883">
                <text:p>76.23625120888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5.2220218834313">
                <text:p>45.2220218834313</text:p>
              </table:table-cell>
              <table:table-cell office:value-type="float" office:value="57.9285864361452">
                <text:p>57.92858643614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4.0491247836626">
                <text:p>44.0491247836626</text:p>
              </table:table-cell>
              <table:table-cell office:value-type="float" office:value="56.1190680278037">
                <text:p>56.11906802780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5.0536613933295">
                <text:p>85.0536613933295</text:p>
              </table:table-cell>
              <table:table-cell office:value-type="float" office:value="85.5463426282792">
                <text:p>85.546342628279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2.9402552345666">
                <text:p>42.9402552345666</text:p>
              </table:table-cell>
              <table:table-cell office:value-type="float" office:value="46.8102574331899">
                <text:p>46.81025743318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8.3673498488685">
                <text:p>68.3673498488685</text:p>
              </table:table-cell>
              <table:table-cell office:value-type="float" office:value="20.3056848513879">
                <text:p>20.305684851387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0.6145841369808">
                <text:p>90.6145841369808</text:p>
              </table:table-cell>
              <table:table-cell office:value-type="float" office:value="79.6693590405972">
                <text:p>79.66935904059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